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80000001F99839DF6.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áboa2" style:family="table">
      <style:table-properties style:width="16.986cm" table:align="left" fo:keep-with-next="auto"/>
    </style:style>
    <style:style style:name="Táboa2.A" style:family="table-column">
      <style:table-column-properties style:column-width="5.874cm"/>
    </style:style>
    <style:style style:name="Táboa2.B" style:family="table-column">
      <style:table-column-properties style:column-width="3.002cm"/>
    </style:style>
    <style:style style:name="Táboa2.C" style:family="table-column">
      <style:table-column-properties style:column-width="8.11cm"/>
    </style:style>
    <style:style style:name="Tábo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C1" style:family="table-cell">
      <style:table-cell-properties fo:background-color="#e6e6e6" fo:padding="0.097cm" fo:border="0.002cm solid #000000">
        <style:background-image/>
      </style:table-cell-properties>
    </style:style>
    <style:style style:name="Táboa2.A2" style:family="table-cell">
      <style:table-cell-properties fo:padding="0.097cm" fo:border-left="0.002cm solid #000000" fo:border-right="none" fo:border-top="none" fo:border-bottom="0.002cm solid #000000"/>
    </style:style>
    <style:style style:name="Táboa2.C2" style:family="table-cell">
      <style:table-cell-properties fo:padding="0.097cm" fo:border-left="0.002cm solid #000000" fo:border-right="0.002cm solid #000000" fo:border-top="none" fo:border-bottom="0.002cm solid #000000"/>
    </style:style>
    <style:style style:name="Táboa4" style:family="table">
      <style:table-properties style:width="17cm" table:align="margins" fo:keep-with-next="auto"/>
    </style:style>
    <style:style style:name="Táboa4.A" style:family="table-column">
      <style:table-column-properties style:column-width="1.598cm" style:rel-column-width="6162*"/>
    </style:style>
    <style:style style:name="Táboa4.B" style:family="table-column">
      <style:table-column-properties style:column-width="3.849cm" style:rel-column-width="14834*"/>
    </style:style>
    <style:style style:name="Táboa4.C" style:family="table-column">
      <style:table-column-properties style:column-width="1.921cm" style:rel-column-width="7406*"/>
    </style:style>
    <style:style style:name="Táboa4.D" style:family="table-column">
      <style:table-column-properties style:column-width="1.923cm" style:rel-column-width="7413*"/>
    </style:style>
    <style:style style:name="Táboa4.E" style:family="table-column">
      <style:table-column-properties style:column-width="3.842cm" style:rel-column-width="14813*"/>
    </style:style>
    <style:style style:name="Táboa4.F" style:family="table-column">
      <style:table-column-properties style:column-width="0.005cm" style:rel-column-width="22*"/>
    </style:style>
    <style:style style:name="Táboa4.G" style:family="table-column">
      <style:table-column-properties style:column-width="1.916cm" style:rel-column-width="7386*"/>
    </style:style>
    <style:style style:name="Táboa4.H" style:family="table-column">
      <style:table-column-properties style:column-width="1.946cm" style:rel-column-width="7499*"/>
    </style:style>
    <style:style style:name="Tábo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G1" style:family="table-cell">
      <style:table-cell-properties fo:background-color="#e6e6e6" fo:padding="0.097cm" fo:border="0.002cm solid #000000">
        <style:background-image/>
      </style:table-cell-properties>
    </style:style>
    <style:style style:name="Táboa4.A2" style:family="table-cell">
      <style:table-cell-properties fo:padding="0.097cm" fo:border-left="0.002cm solid #000000" fo:border-right="none" fo:border-top="none" fo:border-bottom="0.002cm solid #000000"/>
    </style:style>
    <style:style style:name="Táboa4.F2" style:family="table-cell">
      <style:table-cell-properties fo:padding="0.097cm" fo:border-left="0.002cm solid #000000" fo:border-right="0.002cm solid #000000" fo:border-top="none" fo:border-bottom="0.002cm solid #000000"/>
    </style:style>
    <style:style style:name="Táboa5" style:family="table">
      <style:table-properties style:width="16.986cm" table:align="left" fo:keep-with-next="auto"/>
    </style:style>
    <style:style style:name="Táboa5.A" style:family="table-column">
      <style:table-column-properties style:column-width="2.845cm"/>
    </style:style>
    <style:style style:name="Táboa5.B" style:family="table-column">
      <style:table-column-properties style:column-width="1.335cm"/>
    </style:style>
    <style:style style:name="Táboa5.C" style:family="table-column">
      <style:table-column-properties style:column-width="12.806cm"/>
    </style:style>
    <style:style style:name="Tábo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C1" style:family="table-cell">
      <style:table-cell-properties fo:background-color="#e6e6e6" fo:padding="0.097cm" fo:border="0.002cm solid #000000">
        <style:background-image/>
      </style:table-cell-properties>
    </style:style>
    <style:style style:name="Táboa5.A2" style:family="table-cell">
      <style:table-cell-properties fo:padding="0.097cm" fo:border-left="0.002cm solid #000000" fo:border-right="none" fo:border-top="none" fo:border-bottom="0.002cm solid #000000"/>
    </style:style>
    <style:style style:name="Táboa5.C2.1.1" style:family="table-cell">
      <style:table-cell-properties fo:padding="0.097cm" fo:border-left="0.002cm solid #000000" fo:border-right="0.002cm solid #000000" fo:border-top="none" fo:border-bottom="0.002cm solid #000000"/>
    </style:style>
    <style:style style:name="Táboa1" style:family="table">
      <style:table-properties style:width="16.988cm" fo:margin-left="0cm" fo:margin-right="0.011cm" table:align="margins" fo:keep-with-next="auto"/>
    </style:style>
    <style:style style:name="Táboa1.A" style:family="table-column">
      <style:table-column-properties style:column-width="2.845cm" style:rel-column-width="10976*"/>
    </style:style>
    <style:style style:name="Táboa1.B" style:family="table-column">
      <style:table-column-properties style:column-width="1.335cm" style:rel-column-width="5154*"/>
    </style:style>
    <style:style style:name="Táboa1.C" style:family="table-column">
      <style:table-column-properties style:column-width="12.808cm" style:rel-column-width="49405*"/>
    </style:style>
    <style:style style:name="Tábo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C1" style:family="table-cell">
      <style:table-cell-properties fo:background-color="#e6e6e6" fo:padding="0.097cm" fo:border="0.002cm solid #000000">
        <style:background-image/>
      </style:table-cell-properties>
    </style:style>
    <style:style style:name="Táboa1.A2" style:family="table-cell">
      <style:table-cell-properties fo:padding="0.097cm" fo:border-left="0.002cm solid #000000" fo:border-right="none" fo:border-top="none" fo:border-bottom="0.002cm solid #000000"/>
    </style:style>
    <style:style style:name="Táboa1.C2.1.1" style:family="table-cell">
      <style:table-cell-properties fo:padding="0.097cm" fo:border-left="0.002cm solid #000000" fo:border-right="0.002cm solid #000000" fo:border-top="none" fo:border-bottom="0.002cm solid #000000"/>
    </style:style>
    <style:style style:name="Táboa7" style:family="table">
      <style:table-properties style:width="16.986cm" table:align="left" fo:keep-with-next="auto"/>
    </style:style>
    <style:style style:name="Táboa7.A" style:family="table-column">
      <style:table-column-properties style:column-width="2.845cm"/>
    </style:style>
    <style:style style:name="Táboa7.B" style:family="table-column">
      <style:table-column-properties style:column-width="1.335cm"/>
    </style:style>
    <style:style style:name="Táboa7.C" style:family="table-column">
      <style:table-column-properties style:column-width="12.806cm"/>
    </style:style>
    <style:style style:name="Tábo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7.C1" style:family="table-cell">
      <style:table-cell-properties fo:background-color="#e6e6e6" fo:padding="0.097cm" fo:border="0.002cm solid #000000">
        <style:background-image/>
      </style:table-cell-properties>
    </style:style>
    <style:style style:name="Táboa7.A2" style:family="table-cell">
      <style:table-cell-properties fo:padding="0.097cm" fo:border-left="0.002cm solid #000000" fo:border-right="none" fo:border-top="none" fo:border-bottom="0.002cm solid #000000"/>
    </style:style>
    <style:style style:name="Táboa7.C2.1.1" style:family="table-cell">
      <style:table-cell-properties fo:padding="0.097cm" fo:border-left="0.002cm solid #000000" fo:border-right="0.002cm solid #000000" fo:border-top="none" fo:border-bottom="0.002cm solid #000000"/>
    </style:style>
    <style:style style:name="Táboa6" style:family="table">
      <style:table-properties style:width="16.986cm" table:align="left" fo:keep-with-next="auto"/>
    </style:style>
    <style:style style:name="Táboa6.A" style:family="table-column">
      <style:table-column-properties style:column-width="2.845cm"/>
    </style:style>
    <style:style style:name="Táboa6.B" style:family="table-column">
      <style:table-column-properties style:column-width="1.335cm"/>
    </style:style>
    <style:style style:name="Táboa6.C" style:family="table-column">
      <style:table-column-properties style:column-width="12.806cm"/>
    </style:style>
    <style:style style:name="Tábo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6.C1" style:family="table-cell">
      <style:table-cell-properties fo:background-color="#e6e6e6" fo:padding="0.097cm" fo:border="0.002cm solid #000000">
        <style:background-image/>
      </style:table-cell-properties>
    </style:style>
    <style:style style:name="Táboa6.A2" style:family="table-cell">
      <style:table-cell-properties fo:padding="0.097cm" fo:border-left="0.002cm solid #000000" fo:border-right="none" fo:border-top="none" fo:border-bottom="0.002cm solid #000000"/>
    </style:style>
    <style:style style:name="Táboa6.C2.1.1" style:family="table-cell">
      <style:table-cell-properties fo:padding="0.097cm" fo:border-left="0.002cm solid #000000" fo:border-right="0.002cm solid #000000" fo:border-top="none" fo:border-bottom="0.002cm solid #000000"/>
    </style:style>
    <style:style style:name="Táboa8" style:family="table">
      <style:table-properties style:width="16.986cm" table:align="left" fo:keep-with-next="auto"/>
    </style:style>
    <style:style style:name="Táboa8.A" style:family="table-column">
      <style:table-column-properties style:column-width="2.845cm"/>
    </style:style>
    <style:style style:name="Táboa8.B" style:family="table-column">
      <style:table-column-properties style:column-width="1.335cm"/>
    </style:style>
    <style:style style:name="Táboa8.C" style:family="table-column">
      <style:table-column-properties style:column-width="12.806cm"/>
    </style:style>
    <style:style style:name="Tábo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8.C1" style:family="table-cell">
      <style:table-cell-properties fo:background-color="#e6e6e6" fo:padding="0.097cm" fo:border="0.002cm solid #000000">
        <style:background-image/>
      </style:table-cell-properties>
    </style:style>
    <style:style style:name="Táboa8.A2" style:family="table-cell">
      <style:table-cell-properties fo:padding="0.097cm" fo:border-left="0.002cm solid #000000" fo:border-right="none" fo:border-top="none" fo:border-bottom="0.002cm solid #000000"/>
    </style:style>
    <style:style style:name="Táboa8.C2.1.1" style:family="table-cell">
      <style:table-cell-properties fo:padding="0.097cm" fo:border-left="0.002cm solid #000000" fo:border-right="0.002cm solid #000000" fo:border-top="none" fo:border-bottom="0.002cm solid #000000"/>
    </style:style>
    <style:style style:name="Táboa9" style:family="table">
      <style:table-properties style:width="16.986cm" table:align="left" fo:keep-with-next="auto"/>
    </style:style>
    <style:style style:name="Táboa9.A" style:family="table-column">
      <style:table-column-properties style:column-width="2.845cm"/>
    </style:style>
    <style:style style:name="Táboa9.B" style:family="table-column">
      <style:table-column-properties style:column-width="1.335cm"/>
    </style:style>
    <style:style style:name="Táboa9.C" style:family="table-column">
      <style:table-column-properties style:column-width="12.806cm"/>
    </style:style>
    <style:style style:name="Tábo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9.C1" style:family="table-cell">
      <style:table-cell-properties fo:background-color="#e6e6e6" fo:padding="0.097cm" fo:border="0.002cm solid #000000">
        <style:background-image/>
      </style:table-cell-properties>
    </style:style>
    <style:style style:name="Táboa9.A2" style:family="table-cell">
      <style:table-cell-properties fo:padding="0.097cm" fo:border-left="0.002cm solid #000000" fo:border-right="none" fo:border-top="none" fo:border-bottom="0.002cm solid #000000"/>
    </style:style>
    <style:style style:name="Táboa9.C2.1.1" style:family="table-cell">
      <style:table-cell-properties fo:padding="0.097cm" fo:border-left="0.002cm solid #000000" fo:border-right="0.002cm solid #000000" fo:border-top="none" fo:border-bottom="0.002cm solid #000000"/>
    </style:style>
    <style:style style:name="Táboa10" style:family="table">
      <style:table-properties style:width="16.986cm" table:align="left" fo:keep-with-next="auto"/>
    </style:style>
    <style:style style:name="Táboa10.A" style:family="table-column">
      <style:table-column-properties style:column-width="2.845cm"/>
    </style:style>
    <style:style style:name="Táboa10.B" style:family="table-column">
      <style:table-column-properties style:column-width="1.335cm"/>
    </style:style>
    <style:style style:name="Táboa10.C" style:family="table-column">
      <style:table-column-properties style:column-width="12.806cm"/>
    </style:style>
    <style:style style:name="Tábo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0.C1" style:family="table-cell">
      <style:table-cell-properties fo:background-color="#e6e6e6" fo:padding="0.097cm" fo:border="0.002cm solid #000000">
        <style:background-image/>
      </style:table-cell-properties>
    </style:style>
    <style:style style:name="Táboa10.A2" style:family="table-cell">
      <style:table-cell-properties fo:padding="0.097cm" fo:border-left="0.002cm solid #000000" fo:border-right="none" fo:border-top="none" fo:border-bottom="0.002cm solid #000000"/>
    </style:style>
    <style:style style:name="Táboa10.C2.1.1" style:family="table-cell">
      <style:table-cell-properties fo:padding="0.097cm" fo:border-left="0.002cm solid #000000" fo:border-right="0.002cm solid #000000" fo:border-top="none" fo:border-bottom="0.002cm solid #000000"/>
    </style:style>
    <style:style style:name="Táboa3" style:family="table">
      <style:table-properties style:width="16.999cm" table:align="margins" fo:keep-with-next="auto"/>
    </style:style>
    <style:style style:name="Táboa3.A" style:family="table-column">
      <style:table-column-properties style:column-width="6.112cm" style:rel-column-width="23565*"/>
    </style:style>
    <style:style style:name="Táboa3.B" style:family="table-column">
      <style:table-column-properties style:column-width="3.63cm" style:rel-column-width="13996*"/>
    </style:style>
    <style:style style:name="Táboa3.D" style:family="table-column">
      <style:table-column-properties style:column-width="3.625cm" style:rel-column-width="13978*"/>
    </style:style>
    <style:style style:name="Tábo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D1" style:family="table-cell">
      <style:table-cell-properties fo:background-color="#e6e6e6" fo:padding="0.097cm" fo:border="0.002cm solid #000000">
        <style:background-image/>
      </style:table-cell-properties>
    </style:style>
    <style:style style:name="Táboa3.A2" style:family="table-cell">
      <style:table-cell-properties fo:background-color="transparent" fo:padding="0.097cm" fo:border-left="0.002cm solid #000000" fo:border-right="none" fo:border-top="none" fo:border-bottom="0.002cm solid #000000">
        <style:background-image/>
      </style:table-cell-properties>
    </style:style>
    <style:style style:name="Táboa3.B2" style:family="table-cell">
      <style:table-cell-properties fo:padding="0.097cm" fo:border-left="0.002cm solid #000000" fo:border-right="none" fo:border-top="none" fo:border-bottom="0.002cm solid #000000"/>
    </style:style>
    <style:style style:name="Táboa3.D2" style:family="table-cell">
      <style:table-cell-properties fo:padding="0.097cm" fo:border-left="0.002cm solid #000000" fo:border-right="0.002cm solid #000000" fo:border-top="none" fo:border-bottom="0.002cm solid #000000"/>
    </style:style>
    <style:style style:name="Táboa37" style:family="table">
      <style:table-properties style:width="16.986cm" table:align="left" fo:keep-with-next="auto"/>
    </style:style>
    <style:style style:name="Táboa37.A" style:family="table-column">
      <style:table-column-properties style:column-width="5.999cm"/>
    </style:style>
    <style:style style:name="Táboa37.B" style:family="table-column">
      <style:table-column-properties style:column-width="10.987cm"/>
    </style:style>
    <style:style style:name="Táboa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7.B1" style:family="table-cell">
      <style:table-cell-properties fo:background-color="#e6e6e6" fo:padding="0.097cm" fo:border="0.002cm solid #000000">
        <style:background-image/>
      </style:table-cell-properties>
    </style:style>
    <style:style style:name="Táboa37.A2" style:family="table-cell">
      <style:table-cell-properties fo:padding="0.097cm" fo:border-left="0.002cm solid #000000" fo:border-right="none" fo:border-top="none" fo:border-bottom="0.002cm solid #000000"/>
    </style:style>
    <style:style style:name="Táboa37.B2" style:family="table-cell">
      <style:table-cell-properties fo:padding="0.097cm" fo:border-left="0.002cm solid #000000" fo:border-right="0.002cm solid #000000" fo:border-top="none" fo:border-bottom="0.002cm solid #000000"/>
    </style:style>
    <style:style style:name="Táboa36" style:family="table">
      <style:table-properties style:width="16.995cm" table:align="left" fo:keep-with-next="auto"/>
    </style:style>
    <style:style style:name="Táboa36.A" style:family="table-column">
      <style:table-column-properties style:column-width="5.149cm"/>
    </style:style>
    <style:style style:name="Táboa36.B" style:family="table-column">
      <style:table-column-properties style:column-width="5.921cm"/>
    </style:style>
    <style:style style:name="Táboa36.C" style:family="table-column">
      <style:table-column-properties style:column-width="5.925cm"/>
    </style:style>
    <style:style style:name="Táboa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6.C1" style:family="table-cell">
      <style:table-cell-properties fo:background-color="#e6e6e6" fo:padding="0.097cm" fo:border="0.002cm solid #000000">
        <style:background-image/>
      </style:table-cell-properties>
    </style:style>
    <style:style style:name="Táboa36.A2" style:family="table-cell">
      <style:table-cell-properties fo:padding="0.097cm" fo:border-left="0.002cm solid #000000" fo:border-right="none" fo:border-top="none" fo:border-bottom="0.002cm solid #000000"/>
    </style:style>
    <style:style style:name="Táboa36.C2" style:family="table-cell">
      <style:table-cell-properties fo:padding="0.097cm" fo:border-left="0.002cm solid #000000" fo:border-right="0.002cm solid #000000" fo:border-top="none" fo:border-bottom="0.002cm solid #000000"/>
    </style:style>
    <style:style style:name="Táboa11" style:family="table">
      <style:table-properties style:width="16.999cm" table:align="margins" fo:keep-with-next="auto"/>
    </style:style>
    <style:style style:name="Táboa11.A" style:family="table-column">
      <style:table-column-properties style:column-width="6.003cm" style:rel-column-width="23144*"/>
    </style:style>
    <style:style style:name="Táboa11.B" style:family="table-column">
      <style:table-column-properties style:column-width="10.996cm" style:rel-column-width="42391*"/>
    </style:style>
    <style:style style:name="Táboa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1.B1" style:family="table-cell">
      <style:table-cell-properties fo:background-color="#e6e6e6" fo:padding="0.097cm" fo:border="0.002cm solid #000000">
        <style:background-image/>
      </style:table-cell-properties>
    </style:style>
    <style:style style:name="Táboa11.A2" style:family="table-cell">
      <style:table-cell-properties fo:padding="0.097cm" fo:border-left="0.002cm solid #000000" fo:border-right="none" fo:border-top="none" fo:border-bottom="0.002cm solid #000000"/>
    </style:style>
    <style:style style:name="Táboa11.B2" style:family="table-cell">
      <style:table-cell-properties fo:padding="0.097cm" fo:border-left="0.002cm solid #000000" fo:border-right="0.002cm solid #000000" fo:border-top="none" fo:border-bottom="0.002cm solid #000000"/>
    </style:style>
    <style:style style:name="Táboa13" style:family="table">
      <style:table-properties style:width="16.999cm" table:align="margins" fo:keep-with-next="auto"/>
    </style:style>
    <style:style style:name="Táboa13.A" style:family="table-column">
      <style:table-column-properties style:column-width="6.003cm" style:rel-column-width="23144*"/>
    </style:style>
    <style:style style:name="Táboa13.B" style:family="table-column">
      <style:table-column-properties style:column-width="10.996cm" style:rel-column-width="42391*"/>
    </style:style>
    <style:style style:name="Táboa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3.B1" style:family="table-cell">
      <style:table-cell-properties fo:background-color="#e6e6e6" fo:padding="0.097cm" fo:border="0.002cm solid #000000">
        <style:background-image/>
      </style:table-cell-properties>
    </style:style>
    <style:style style:name="Táboa13.A2" style:family="table-cell">
      <style:table-cell-properties fo:padding="0.097cm" fo:border-left="0.002cm solid #000000" fo:border-right="none" fo:border-top="none" fo:border-bottom="0.002cm solid #000000"/>
    </style:style>
    <style:style style:name="Táboa13.B2" style:family="table-cell">
      <style:table-cell-properties fo:padding="0.097cm" fo:border-left="0.002cm solid #000000" fo:border-right="0.002cm solid #000000" fo:border-top="none" fo:border-bottom="0.002cm solid #000000"/>
    </style:style>
    <style:style style:name="Táboa13.A5" style:family="table-cell">
      <style:table-cell-properties fo:background-color="transparent" fo:padding="0.097cm" fo:border-left="0.002cm solid #000000" fo:border-right="none" fo:border-top="none" fo:border-bottom="0.002cm solid #000000">
        <style:background-image/>
      </style:table-cell-properties>
    </style:style>
    <style:style style:name="Táboa34" style:family="table">
      <style:table-properties style:width="16.999cm" table:align="margins" fo:keep-with-next="auto"/>
    </style:style>
    <style:style style:name="Táboa34.A" style:family="table-column">
      <style:table-column-properties style:column-width="6.003cm" style:rel-column-width="23144*"/>
    </style:style>
    <style:style style:name="Táboa34.B" style:family="table-column">
      <style:table-column-properties style:column-width="10.996cm" style:rel-column-width="42391*"/>
    </style:style>
    <style:style style:name="Táboa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4.B1" style:family="table-cell">
      <style:table-cell-properties fo:background-color="#e6e6e6" fo:padding="0.097cm" fo:border="0.002cm solid #000000">
        <style:background-image/>
      </style:table-cell-properties>
    </style:style>
    <style:style style:name="Táboa34.A2" style:family="table-cell">
      <style:table-cell-properties fo:padding="0.097cm" fo:border-left="0.002cm solid #000000" fo:border-right="none" fo:border-top="none" fo:border-bottom="0.002cm solid #000000"/>
    </style:style>
    <style:style style:name="Táboa34.B2" style:family="table-cell">
      <style:table-cell-properties fo:padding="0.097cm" fo:border-left="0.002cm solid #000000" fo:border-right="0.002cm solid #000000" fo:border-top="none" fo:border-bottom="0.002cm solid #000000"/>
    </style:style>
    <style:style style:name="Táboa51" style:family="table">
      <style:table-properties style:width="16.999cm" table:align="margins" fo:keep-with-next="auto"/>
    </style:style>
    <style:style style:name="Táboa51.A" style:family="table-column">
      <style:table-column-properties style:column-width="6.003cm" style:rel-column-width="23144*"/>
    </style:style>
    <style:style style:name="Táboa51.B" style:family="table-column">
      <style:table-column-properties style:column-width="10.996cm" style:rel-column-width="42391*"/>
    </style:style>
    <style:style style:name="Táboa5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1.B1" style:family="table-cell">
      <style:table-cell-properties fo:background-color="#e6e6e6" fo:padding="0.097cm" fo:border="0.002cm solid #000000">
        <style:background-image/>
      </style:table-cell-properties>
    </style:style>
    <style:style style:name="Táboa51.A2" style:family="table-cell">
      <style:table-cell-properties fo:padding="0.097cm" fo:border-left="0.002cm solid #000000" fo:border-right="none" fo:border-top="none" fo:border-bottom="0.002cm solid #000000"/>
    </style:style>
    <style:style style:name="Táboa51.B2" style:family="table-cell">
      <style:table-cell-properties fo:padding="0.097cm" fo:border-left="0.002cm solid #000000" fo:border-right="0.002cm solid #000000" fo:border-top="none" fo:border-bottom="0.002cm solid #000000"/>
    </style:style>
    <style:style style:name="Táboa38" style:family="table">
      <style:table-properties style:width="16.999cm" table:align="margins" fo:keep-with-next="auto"/>
    </style:style>
    <style:style style:name="Táboa38.A" style:family="table-column">
      <style:table-column-properties style:column-width="6.003cm" style:rel-column-width="23144*"/>
    </style:style>
    <style:style style:name="Táboa38.B" style:family="table-column">
      <style:table-column-properties style:column-width="10.996cm" style:rel-column-width="42391*"/>
    </style:style>
    <style:style style:name="Táboa3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8.B1" style:family="table-cell">
      <style:table-cell-properties fo:background-color="#e6e6e6" fo:padding="0.097cm" fo:border="0.002cm solid #000000">
        <style:background-image/>
      </style:table-cell-properties>
    </style:style>
    <style:style style:name="Táboa38.A2" style:family="table-cell">
      <style:table-cell-properties fo:padding="0.097cm" fo:border-left="0.002cm solid #000000" fo:border-right="none" fo:border-top="none" fo:border-bottom="0.002cm solid #000000"/>
    </style:style>
    <style:style style:name="Táboa38.B2" style:family="table-cell">
      <style:table-cell-properties fo:padding="0.097cm" fo:border-left="0.002cm solid #000000" fo:border-right="0.002cm solid #000000" fo:border-top="none" fo:border-bottom="0.002cm solid #000000"/>
    </style:style>
    <style:style style:name="Táboa39" style:family="table">
      <style:table-properties style:width="16.999cm" table:align="margins" fo:keep-with-next="auto"/>
    </style:style>
    <style:style style:name="Táboa39.A" style:family="table-column">
      <style:table-column-properties style:column-width="6.003cm" style:rel-column-width="23144*"/>
    </style:style>
    <style:style style:name="Táboa39.B" style:family="table-column">
      <style:table-column-properties style:column-width="10.996cm" style:rel-column-width="42391*"/>
    </style:style>
    <style:style style:name="Táboa3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9.B1" style:family="table-cell">
      <style:table-cell-properties fo:background-color="#e6e6e6" fo:padding="0.097cm" fo:border="0.002cm solid #000000">
        <style:background-image/>
      </style:table-cell-properties>
    </style:style>
    <style:style style:name="Táboa39.A2" style:family="table-cell">
      <style:table-cell-properties fo:padding="0.097cm" fo:border-left="0.002cm solid #000000" fo:border-right="none" fo:border-top="none" fo:border-bottom="0.002cm solid #000000"/>
    </style:style>
    <style:style style:name="Táboa39.B2" style:family="table-cell">
      <style:table-cell-properties fo:padding="0.097cm" fo:border-left="0.002cm solid #000000" fo:border-right="0.002cm solid #000000" fo:border-top="none" fo:border-bottom="0.002cm solid #000000"/>
    </style:style>
    <style:style style:name="Táboa41" style:family="table">
      <style:table-properties style:width="16.999cm" table:align="margins" fo:keep-with-next="auto"/>
    </style:style>
    <style:style style:name="Táboa41.A" style:family="table-column">
      <style:table-column-properties style:column-width="6.003cm" style:rel-column-width="23144*"/>
    </style:style>
    <style:style style:name="Táboa41.B" style:family="table-column">
      <style:table-column-properties style:column-width="10.996cm" style:rel-column-width="42391*"/>
    </style:style>
    <style:style style:name="Táboa4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1.B1" style:family="table-cell">
      <style:table-cell-properties fo:background-color="#e6e6e6" fo:padding="0.097cm" fo:border="0.002cm solid #000000">
        <style:background-image/>
      </style:table-cell-properties>
    </style:style>
    <style:style style:name="Táboa41.A2" style:family="table-cell">
      <style:table-cell-properties fo:padding="0.097cm" fo:border-left="0.002cm solid #000000" fo:border-right="none" fo:border-top="none" fo:border-bottom="0.002cm solid #000000"/>
    </style:style>
    <style:style style:name="Táboa41.B2" style:family="table-cell">
      <style:table-cell-properties fo:padding="0.097cm" fo:border-left="0.002cm solid #000000" fo:border-right="0.002cm solid #000000" fo:border-top="none" fo:border-bottom="0.002cm solid #000000"/>
    </style:style>
    <style:style style:name="Táboa42" style:family="table">
      <style:table-properties style:width="16.999cm" table:align="margins" fo:keep-with-next="auto"/>
    </style:style>
    <style:style style:name="Táboa42.A" style:family="table-column">
      <style:table-column-properties style:column-width="6.003cm" style:rel-column-width="23144*"/>
    </style:style>
    <style:style style:name="Táboa42.B" style:family="table-column">
      <style:table-column-properties style:column-width="10.996cm" style:rel-column-width="42391*"/>
    </style:style>
    <style:style style:name="Táboa4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2.B1" style:family="table-cell">
      <style:table-cell-properties fo:background-color="#e6e6e6" fo:padding="0.097cm" fo:border="0.002cm solid #000000">
        <style:background-image/>
      </style:table-cell-properties>
    </style:style>
    <style:style style:name="Táboa42.A2" style:family="table-cell">
      <style:table-cell-properties fo:padding="0.097cm" fo:border-left="0.002cm solid #000000" fo:border-right="none" fo:border-top="none" fo:border-bottom="0.002cm solid #000000"/>
    </style:style>
    <style:style style:name="Táboa42.B2" style:family="table-cell">
      <style:table-cell-properties fo:padding="0.097cm" fo:border-left="0.002cm solid #000000" fo:border-right="0.002cm solid #000000" fo:border-top="none" fo:border-bottom="0.002cm solid #000000"/>
    </style:style>
    <style:style style:name="Táboa40" style:family="table">
      <style:table-properties style:width="16.999cm" table:align="margins" fo:keep-with-next="auto"/>
    </style:style>
    <style:style style:name="Táboa40.A" style:family="table-column">
      <style:table-column-properties style:column-width="6.003cm" style:rel-column-width="23144*"/>
    </style:style>
    <style:style style:name="Táboa40.B" style:family="table-column">
      <style:table-column-properties style:column-width="10.996cm" style:rel-column-width="42391*"/>
    </style:style>
    <style:style style:name="Táboa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0.B1" style:family="table-cell">
      <style:table-cell-properties fo:background-color="#e6e6e6" fo:padding="0.097cm" fo:border="0.002cm solid #000000">
        <style:background-image/>
      </style:table-cell-properties>
    </style:style>
    <style:style style:name="Táboa40.A2" style:family="table-cell">
      <style:table-cell-properties fo:padding="0.097cm" fo:border-left="0.002cm solid #000000" fo:border-right="none" fo:border-top="none" fo:border-bottom="0.002cm solid #000000"/>
    </style:style>
    <style:style style:name="Táboa40.B2" style:family="table-cell">
      <style:table-cell-properties fo:padding="0.097cm" fo:border-left="0.002cm solid #000000" fo:border-right="0.002cm solid #000000" fo:border-top="none" fo:border-bottom="0.002cm solid #000000"/>
    </style:style>
    <style:style style:name="Táboa35" style:family="table">
      <style:table-properties style:width="16.999cm" table:align="margins" fo:keep-with-next="auto"/>
    </style:style>
    <style:style style:name="Táboa35.A" style:family="table-column">
      <style:table-column-properties style:column-width="6.003cm" style:rel-column-width="23144*"/>
    </style:style>
    <style:style style:name="Táboa35.B" style:family="table-column">
      <style:table-column-properties style:column-width="10.996cm" style:rel-column-width="42391*"/>
    </style:style>
    <style:style style:name="Táboa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5.B1" style:family="table-cell">
      <style:table-cell-properties fo:background-color="#e6e6e6" fo:padding="0.097cm" fo:border="0.002cm solid #000000">
        <style:background-image/>
      </style:table-cell-properties>
    </style:style>
    <style:style style:name="Táboa35.A2" style:family="table-cell">
      <style:table-cell-properties fo:padding="0.097cm" fo:border-left="0.002cm solid #000000" fo:border-right="none" fo:border-top="none" fo:border-bottom="0.002cm solid #000000"/>
    </style:style>
    <style:style style:name="Táboa35.B2" style:family="table-cell">
      <style:table-cell-properties fo:padding="0.097cm" fo:border-left="0.002cm solid #000000" fo:border-right="0.002cm solid #000000" fo:border-top="none" fo:border-bottom="0.002cm solid #000000"/>
    </style:style>
    <style:style style:name="Táboa44" style:family="table">
      <style:table-properties style:width="16.999cm" table:align="margins" fo:keep-with-next="auto"/>
    </style:style>
    <style:style style:name="Táboa44.A" style:family="table-column">
      <style:table-column-properties style:column-width="6.003cm" style:rel-column-width="23144*"/>
    </style:style>
    <style:style style:name="Táboa44.B" style:family="table-column">
      <style:table-column-properties style:column-width="10.996cm" style:rel-column-width="42391*"/>
    </style:style>
    <style:style style:name="Táboa4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4.B1" style:family="table-cell">
      <style:table-cell-properties fo:background-color="#e6e6e6" fo:padding="0.097cm" fo:border="0.002cm solid #000000">
        <style:background-image/>
      </style:table-cell-properties>
    </style:style>
    <style:style style:name="Táboa44.A2" style:family="table-cell">
      <style:table-cell-properties fo:padding="0.097cm" fo:border-left="0.002cm solid #000000" fo:border-right="none" fo:border-top="none" fo:border-bottom="0.002cm solid #000000"/>
    </style:style>
    <style:style style:name="Táboa44.B2" style:family="table-cell">
      <style:table-cell-properties fo:padding="0.097cm" fo:border-left="0.002cm solid #000000" fo:border-right="0.002cm solid #000000" fo:border-top="none" fo:border-bottom="0.002cm solid #000000"/>
    </style:style>
    <style:style style:name="Táboa45" style:family="table">
      <style:table-properties style:width="16.999cm" table:align="margins" fo:keep-with-next="auto"/>
    </style:style>
    <style:style style:name="Táboa45.A" style:family="table-column">
      <style:table-column-properties style:column-width="6.003cm" style:rel-column-width="23144*"/>
    </style:style>
    <style:style style:name="Táboa45.B" style:family="table-column">
      <style:table-column-properties style:column-width="10.996cm" style:rel-column-width="42391*"/>
    </style:style>
    <style:style style:name="Táboa4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5.B1" style:family="table-cell">
      <style:table-cell-properties fo:background-color="#e6e6e6" fo:padding="0.097cm" fo:border="0.002cm solid #000000">
        <style:background-image/>
      </style:table-cell-properties>
    </style:style>
    <style:style style:name="Táboa45.A2" style:family="table-cell">
      <style:table-cell-properties fo:padding="0.097cm" fo:border-left="0.002cm solid #000000" fo:border-right="none" fo:border-top="none" fo:border-bottom="0.002cm solid #000000"/>
    </style:style>
    <style:style style:name="Táboa45.B2" style:family="table-cell">
      <style:table-cell-properties fo:padding="0.097cm" fo:border-left="0.002cm solid #000000" fo:border-right="0.002cm solid #000000" fo:border-top="none" fo:border-bottom="0.002cm solid #000000"/>
    </style:style>
    <style:style style:name="Táboa46" style:family="table">
      <style:table-properties style:width="16.999cm" table:align="margins" fo:keep-with-next="auto"/>
    </style:style>
    <style:style style:name="Táboa46.A" style:family="table-column">
      <style:table-column-properties style:column-width="6.003cm" style:rel-column-width="23144*"/>
    </style:style>
    <style:style style:name="Táboa46.B" style:family="table-column">
      <style:table-column-properties style:column-width="10.996cm" style:rel-column-width="42391*"/>
    </style:style>
    <style:style style:name="Táboa4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6.B1" style:family="table-cell">
      <style:table-cell-properties fo:background-color="#e6e6e6" fo:padding="0.097cm" fo:border="0.002cm solid #000000">
        <style:background-image/>
      </style:table-cell-properties>
    </style:style>
    <style:style style:name="Táboa46.A2" style:family="table-cell">
      <style:table-cell-properties fo:padding="0.097cm" fo:border-left="0.002cm solid #000000" fo:border-right="none" fo:border-top="none" fo:border-bottom="0.002cm solid #000000"/>
    </style:style>
    <style:style style:name="Táboa46.B2" style:family="table-cell">
      <style:table-cell-properties fo:padding="0.097cm" fo:border-left="0.002cm solid #000000" fo:border-right="0.002cm solid #000000" fo:border-top="none" fo:border-bottom="0.002cm solid #000000"/>
    </style:style>
    <style:style style:name="Táboa47" style:family="table">
      <style:table-properties style:width="16.999cm" table:align="margins" fo:keep-with-next="auto"/>
    </style:style>
    <style:style style:name="Táboa47.A" style:family="table-column">
      <style:table-column-properties style:column-width="6.003cm" style:rel-column-width="23144*"/>
    </style:style>
    <style:style style:name="Táboa47.B" style:family="table-column">
      <style:table-column-properties style:column-width="10.996cm" style:rel-column-width="42391*"/>
    </style:style>
    <style:style style:name="Táboa4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7.B1" style:family="table-cell">
      <style:table-cell-properties fo:background-color="#e6e6e6" fo:padding="0.097cm" fo:border="0.002cm solid #000000">
        <style:background-image/>
      </style:table-cell-properties>
    </style:style>
    <style:style style:name="Táboa47.A2" style:family="table-cell">
      <style:table-cell-properties fo:padding="0.097cm" fo:border-left="0.002cm solid #000000" fo:border-right="none" fo:border-top="none" fo:border-bottom="0.002cm solid #000000"/>
    </style:style>
    <style:style style:name="Táboa47.B2" style:family="table-cell">
      <style:table-cell-properties fo:padding="0.097cm" fo:border-left="0.002cm solid #000000" fo:border-right="0.002cm solid #000000" fo:border-top="none" fo:border-bottom="0.002cm solid #000000"/>
    </style:style>
    <style:style style:name="Táboa12" style:family="table">
      <style:table-properties style:width="16.999cm" table:align="margins" fo:keep-with-next="auto"/>
    </style:style>
    <style:style style:name="Táboa12.A" style:family="table-column">
      <style:table-column-properties style:column-width="6.003cm" style:rel-column-width="23144*"/>
    </style:style>
    <style:style style:name="Táboa12.B" style:family="table-column">
      <style:table-column-properties style:column-width="10.996cm" style:rel-column-width="42391*"/>
    </style:style>
    <style:style style:name="Tábo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2.B1" style:family="table-cell">
      <style:table-cell-properties fo:background-color="#e6e6e6" fo:padding="0.097cm" fo:border="0.002cm solid #000000">
        <style:background-image/>
      </style:table-cell-properties>
    </style:style>
    <style:style style:name="Táboa12.A2" style:family="table-cell">
      <style:table-cell-properties fo:padding="0.097cm" fo:border-left="0.002cm solid #000000" fo:border-right="none" fo:border-top="none" fo:border-bottom="0.002cm solid #000000"/>
    </style:style>
    <style:style style:name="Táboa12.B2" style:family="table-cell">
      <style:table-cell-properties fo:padding="0.097cm" fo:border-left="0.002cm solid #000000" fo:border-right="0.002cm solid #000000" fo:border-top="none" fo:border-bottom="0.002cm solid #000000"/>
    </style:style>
    <style:style style:name="Táboa43" style:family="table">
      <style:table-properties style:width="16.999cm" table:align="margins" fo:keep-with-next="auto"/>
    </style:style>
    <style:style style:name="Táboa43.A" style:family="table-column">
      <style:table-column-properties style:column-width="6.003cm" style:rel-column-width="23144*"/>
    </style:style>
    <style:style style:name="Táboa43.B" style:family="table-column">
      <style:table-column-properties style:column-width="10.996cm" style:rel-column-width="42391*"/>
    </style:style>
    <style:style style:name="Táboa4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3.B1" style:family="table-cell">
      <style:table-cell-properties fo:background-color="#e6e6e6" fo:padding="0.097cm" fo:border="0.002cm solid #000000">
        <style:background-image/>
      </style:table-cell-properties>
    </style:style>
    <style:style style:name="Táboa43.A2" style:family="table-cell">
      <style:table-cell-properties fo:padding="0.097cm" fo:border-left="0.002cm solid #000000" fo:border-right="none" fo:border-top="none" fo:border-bottom="0.002cm solid #000000"/>
    </style:style>
    <style:style style:name="Táboa43.B2" style:family="table-cell">
      <style:table-cell-properties fo:padding="0.097cm" fo:border-left="0.002cm solid #000000" fo:border-right="0.002cm solid #000000" fo:border-top="none" fo:border-bottom="0.002cm solid #000000"/>
    </style:style>
    <style:style style:name="Táboa48" style:family="table">
      <style:table-properties style:width="16.999cm" table:align="margins" fo:keep-with-next="auto"/>
    </style:style>
    <style:style style:name="Táboa48.A" style:family="table-column">
      <style:table-column-properties style:column-width="6.003cm" style:rel-column-width="23144*"/>
    </style:style>
    <style:style style:name="Táboa48.B" style:family="table-column">
      <style:table-column-properties style:column-width="10.996cm" style:rel-column-width="42391*"/>
    </style:style>
    <style:style style:name="Táboa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8.B1" style:family="table-cell">
      <style:table-cell-properties fo:background-color="#e6e6e6" fo:padding="0.097cm" fo:border="0.002cm solid #000000">
        <style:background-image/>
      </style:table-cell-properties>
    </style:style>
    <style:style style:name="Táboa48.A2" style:family="table-cell">
      <style:table-cell-properties fo:padding="0.097cm" fo:border-left="0.002cm solid #000000" fo:border-right="none" fo:border-top="none" fo:border-bottom="0.002cm solid #000000"/>
    </style:style>
    <style:style style:name="Táboa48.B2" style:family="table-cell">
      <style:table-cell-properties fo:padding="0.097cm" fo:border-left="0.002cm solid #000000" fo:border-right="0.002cm solid #000000" fo:border-top="none" fo:border-bottom="0.002cm solid #000000"/>
    </style:style>
    <style:style style:name="Táboa14" style:family="table">
      <style:table-properties style:width="16.986cm" table:align="left" fo:keep-with-next="auto"/>
    </style:style>
    <style:style style:name="Táboa14.A" style:family="table-column">
      <style:table-column-properties style:column-width="5.999cm"/>
    </style:style>
    <style:style style:name="Táboa14.B" style:family="table-column">
      <style:table-column-properties style:column-width="10.987cm"/>
    </style:style>
    <style:style style:name="Tábo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4.B1" style:family="table-cell">
      <style:table-cell-properties fo:background-color="#e6e6e6" fo:padding="0.097cm" fo:border="0.002cm solid #000000">
        <style:background-image/>
      </style:table-cell-properties>
    </style:style>
    <style:style style:name="Táboa14.A2" style:family="table-cell">
      <style:table-cell-properties fo:padding="0.097cm" fo:border-left="0.002cm solid #000000" fo:border-right="none" fo:border-top="none" fo:border-bottom="0.002cm solid #000000"/>
    </style:style>
    <style:style style:name="Táboa14.B2" style:family="table-cell">
      <style:table-cell-properties fo:padding="0.097cm" fo:border-left="0.002cm solid #000000" fo:border-right="0.002cm solid #000000" fo:border-top="none" fo:border-bottom="0.002cm solid #000000"/>
    </style:style>
    <style:style style:name="Táboa52" style:family="table">
      <style:table-properties style:width="16.986cm" table:align="left" fo:keep-with-next="auto"/>
    </style:style>
    <style:style style:name="Táboa52.A" style:family="table-column">
      <style:table-column-properties style:column-width="5.999cm"/>
    </style:style>
    <style:style style:name="Táboa52.B" style:family="table-column">
      <style:table-column-properties style:column-width="10.987cm"/>
    </style:style>
    <style:style style:name="Táboa5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2.B1" style:family="table-cell">
      <style:table-cell-properties fo:background-color="#e6e6e6" fo:padding="0.097cm" fo:border="0.002cm solid #000000">
        <style:background-image/>
      </style:table-cell-properties>
    </style:style>
    <style:style style:name="Táboa52.A2" style:family="table-cell">
      <style:table-cell-properties fo:padding="0.097cm" fo:border-left="0.002cm solid #000000" fo:border-right="none" fo:border-top="none" fo:border-bottom="0.002cm solid #000000"/>
    </style:style>
    <style:style style:name="Táboa52.B2" style:family="table-cell">
      <style:table-cell-properties fo:padding="0.097cm" fo:border-left="0.002cm solid #000000" fo:border-right="0.002cm solid #000000" fo:border-top="none" fo:border-bottom="0.002cm solid #000000"/>
    </style:style>
    <style:style style:name="Táboa49" style:family="table">
      <style:table-properties style:width="16.999cm" table:align="margins" fo:keep-with-next="auto"/>
    </style:style>
    <style:style style:name="Táboa49.A" style:family="table-column">
      <style:table-column-properties style:column-width="5.999cm" style:rel-column-width="23130*"/>
    </style:style>
    <style:style style:name="Táboa49.B" style:family="table-column">
      <style:table-column-properties style:column-width="11cm" style:rel-column-width="42405*"/>
    </style:style>
    <style:style style:name="Táboa4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9.B1" style:family="table-cell">
      <style:table-cell-properties fo:background-color="#e6e6e6" fo:padding="0.097cm" fo:border="0.002cm solid #000000">
        <style:background-image/>
      </style:table-cell-properties>
    </style:style>
    <style:style style:name="Táboa49.A2" style:family="table-cell">
      <style:table-cell-properties fo:padding="0.097cm" fo:border-left="0.002cm solid #000000" fo:border-right="none" fo:border-top="none" fo:border-bottom="0.002cm solid #000000"/>
    </style:style>
    <style:style style:name="Táboa49.B2" style:family="table-cell">
      <style:table-cell-properties fo:padding="0.097cm" fo:border-left="0.002cm solid #000000" fo:border-right="0.002cm solid #000000" fo:border-top="none" fo:border-bottom="0.002cm solid #000000"/>
    </style:style>
    <style:style style:name="Táboa50" style:family="table">
      <style:table-properties style:width="16.986cm" table:align="left" fo:keep-with-next="auto"/>
    </style:style>
    <style:style style:name="Táboa50.A" style:family="table-column">
      <style:table-column-properties style:column-width="5.999cm"/>
    </style:style>
    <style:style style:name="Táboa50.B" style:family="table-column">
      <style:table-column-properties style:column-width="10.987cm"/>
    </style:style>
    <style:style style:name="Táboa5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0.B1" style:family="table-cell">
      <style:table-cell-properties fo:background-color="#e6e6e6" fo:padding="0.097cm" fo:border="0.002cm solid #000000">
        <style:background-image/>
      </style:table-cell-properties>
    </style:style>
    <style:style style:name="Táboa50.A2" style:family="table-cell">
      <style:table-cell-properties fo:padding="0.097cm" fo:border-left="0.002cm solid #000000" fo:border-right="none" fo:border-top="none" fo:border-bottom="0.002cm solid #000000"/>
    </style:style>
    <style:style style:name="Táboa50.B2" style:family="table-cell">
      <style:table-cell-properties fo:padding="0.097cm" fo:border-left="0.002cm solid #000000" fo:border-right="0.002cm solid #000000" fo:border-top="none" fo:border-bottom="0.002cm solid #000000"/>
    </style:style>
    <style:style style:name="Táboa18" style:family="table">
      <style:table-properties style:width="16.999cm" table:align="margins" fo:keep-with-next="auto"/>
    </style:style>
    <style:style style:name="Táboa18.A" style:family="table-column">
      <style:table-column-properties style:column-width="6.001cm" style:rel-column-width="23132*"/>
    </style:style>
    <style:style style:name="Táboa18.B" style:family="table-column">
      <style:table-column-properties style:column-width="10.998cm" style:rel-column-width="42403*"/>
    </style:style>
    <style:style style:name="Tábo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8.B1" style:family="table-cell">
      <style:table-cell-properties fo:background-color="#e6e6e6" fo:padding="0.097cm" fo:border="0.002cm solid #000000">
        <style:background-image/>
      </style:table-cell-properties>
    </style:style>
    <style:style style:name="Táboa18.A2" style:family="table-cell">
      <style:table-cell-properties fo:padding="0.097cm" fo:border-left="0.002cm solid #000000" fo:border-right="none" fo:border-top="none" fo:border-bottom="0.002cm solid #000000"/>
    </style:style>
    <style:style style:name="Táboa18.B2" style:family="table-cell">
      <style:table-cell-properties fo:padding="0.097cm" fo:border-left="0.002cm solid #000000" fo:border-right="0.002cm solid #000000" fo:border-top="none" fo:border-bottom="0.002cm solid #000000"/>
    </style:style>
    <style:style style:name="Táboa17" style:family="table">
      <style:table-properties style:width="16.986cm" table:align="left" fo:keep-with-next="auto"/>
    </style:style>
    <style:style style:name="Táboa17.A" style:family="table-column">
      <style:table-column-properties style:column-width="5.999cm"/>
    </style:style>
    <style:style style:name="Táboa17.B" style:family="table-column">
      <style:table-column-properties style:column-width="10.987cm"/>
    </style:style>
    <style:style style:name="Tábo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7.B1" style:family="table-cell">
      <style:table-cell-properties fo:background-color="#e6e6e6" fo:padding="0.097cm" fo:border="0.002cm solid #000000">
        <style:background-image/>
      </style:table-cell-properties>
    </style:style>
    <style:style style:name="Táboa17.A2" style:family="table-cell">
      <style:table-cell-properties fo:padding="0.097cm" fo:border-left="0.002cm solid #000000" fo:border-right="none" fo:border-top="none" fo:border-bottom="0.002cm solid #000000"/>
    </style:style>
    <style:style style:name="Táboa17.B2" style:family="table-cell">
      <style:table-cell-properties fo:padding="0.097cm" fo:border-left="0.002cm solid #000000" fo:border-right="0.002cm solid #000000" fo:border-top="none" fo:border-bottom="0.002cm solid #000000"/>
    </style:style>
    <style:style style:name="Táboa33" style:family="table">
      <style:table-properties style:width="16.986cm" table:align="left" fo:keep-with-next="auto"/>
    </style:style>
    <style:style style:name="Táboa33.A" style:family="table-column">
      <style:table-column-properties style:column-width="5.999cm"/>
    </style:style>
    <style:style style:name="Táboa33.B" style:family="table-column">
      <style:table-column-properties style:column-width="10.987cm"/>
    </style:style>
    <style:style style:name="Táboa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3.B1" style:family="table-cell">
      <style:table-cell-properties fo:background-color="#e6e6e6" fo:padding="0.097cm" fo:border="0.002cm solid #000000">
        <style:background-image/>
      </style:table-cell-properties>
    </style:style>
    <style:style style:name="Táboa33.A2" style:family="table-cell">
      <style:table-cell-properties fo:padding="0.097cm" fo:border-left="0.002cm solid #000000" fo:border-right="none" fo:border-top="none" fo:border-bottom="0.002cm solid #000000"/>
    </style:style>
    <style:style style:name="Táboa33.B2" style:family="table-cell">
      <style:table-cell-properties fo:padding="0.097cm" fo:border-left="0.002cm solid #000000" fo:border-right="0.002cm solid #000000" fo:border-top="none" fo:border-bottom="0.002cm solid #000000"/>
    </style:style>
    <style:style style:name="Táboa20" style:family="table">
      <style:table-properties style:width="16.999cm" table:align="margins" fo:keep-with-next="auto"/>
    </style:style>
    <style:style style:name="Táboa20.A" style:family="table-column">
      <style:table-column-properties style:column-width="5.999cm" style:rel-column-width="23130*"/>
    </style:style>
    <style:style style:name="Táboa20.B" style:family="table-column">
      <style:table-column-properties style:column-width="11cm" style:rel-column-width="42405*"/>
    </style:style>
    <style:style style:name="Tábo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0.B1" style:family="table-cell">
      <style:table-cell-properties fo:background-color="#e6e6e6" fo:padding="0.097cm" fo:border="0.002cm solid #000000">
        <style:background-image/>
      </style:table-cell-properties>
    </style:style>
    <style:style style:name="Táboa20.A2" style:family="table-cell">
      <style:table-cell-properties fo:padding="0.097cm" fo:border-left="0.002cm solid #000000" fo:border-right="none" fo:border-top="none" fo:border-bottom="0.002cm solid #000000"/>
    </style:style>
    <style:style style:name="Táboa20.B2" style:family="table-cell">
      <style:table-cell-properties fo:padding="0.097cm" fo:border-left="0.002cm solid #000000" fo:border-right="0.002cm solid #000000" fo:border-top="none" fo:border-bottom="0.002cm solid #000000"/>
    </style:style>
    <style:style style:name="Táboa21" style:family="table">
      <style:table-properties style:width="16.999cm" fo:margin-left="0cm" fo:margin-right="0cm" table:align="margins" fo:keep-with-next="auto"/>
    </style:style>
    <style:style style:name="Táboa21.A" style:family="table-column">
      <style:table-column-properties style:column-width="6.001cm" style:rel-column-width="23132*"/>
    </style:style>
    <style:style style:name="Táboa21.B" style:family="table-column">
      <style:table-column-properties style:column-width="10.998cm" style:rel-column-width="42403*"/>
    </style:style>
    <style:style style:name="Táboa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1.B1" style:family="table-cell">
      <style:table-cell-properties fo:background-color="#e6e6e6" fo:padding="0.097cm" fo:border="0.002cm solid #000000">
        <style:background-image/>
      </style:table-cell-properties>
    </style:style>
    <style:style style:name="Táboa21.A2" style:family="table-cell">
      <style:table-cell-properties fo:padding="0.097cm" fo:border-left="0.002cm solid #000000" fo:border-right="none" fo:border-top="none" fo:border-bottom="0.002cm solid #000000"/>
    </style:style>
    <style:style style:name="Táboa21.B2" style:family="table-cell">
      <style:table-cell-properties fo:padding="0.097cm" fo:border-left="0.002cm solid #000000" fo:border-right="0.002cm solid #000000" fo:border-top="none" fo:border-bottom="0.002cm solid #000000"/>
    </style:style>
    <style:style style:name="Táboa23" style:family="table">
      <style:table-properties style:width="16.542cm" table:align="left" fo:keep-with-next="auto"/>
    </style:style>
    <style:style style:name="Táboa23.A" style:family="table-column">
      <style:table-column-properties style:column-width="5.999cm"/>
    </style:style>
    <style:style style:name="Táboa23.B" style:family="table-column">
      <style:table-column-properties style:column-width="10.543cm"/>
    </style:style>
    <style:style style:name="Táboa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3.B1" style:family="table-cell">
      <style:table-cell-properties fo:background-color="#e6e6e6" fo:padding="0.097cm" fo:border="0.002cm solid #000000">
        <style:background-image/>
      </style:table-cell-properties>
    </style:style>
    <style:style style:name="Táboa23.A2" style:family="table-cell">
      <style:table-cell-properties fo:padding="0.097cm" fo:border-left="0.002cm solid #000000" fo:border-right="none" fo:border-top="none" fo:border-bottom="0.002cm solid #000000"/>
    </style:style>
    <style:style style:name="Táboa23.B2" style:family="table-cell">
      <style:table-cell-properties fo:padding="0.097cm" fo:border-left="0.002cm solid #000000" fo:border-right="0.002cm solid #000000" fo:border-top="none" fo:border-bottom="0.002cm solid #000000"/>
    </style:style>
    <style:style style:name="Táboa24" style:family="table">
      <style:table-properties style:width="16.999cm" table:align="margins" fo:keep-with-next="auto"/>
    </style:style>
    <style:style style:name="Táboa24.A" style:family="table-column">
      <style:table-column-properties style:column-width="5.999cm" style:rel-column-width="23130*"/>
    </style:style>
    <style:style style:name="Táboa24.B" style:family="table-column">
      <style:table-column-properties style:column-width="11cm" style:rel-column-width="42405*"/>
    </style:style>
    <style:style style:name="Táboa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4.B1" style:family="table-cell">
      <style:table-cell-properties fo:background-color="#e6e6e6" fo:padding="0.097cm" fo:border="0.002cm solid #000000">
        <style:background-image/>
      </style:table-cell-properties>
    </style:style>
    <style:style style:name="Táboa24.A2" style:family="table-cell">
      <style:table-cell-properties fo:padding="0.097cm" fo:border-left="0.002cm solid #000000" fo:border-right="none" fo:border-top="none" fo:border-bottom="0.002cm solid #000000"/>
    </style:style>
    <style:style style:name="Táboa24.B2" style:family="table-cell">
      <style:table-cell-properties fo:padding="0.097cm" fo:border-left="0.002cm solid #000000" fo:border-right="0.002cm solid #000000" fo:border-top="none" fo:border-bottom="0.002cm solid #000000"/>
    </style:style>
    <style:style style:name="Táboa25" style:family="table">
      <style:table-properties style:width="16.986cm" table:align="left" fo:keep-with-next="auto"/>
    </style:style>
    <style:style style:name="Táboa25.A" style:family="table-column">
      <style:table-column-properties style:column-width="5.999cm"/>
    </style:style>
    <style:style style:name="Táboa25.B" style:family="table-column">
      <style:table-column-properties style:column-width="10.987cm"/>
    </style:style>
    <style:style style:name="Táboa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5.B1" style:family="table-cell">
      <style:table-cell-properties fo:background-color="#e6e6e6" fo:padding="0.097cm" fo:border="0.002cm solid #000000">
        <style:background-image/>
      </style:table-cell-properties>
    </style:style>
    <style:style style:name="Táboa25.A2" style:family="table-cell">
      <style:table-cell-properties fo:padding="0.097cm" fo:border-left="0.002cm solid #000000" fo:border-right="none" fo:border-top="none" fo:border-bottom="0.002cm solid #000000"/>
    </style:style>
    <style:style style:name="Táboa25.B2" style:family="table-cell">
      <style:table-cell-properties fo:padding="0.097cm" fo:border-left="0.002cm solid #000000" fo:border-right="0.002cm solid #000000" fo:border-top="none" fo:border-bottom="0.002cm solid #000000"/>
    </style:style>
    <style:style style:name="Táboa26" style:family="table">
      <style:table-properties style:width="16.999cm" table:align="margins" fo:keep-with-next="auto"/>
    </style:style>
    <style:style style:name="Táboa26.A" style:family="table-column">
      <style:table-column-properties style:column-width="5.999cm" style:rel-column-width="23130*"/>
    </style:style>
    <style:style style:name="Táboa26.B" style:family="table-column">
      <style:table-column-properties style:column-width="11cm" style:rel-column-width="42405*"/>
    </style:style>
    <style:style style:name="Tábo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6.B1" style:family="table-cell">
      <style:table-cell-properties fo:background-color="#e6e6e6" fo:padding="0.097cm" fo:border="0.002cm solid #000000">
        <style:background-image/>
      </style:table-cell-properties>
    </style:style>
    <style:style style:name="Táboa26.A2" style:family="table-cell">
      <style:table-cell-properties fo:padding="0.097cm" fo:border-left="0.002cm solid #000000" fo:border-right="none" fo:border-top="none" fo:border-bottom="0.002cm solid #000000"/>
    </style:style>
    <style:style style:name="Táboa26.B2" style:family="table-cell">
      <style:table-cell-properties fo:padding="0.097cm" fo:border-left="0.002cm solid #000000" fo:border-right="0.002cm solid #000000" fo:border-top="none" fo:border-bottom="0.002cm solid #000000"/>
    </style:style>
    <style:style style:name="Táboa27" style:family="table">
      <style:table-properties style:width="16.999cm" table:align="margins" fo:keep-with-next="auto"/>
    </style:style>
    <style:style style:name="Táboa27.A" style:family="table-column">
      <style:table-column-properties style:column-width="5.999cm" style:rel-column-width="23130*"/>
    </style:style>
    <style:style style:name="Táboa27.B" style:family="table-column">
      <style:table-column-properties style:column-width="11cm" style:rel-column-width="42405*"/>
    </style:style>
    <style:style style:name="Tábo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7.B1" style:family="table-cell">
      <style:table-cell-properties fo:background-color="#e6e6e6" fo:padding="0.097cm" fo:border="0.002cm solid #000000">
        <style:background-image/>
      </style:table-cell-properties>
    </style:style>
    <style:style style:name="Táboa27.A2" style:family="table-cell">
      <style:table-cell-properties fo:padding="0.097cm" fo:border-left="0.002cm solid #000000" fo:border-right="none" fo:border-top="none" fo:border-bottom="0.002cm solid #000000"/>
    </style:style>
    <style:style style:name="Táboa27.B2" style:family="table-cell">
      <style:table-cell-properties fo:padding="0.097cm" fo:border-left="0.002cm solid #000000" fo:border-right="0.002cm solid #000000" fo:border-top="none" fo:border-bottom="0.002cm solid #000000"/>
    </style:style>
    <style:style style:name="Táboa15" style:family="table">
      <style:table-properties style:width="16.999cm" table:align="margins" fo:keep-with-next="auto"/>
    </style:style>
    <style:style style:name="Táboa15.A" style:family="table-column">
      <style:table-column-properties style:column-width="5.999cm" style:rel-column-width="23130*"/>
    </style:style>
    <style:style style:name="Táboa15.B" style:family="table-column">
      <style:table-column-properties style:column-width="11cm" style:rel-column-width="42405*"/>
    </style:style>
    <style:style style:name="Tábo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5.B1" style:family="table-cell">
      <style:table-cell-properties fo:background-color="#e6e6e6" fo:padding="0.097cm" fo:border="0.002cm solid #000000">
        <style:background-image/>
      </style:table-cell-properties>
    </style:style>
    <style:style style:name="Táboa15.A2" style:family="table-cell">
      <style:table-cell-properties fo:padding="0.097cm" fo:border-left="0.002cm solid #000000" fo:border-right="none" fo:border-top="none" fo:border-bottom="0.002cm solid #000000"/>
    </style:style>
    <style:style style:name="Táboa15.B2" style:family="table-cell">
      <style:table-cell-properties fo:padding="0.097cm" fo:border-left="0.002cm solid #000000" fo:border-right="0.002cm solid #000000" fo:border-top="none" fo:border-bottom="0.002cm solid #000000"/>
    </style:style>
    <style:style style:name="Táboa29" style:family="table">
      <style:table-properties style:width="16.999cm" table:align="margins" fo:keep-with-next="auto"/>
    </style:style>
    <style:style style:name="Táboa29.A" style:family="table-column">
      <style:table-column-properties style:column-width="5.999cm" style:rel-column-width="23130*"/>
    </style:style>
    <style:style style:name="Táboa29.B" style:family="table-column">
      <style:table-column-properties style:column-width="11cm" style:rel-column-width="42405*"/>
    </style:style>
    <style:style style:name="Táboa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9.B1" style:family="table-cell">
      <style:table-cell-properties fo:background-color="#e6e6e6" fo:padding="0.097cm" fo:border="0.002cm solid #000000">
        <style:background-image/>
      </style:table-cell-properties>
    </style:style>
    <style:style style:name="Táboa29.A2" style:family="table-cell">
      <style:table-cell-properties fo:padding="0.097cm" fo:border-left="0.002cm solid #000000" fo:border-right="none" fo:border-top="none" fo:border-bottom="0.002cm solid #000000"/>
    </style:style>
    <style:style style:name="Táboa29.B2" style:family="table-cell">
      <style:table-cell-properties fo:padding="0.097cm" fo:border-left="0.002cm solid #000000" fo:border-right="0.002cm solid #000000" fo:border-top="none" fo:border-bottom="0.002cm solid #000000"/>
    </style:style>
    <style:style style:name="Táboa32" style:family="table">
      <style:table-properties style:width="16.986cm" table:align="left" fo:keep-with-next="auto"/>
    </style:style>
    <style:style style:name="Táboa32.A" style:family="table-column">
      <style:table-column-properties style:column-width="5.999cm"/>
    </style:style>
    <style:style style:name="Táboa32.B" style:family="table-column">
      <style:table-column-properties style:column-width="10.987cm"/>
    </style:style>
    <style:style style:name="Táboa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2.B1" style:family="table-cell">
      <style:table-cell-properties fo:background-color="#e6e6e6" fo:padding="0.097cm" fo:border="0.002cm solid #000000">
        <style:background-image/>
      </style:table-cell-properties>
    </style:style>
    <style:style style:name="Táboa32.A2" style:family="table-cell">
      <style:table-cell-properties fo:padding="0.097cm" fo:border-left="0.002cm solid #000000" fo:border-right="none" fo:border-top="none" fo:border-bottom="0.002cm solid #000000"/>
    </style:style>
    <style:style style:name="Táboa32.B2" style:family="table-cell">
      <style:table-cell-properties fo:padding="0.097cm" fo:border-left="0.002cm solid #000000" fo:border-right="0.002cm solid #000000" fo:border-top="none" fo:border-bottom="0.002cm solid #000000"/>
    </style:style>
    <style:style style:name="Táboa31" style:family="table">
      <style:table-properties style:width="16.988cm" fo:margin-left="0cm" fo:margin-right="0.011cm" table:align="margins" fo:keep-with-next="always"/>
    </style:style>
    <style:style style:name="Táboa31.A" style:family="table-column">
      <style:table-column-properties style:column-width="5.999cm" style:rel-column-width="23144*"/>
    </style:style>
    <style:style style:name="Táboa31.B" style:family="table-column">
      <style:table-column-properties style:column-width="10.989cm" style:rel-column-width="42391*"/>
    </style:style>
    <style:style style:name="Táboa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1.B1" style:family="table-cell">
      <style:table-cell-properties fo:background-color="#e6e6e6" fo:padding="0.097cm" fo:border="0.002cm solid #000000">
        <style:background-image/>
      </style:table-cell-properties>
    </style:style>
    <style:style style:name="Táboa31.A2" style:family="table-cell">
      <style:table-cell-properties fo:padding="0.097cm" fo:border-left="0.002cm solid #000000" fo:border-right="none" fo:border-top="none" fo:border-bottom="0.002cm solid #000000"/>
    </style:style>
    <style:style style:name="Táboa31.B2" style:family="table-cell">
      <style:table-cell-properties fo:padding="0.097cm" fo:border-left="0.002cm solid #000000" fo:border-right="0.002cm solid #000000" fo:border-top="none" fo:border-bottom="0.002cm solid #000000"/>
    </style:style>
    <style:style style:name="Táboa16" style:family="table">
      <style:table-properties style:width="16.986cm" table:align="left" fo:keep-with-next="auto"/>
    </style:style>
    <style:style style:name="Táboa16.A" style:family="table-column">
      <style:table-column-properties style:column-width="5.999cm"/>
    </style:style>
    <style:style style:name="Táboa16.B" style:family="table-column">
      <style:table-column-properties style:column-width="10.987cm"/>
    </style:style>
    <style:style style:name="Tábo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6.B1" style:family="table-cell">
      <style:table-cell-properties fo:background-color="#e6e6e6" fo:padding="0.097cm" fo:border="0.002cm solid #000000">
        <style:background-image/>
      </style:table-cell-properties>
    </style:style>
    <style:style style:name="Táboa16.A2" style:family="table-cell">
      <style:table-cell-properties fo:padding="0.097cm" fo:border-left="0.002cm solid #000000" fo:border-right="none" fo:border-top="none" fo:border-bottom="0.002cm solid #000000"/>
    </style:style>
    <style:style style:name="Táboa16.B2" style:family="table-cell">
      <style:table-cell-properties fo:padding="0.097cm" fo:border-left="0.002cm solid #000000" fo:border-right="0.002cm solid #000000" fo:border-top="none" fo:border-bottom="0.002cm solid #000000"/>
    </style:style>
    <style:style style:name="Táboa19" style:family="table">
      <style:table-properties style:width="16.986cm" table:align="left" fo:keep-with-next="auto"/>
    </style:style>
    <style:style style:name="Táboa19.A" style:family="table-column">
      <style:table-column-properties style:column-width="5.999cm"/>
    </style:style>
    <style:style style:name="Táboa19.B" style:family="table-column">
      <style:table-column-properties style:column-width="10.987cm"/>
    </style:style>
    <style:style style:name="Tábo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9.B1" style:family="table-cell">
      <style:table-cell-properties fo:background-color="#e6e6e6" fo:padding="0.097cm" fo:border="0.002cm solid #000000">
        <style:background-image/>
      </style:table-cell-properties>
    </style:style>
    <style:style style:name="Táboa19.A2" style:family="table-cell">
      <style:table-cell-properties fo:padding="0.097cm" fo:border-left="0.002cm solid #000000" fo:border-right="none" fo:border-top="none" fo:border-bottom="0.002cm solid #000000"/>
    </style:style>
    <style:style style:name="Táboa19.B2" style:family="table-cell">
      <style:table-cell-properties fo:padding="0.097cm" fo:border-left="0.002cm solid #000000" fo:border-right="0.002cm solid #000000" fo:border-top="none" fo:border-bottom="0.002cm solid #000000"/>
    </style:style>
    <style:style style:name="Táboa22" style:family="table">
      <style:table-properties style:width="16.986cm" table:align="left" fo:keep-with-next="auto"/>
    </style:style>
    <style:style style:name="Táboa22.A" style:family="table-column">
      <style:table-column-properties style:column-width="5.999cm"/>
    </style:style>
    <style:style style:name="Táboa22.B" style:family="table-column">
      <style:table-column-properties style:column-width="10.987cm"/>
    </style:style>
    <style:style style:name="Tábo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2.B1" style:family="table-cell">
      <style:table-cell-properties fo:background-color="#e6e6e6" fo:padding="0.097cm" fo:border="0.002cm solid #000000">
        <style:background-image/>
      </style:table-cell-properties>
    </style:style>
    <style:style style:name="Táboa22.A2" style:family="table-cell">
      <style:table-cell-properties fo:padding="0.097cm" fo:border-left="0.002cm solid #000000" fo:border-right="none" fo:border-top="none" fo:border-bottom="0.002cm solid #000000"/>
    </style:style>
    <style:style style:name="Táboa22.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SW_5f_Text">
      <style:text-properties fo:font-weight="bold" style:font-weight-asian="bold" style:font-weight-complex="bold"/>
    </style:style>
    <style:style style:name="P13" style:family="paragraph" style:parent-style-name="SW_5f_Text">
      <style:text-properties fo:font-weight="normal" style:font-weight-asian="normal" style:font-weight-complex="normal"/>
    </style:style>
    <style:style style:name="P14" style:family="paragraph" style:parent-style-name="SW_5f_Table">
      <style:text-properties fo:font-weight="bold" style:font-weight-asian="bold" style:font-weight-complex="bold"/>
    </style:style>
    <style:style style:name="P15" style:family="paragraph" style:parent-style-name="Standard">
      <style:text-properties fo:font-weight="bold" style:font-weight-asian="bold" style:font-weight-complex="bold"/>
    </style:style>
    <style:style style:name="P16" style:family="paragraph" style:parent-style-name="Table">
      <style:text-properties fo:font-style="normal" fo:font-weight="normal" style:font-style-asian="normal" style:font-weight-asian="normal" style:font-style-complex="normal" style:font-weight-complex="normal"/>
    </style:style>
    <style:style style:name="P17" style:family="paragraph" style:parent-style-name="SW_5f_TableIndex">
      <style:text-properties fo:font-weight="bold" style:font-weight-asian="bold" style:font-weight-complex="bold"/>
    </style:style>
    <style:style style:name="P18" style:family="paragraph" style:parent-style-name="SW_5f_List">
      <style:text-properties fo:font-weight="bold" style:font-weight-asian="bold" style:font-weight-complex="bold"/>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SW_5f_Title" style:master-page-name="SW_5f_FirstPage">
      <style:text-properties fo:font-size="32pt" style:font-size-asian="32pt" style:font-size-complex="32pt"/>
    </style:style>
    <style:style style:name="P21" style:family="paragraph" style:parent-style-name="SW_5f_Default" style:master-page-name="SW_5f_Index">
      <style:paragraph-properties fo:text-align="justify" style:justify-single-word="false"/>
    </style:style>
    <style:style style:name="P22" style:family="paragraph" style:parent-style-name="SW_5f_Title1" style:master-page-name="SW_5f_Section">
      <style:paragraph-properties style:page-number="1" fo:break-before="auto" fo:break-after="auto"/>
    </style:style>
    <style:style style:name="P23" style:family="paragraph" style:parent-style-name="SW_5f_Title1" style:master-page-name="SW_5f_Section"/>
    <style:style style:name="P24" style:family="paragraph" style:parent-style-name="SW_5f_Title1" style:master-page-name="SW_5f_Section"/>
    <style:style style:name="P25" style:family="paragraph" style:parent-style-name="SW_5f_Title1" style:master-page-name="SW_5f_Section"/>
    <style:style style:name="P26" style:family="paragraph" style:parent-style-name="SW_5f_Title1" style:master-page-name="SW_5f_Section"/>
    <style:style style:name="P27" style:family="paragraph" style:parent-style-name="SW_5f_Title1" style:master-page-name="SW_5f_Section"/>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Table" style:master-page-name="">
      <style:paragraph-properties fo:keep-together="auto" fo:orphans="0" fo:widows="0" style:shadow="none"/>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SW_5f_Table">
      <style:text-properties fo:font-weight="bold" style:font-weight-asian="bold" style:font-weight-complex="bold"/>
    </style:style>
    <style:style style:name="P32" style:family="paragraph" style:parent-style-name="SW_5f_Text" style:list-style-name="L3"/>
    <style:style style:name="P33" style:family="paragraph" style:parent-style-name="SW_5f_Text" style:list-style-name="L4"/>
    <style:style style:name="P34" style:family="paragraph" style:parent-style-name="SW_5f_Text" style:list-style-name="L5"/>
    <style:style style:name="P35" style:family="paragraph" style:parent-style-name="SW_5f_Text" style:list-style-name="L5"/>
    <style:style style:name="P36" style:family="paragraph" style:parent-style-name="SW_5f_Text" style:list-style-name="L5"/>
    <style:style style:name="P37" style:family="paragraph" style:parent-style-name="SW_5f_Text" style:list-style-name="L6"/>
    <style:style style:name="P38" style:family="paragraph" style:parent-style-name="SW_5f_Text" style:list-style-name="L6"/>
    <style:style style:name="P39" style:family="paragraph" style:parent-style-name="SW_5f_Text" style:list-style-name="L6"/>
    <style:style style:name="P40" style:family="paragraph" style:parent-style-name="SW_5f_Text" style:list-style-name="L10"/>
    <style:style style:name="P41" style:family="paragraph" style:parent-style-name="SW_5f_Text" style:list-style-name="L10"/>
    <style:style style:name="P42" style:family="paragraph" style:parent-style-name="SW_5f_Text" style:list-style-name="L11"/>
    <style:style style:name="P43" style:family="paragraph" style:parent-style-name="SW_5f_Text" style:list-style-name="L13"/>
    <style:style style:name="P44" style:family="paragraph" style:parent-style-name="SW_5f_Text" style:list-style-name="L13"/>
    <style:style style:name="P45" style:family="paragraph" style:parent-style-name="SW_5f_List" style:list-style-name="L1"/>
    <style:style style:name="P46" style:family="paragraph" style:parent-style-name="SW_5f_List" style:list-style-name="L1"/>
    <style:style style:name="P47" style:family="paragraph" style:parent-style-name="SW_5f_List" style:list-style-name="L1"/>
    <style:style style:name="P48" style:family="paragraph" style:parent-style-name="SW_5f_List" style:list-style-name="L2"/>
    <style:style style:name="P49" style:family="paragraph" style:parent-style-name="SW_5f_List" style:list-style-name="L2"/>
    <style:style style:name="P50" style:family="paragraph" style:parent-style-name="SW_5f_List" style:list-style-name="L7"/>
    <style:style style:name="P51" style:family="paragraph" style:parent-style-name="SW_5f_List" style:list-style-name="L7"/>
    <style:style style:name="P52" style:family="paragraph" style:parent-style-name="SW_5f_List" style:list-style-name="L8"/>
    <style:style style:name="P53" style:family="paragraph" style:parent-style-name="SW_5f_List" style:list-style-name="L8"/>
    <style:style style:name="P54" style:family="paragraph" style:parent-style-name="SW_5f_List" style:list-style-name="L8"/>
    <style:style style:name="P55" style:family="paragraph" style:parent-style-name="SW_5f_List" style:list-style-name="L8"/>
    <style:style style:name="P56" style:family="paragraph" style:parent-style-name="SW_5f_List" style:list-style-name="L9"/>
    <style:style style:name="P57" style:family="paragraph" style:parent-style-name="SW_5f_List" style:list-style-name="L9"/>
    <style:style style:name="P58" style:family="paragraph" style:parent-style-name="SW_5f_List" style:list-style-name="L9"/>
    <style:style style:name="P59" style:family="paragraph" style:parent-style-name="SW_5f_List" style:list-style-name="L9"/>
    <style:style style:name="P60" style:family="paragraph" style:parent-style-name="SW_5f_List" style:list-style-name="L9"/>
    <style:style style:name="P61" style:family="paragraph" style:parent-style-name="SW_5f_List" style:list-style-name="L9"/>
    <style:style style:name="P62" style:family="paragraph" style:parent-style-name="SW_5f_List" style:list-style-name="L9"/>
    <style:style style:name="P63" style:family="paragraph" style:parent-style-name="SW_5f_List" style:list-style-name="L9"/>
    <style:style style:name="P64" style:family="paragraph" style:parent-style-name="SW_5f_List" style:list-style-name="L9"/>
    <style:style style:name="P65" style:family="paragraph" style:parent-style-name="SW_5f_List" style:list-style-name="L12"/>
    <style:style style:name="P66" style:family="paragraph" style:parent-style-name="SW_5f_List" style:list-style-name="L12"/>
    <style:style style:name="P67" style:family="paragraph" style:parent-style-name="SW_5f_List" style:list-style-name="L12"/>
    <style:style style:name="P68" style:family="paragraph" style:parent-style-name="SW_5f_List" style:list-style-name="L14"/>
    <style:style style:name="P69" style:family="paragraph" style:parent-style-name="SW_5f_List" style:list-style-name="L14"/>
    <style:style style:name="P70" style:family="paragraph" style:parent-style-name="SW_5f_List" style:list-style-name="L14"/>
    <style:style style:name="P71" style:family="paragraph" style:parent-style-name="SW_5f_List" style:list-style-name="L14"/>
    <style:style style:name="P72" style:family="paragraph" style:parent-style-name="SW_5f_List" style:list-style-name="L14"/>
    <style:style style:name="P73" style:family="paragraph" style:parent-style-name="SW_5f_List" style:list-style-name="L15"/>
    <style:style style:name="P74" style:family="paragraph" style:parent-style-name="SW_5f_List" style:list-style-name="L15"/>
    <style:style style:name="P75" style:family="paragraph" style:parent-style-name="SW_5f_List" style:list-style-name="L15"/>
    <style:style style:name="P76" style:family="paragraph" style:parent-style-name="SW_5f_List" style:list-style-name="L15"/>
    <style:style style:name="P77" style:family="paragraph" style:parent-style-name="SW_5f_List" style:list-style-name="L16"/>
    <style:style style:name="P78" style:family="paragraph" style:parent-style-name="SW_5f_List" style:list-style-name="L16"/>
    <style:style style:name="P79" style:family="paragraph" style:parent-style-name="SW_5f_List" style:list-style-name="L17"/>
    <style:style style:name="P80" style:family="paragraph" style:parent-style-name="SW_5f_List" style:list-style-name="L17"/>
    <style:style style:name="P81" style:family="paragraph" style:parent-style-name="SW_5f_List" style:list-style-name="L18"/>
    <style:style style:name="P82" style:family="paragraph" style:parent-style-name="SW_5f_List" style:list-style-name="L18"/>
    <style:style style:name="P83" style:family="paragraph" style:parent-style-name="SW_5f_List" style:list-style-name="L18"/>
    <style:style style:name="P84" style:family="paragraph" style:parent-style-name="SW_5f_List" style:list-style-name="L18"/>
    <style:style style:name="P85" style:family="paragraph" style:parent-style-name="SW_5f_List" style:list-style-name="L18"/>
    <style:style style:name="P86" style:family="paragraph" style:parent-style-name="SW_5f_List" style:list-style-name="L18"/>
    <style:style style:name="P87" style:family="paragraph" style:parent-style-name="SW_5f_List" style:list-style-name="L19"/>
    <style:style style:name="P88" style:family="paragraph" style:parent-style-name="SW_5f_List" style:list-style-name="L19"/>
    <style:style style:name="P89" style:family="paragraph" style:parent-style-name="SW_5f_List" style:list-style-name="L19"/>
    <style:style style:name="P90" style:family="paragraph" style:parent-style-name="SW_5f_List" style:list-style-name="L19"/>
    <style:style style:name="P91" style:family="paragraph" style:parent-style-name="SW_5f_List" style:list-style-name="L20"/>
    <style:style style:name="P92" style:family="paragraph" style:parent-style-name="SW_5f_List" style:list-style-name="L20"/>
    <style:style style:name="P93" style:family="paragraph" style:parent-style-name="SW_5f_List" style:list-style-name="L21"/>
    <style:style style:name="P94" style:family="paragraph" style:parent-style-name="SW_5f_List" style:list-style-name="L21"/>
    <style:style style:name="P95" style:family="paragraph" style:parent-style-name="SW_5f_List" style:list-style-name="L21"/>
    <style:style style:name="P96" style:family="paragraph" style:parent-style-name="SW_5f_List" style:list-style-name="L22"/>
    <style:style style:name="P97" style:family="paragraph" style:parent-style-name="SW_5f_List" style:list-style-name="L22"/>
    <style:style style:name="P98" style:family="paragraph" style:parent-style-name="SW_5f_List" style:list-style-name="L22"/>
    <style:style style:name="P99" style:family="paragraph" style:parent-style-name="SW_5f_List" style:list-style-name="L22"/>
    <style:style style:name="P100" style:family="paragraph" style:parent-style-name="SW_5f_List" style:list-style-name="L22"/>
    <style:style style:name="P101" style:family="paragraph" style:parent-style-name="SW_5f_List" style:list-style-name="L22"/>
    <style:style style:name="P102" style:family="paragraph" style:parent-style-name="SW_5f_List" style:list-style-name="L22"/>
    <style:style style:name="P103" style:family="paragraph" style:parent-style-name="SW_5f_List" style:list-style-name="L22"/>
    <style:style style:name="P104" style:family="paragraph" style:parent-style-name="SW_5f_List" style:list-style-name="L23"/>
    <style:style style:name="P105" style:family="paragraph" style:parent-style-name="SW_5f_List" style:list-style-name="L23"/>
    <style:style style:name="P106" style:family="paragraph" style:parent-style-name="SW_5f_List" style:list-style-name="L23"/>
    <style:style style:name="P107" style:family="paragraph" style:parent-style-name="SW_5f_List" style:list-style-name="L23"/>
    <style:style style:name="P108" style:family="paragraph" style:parent-style-name="SW_5f_List" style:list-style-name="L23"/>
    <style:style style:name="P109" style:family="paragraph" style:parent-style-name="SW_5f_List" style:list-style-name="L24"/>
    <style:style style:name="P110" style:family="paragraph" style:parent-style-name="SW_5f_List" style:list-style-name="L24"/>
    <style:style style:name="P111" style:family="paragraph" style:parent-style-name="SW_5f_List" style:list-style-name="L24"/>
    <style:style style:name="P112" style:family="paragraph" style:parent-style-name="SW_5f_List" style:list-style-name="L25"/>
    <style:style style:name="P113" style:family="paragraph" style:parent-style-name="SW_5f_List" style:list-style-name="L26"/>
    <style:style style:name="P114" style:family="paragraph" style:parent-style-name="SW_5f_List" style:list-style-name="L26"/>
    <style:style style:name="P115" style:family="paragraph" style:parent-style-name="SW_5f_List" style:list-style-name="L26"/>
    <style:style style:name="P116" style:family="paragraph" style:parent-style-name="SW_5f_List" style:list-style-name="L27"/>
    <style:style style:name="P117" style:family="paragraph" style:parent-style-name="SW_5f_List" style:list-style-name="L27"/>
    <style:style style:name="P118" style:family="paragraph" style:parent-style-name="SW_5f_List" style:list-style-name="L27"/>
    <style:style style:name="P119" style:family="paragraph" style:parent-style-name="SW_5f_List" style:list-style-name="L27"/>
    <style:style style:name="P120" style:family="paragraph" style:parent-style-name="SW_5f_List" style:list-style-name="L27"/>
    <style:style style:name="P121" style:family="paragraph" style:parent-style-name="SW_5f_List" style:list-style-name="L27"/>
    <style:style style:name="T1" style:family="text">
      <style:text-properties style:text-underline-mode="continuous" style:text-line-through-mode="continuous" fo:background-color="transparent"/>
    </style:style>
    <style:style style:name="T2" style:family="text">
      <style:text-properties style:text-position="super 58%"/>
    </style:style>
    <style:style style:name="T3" style:family="text">
      <style:text-properties style:text-position="super 58%" fo:background-color="transparent"/>
    </style:style>
    <style:style style:name="T4" style:family="text">
      <style:text-properties fo:font-style="italic" style:font-style-asian="italic" style:font-style-complex="italic"/>
    </style:style>
    <style:style style:name="T5" style:family="text">
      <style:text-properties fo:font-size="12pt" style:font-size-asian="12pt" style:font-size-complex="12pt"/>
    </style:style>
    <style:style style:name="T6" style:family="text">
      <style:text-properties fo:font-size="12pt" style:font-size-complex="12pt"/>
    </style:style>
    <style:style style:name="T7" style:family="text">
      <style:text-properties fo:font-size="12pt" fo:font-style="italic" style:font-size-asian="12pt" style:font-style-asian="italic" style:font-size-complex="12pt" style:font-style-complex="italic"/>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fo:font-weight="normal" style:font-weight-asian="normal" style:font-weight-complex="normal"/>
    </style:style>
    <style:style style:name="fr1" style:family="graphic" style:parent-style-name="Watermark">
      <style:graphic-properties style:wrap="parallel" style:number-wrapped-paragraphs="no-limit" style:wrap-contour="false" style:vertical-pos="middle"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20"><text:title>Simple World</text:title></text:p>
      <text:p text:style-name="P8"/>
      <text:p text:style-name="P7"><text:subject>Specification 1.0 of Simple World</text:subject></text:p>
      <text:p text:style-name="P8"/>
      <text:p text:style-name="SW_5f_Title">By <text:initial-creator>Xosé Otero Ferreira</text:initial-creator></text:p>
      <text:p text:style-name="P8"/>
      <text:p text:style-name="P9"><text:date style:data-style-name="N36" text:date-value="2007-07-17T10:30:57" text:fixed="true">17/07/2007</text:date></text:p>
      <text:p text:style-name="P2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2.5/deed.gl"><draw:frame draw:style-name="fr1" draw:name="imaxes1" text:anchor-type="as-char" svg:width="2.235cm" svg:height="0.787cm" draw:z-index="0"><draw:image xlink:href="Pictures/10000200000000580000001F99839DF6.gif" xlink:type="simple" xlink:show="embed" xlink:actuate="onLoad"/></draw:frame></draw:a></text:p>
      <text:p text:style-name="P10">This work is licensed under the Creative Commons Attribution-ShareAlike 2.5 License.</text:p>
      <text:p text:style-name="P10">To view a copy of this license, visit <text:a xlink:type="simple" xlink:href="http://creativecommons.org/licenses/by-sa/2.5/deed.gl"><text:span text:style-name="T1">http://creativecommons.org/licenses/by-sa/2.5/deed.gl</text:span></text:a>.</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able of contents</text:h>
          </text:index-title>
          <text:p text:style-name="P28"><text:a xlink:type="simple" xlink:href="#2.Simple World|outline" text:style-name="Internet_20_link" text:visited-style-name="Internet_20_link">Simple World</text:a><text:tab/><text:a xlink:type="simple" xlink:href="#2.Simple World|outline" text:style-name="Internet_20_link" text:visited-style-name="Internet_20_link">1</text:a></text:p>
          <text:p text:style-name="P30"><text:a xlink:type="simple" xlink:href="#2.1.Versions|outline" text:style-name="Internet_20_link" text:visited-style-name="Internet_20_link">Versions</text:a><text:tab/><text:a xlink:type="simple" xlink:href="#2.1.Versions|outline" text:style-name="Internet_20_link" text:visited-style-name="Internet_20_link">1</text:a></text:p>
          <text:p text:style-name="P30"><text:a xlink:type="simple" xlink:href="#2.2.Changes|outline" text:style-name="Internet_20_link" text:visited-style-name="Internet_20_link">Changes</text:a><text:tab/><text:a xlink:type="simple" xlink:href="#2.2.Changes|outline" text:style-name="Internet_20_link" text:visited-style-name="Internet_20_link">1</text:a></text:p>
          <text:p text:style-name="P19"><text:a xlink:type="simple" xlink:href="#2.2.1.08/07/2007|outline" text:style-name="Internet_20_link" text:visited-style-name="Internet_20_link">08/07/2007</text:a><text:tab/><text:a xlink:type="simple" xlink:href="#2.2.1.08/07/2007|outline" text:style-name="Internet_20_link" text:visited-style-name="Internet_20_link">1</text:a></text:p>
          <text:p text:style-name="P19"><text:a xlink:type="simple" xlink:href="#2.2.2.11/07/2007|outline" text:style-name="Internet_20_link" text:visited-style-name="Internet_20_link">11/07/2007</text:a><text:tab/><text:a xlink:type="simple" xlink:href="#2.2.2.11/07/2007|outline" text:style-name="Internet_20_link" text:visited-style-name="Internet_20_link">1</text:a></text:p>
          <text:p text:style-name="P19"><text:a xlink:type="simple" xlink:href="#2.2.3.15/07/2007|outline" text:style-name="Internet_20_link" text:visited-style-name="Internet_20_link">15/07/2007</text:a><text:tab/><text:a xlink:type="simple" xlink:href="#2.2.3.15/07/2007|outline" text:style-name="Internet_20_link" text:visited-style-name="Internet_20_link">1</text:a></text:p>
          <text:p text:style-name="P19"><text:a xlink:type="simple" xlink:href="#2.2.4.17/07/2007|outline" text:style-name="Internet_20_link" text:visited-style-name="Internet_20_link">17/07/2007</text:a><text:tab/><text:a xlink:type="simple" xlink:href="#2.2.4.17/07/2007|outline" text:style-name="Internet_20_link" text:visited-style-name="Internet_20_link">2</text:a></text:p>
          <text:p text:style-name="P30"><text:a xlink:type="simple" xlink:href="#2.3.Links|outline" text:style-name="Internet_20_link" text:visited-style-name="Internet_20_link">Links</text:a><text:tab/><text:a xlink:type="simple" xlink:href="#2.3.Links|outline" text:style-name="Internet_20_link" text:visited-style-name="Internet_20_link">2</text:a></text:p>
          <text:p text:style-name="P28"><text:a xlink:type="simple" xlink:href="#3.World|outline" text:style-name="Internet_20_link" text:visited-style-name="Internet_20_link">World</text:a><text:tab/><text:a xlink:type="simple" xlink:href="#3.World|outline" text:style-name="Internet_20_link" text:visited-style-name="Internet_20_link">3</text:a></text:p>
          <text:p text:style-name="P30"><text:a xlink:type="simple" xlink:href="#3.1.Environment|outline" text:style-name="Internet_20_link" text:visited-style-name="Internet_20_link">Environment</text:a><text:tab/><text:a xlink:type="simple" xlink:href="#3.1.Environment|outline" text:style-name="Internet_20_link" text:visited-style-name="Internet_20_link">3</text:a></text:p>
          <text:p text:style-name="P30"><text:a xlink:type="simple" xlink:href="#3.2.Actions|outline" text:style-name="Internet_20_link" text:visited-style-name="Internet_20_link">Actions</text:a><text:tab/><text:a xlink:type="simple" xlink:href="#3.2.Actions|outline" text:style-name="Internet_20_link" text:visited-style-name="Internet_20_link">3</text:a></text:p>
          <text:p text:style-name="P30"><text:a xlink:type="simple" xlink:href="#3.3.Events|outline" text:style-name="Internet_20_link" text:visited-style-name="Internet_20_link">Events</text:a><text:tab/><text:a xlink:type="simple" xlink:href="#3.3.Events|outline" text:style-name="Internet_20_link" text:visited-style-name="Internet_20_link">4</text:a></text:p>
          <text:p text:style-name="P30"><text:a xlink:type="simple" xlink:href="#3.4.Mutations|outline" text:style-name="Internet_20_link" text:visited-style-name="Internet_20_link">Mutations</text:a><text:tab/><text:a xlink:type="simple" xlink:href="#3.4.Mutations|outline" text:style-name="Internet_20_link" text:visited-style-name="Internet_20_link">4</text:a></text:p>
          <text:p text:style-name="P28"><text:a xlink:type="simple" xlink:href="#4.Bugs|outline" text:style-name="Internet_20_link" text:visited-style-name="Internet_20_link">Bugs</text:a><text:tab/><text:a xlink:type="simple" xlink:href="#4.Bugs|outline" text:style-name="Internet_20_link" text:visited-style-name="Internet_20_link">5</text:a></text:p>
          <text:p text:style-name="P30"><text:a xlink:type="simple" xlink:href="#4.1.Communication with the World|outline" text:style-name="Internet_20_link" text:visited-style-name="Internet_20_link">Communication with the World</text:a><text:tab/><text:a xlink:type="simple" xlink:href="#4.1.Communication with the World|outline" text:style-name="Internet_20_link" text:visited-style-name="Internet_20_link">5</text:a></text:p>
          <text:p text:style-name="P30"><text:a xlink:type="simple" xlink:href="#4.2.Reproduction|outline" text:style-name="Internet_20_link" text:visited-style-name="Internet_20_link">Reproduction</text:a><text:tab/><text:a xlink:type="simple" xlink:href="#4.2.Reproduction|outline" text:style-name="Internet_20_link" text:visited-style-name="Internet_20_link">5</text:a></text:p>
          <text:p text:style-name="P30"><text:a xlink:type="simple" xlink:href="#4.3.Size|outline" text:style-name="Internet_20_link" text:visited-style-name="Internet_20_link">Size</text:a><text:tab/><text:a xlink:type="simple" xlink:href="#4.3.Size|outline" text:style-name="Internet_20_link" text:visited-style-name="Internet_20_link">5</text:a></text:p>
          <text:p text:style-name="P30"><text:a xlink:type="simple" xlink:href="#4.4.Energy|outline" text:style-name="Internet_20_link" text:visited-style-name="Internet_20_link">Energy</text:a><text:tab/><text:a xlink:type="simple" xlink:href="#4.4.Energy|outline" text:style-name="Internet_20_link" text:visited-style-name="Internet_20_link">5</text:a></text:p>
          <text:p text:style-name="P28"><text:a xlink:type="simple" xlink:href="#5.CPU|outline" text:style-name="Internet_20_link" text:visited-style-name="Internet_20_link">CPU</text:a><text:tab/><text:a xlink:type="simple" xlink:href="#5.CPU|outline" text:style-name="Internet_20_link" text:visited-style-name="Internet_20_link">7</text:a></text:p>
          <text:p text:style-name="P30"><text:a xlink:type="simple" xlink:href="#5.1.Registers|outline" text:style-name="Internet_20_link" text:visited-style-name="Internet_20_link">Registers</text:a><text:tab/><text:a xlink:type="simple" xlink:href="#5.1.Registers|outline" text:style-name="Internet_20_link" text:visited-style-name="Internet_20_link">7</text:a></text:p>
          <text:p text:style-name="P30"><text:a xlink:type="simple" xlink:href="#5.2.Instruction set|outline" text:style-name="Internet_20_link" text:visited-style-name="Internet_20_link">Instruction set</text:a><text:tab/><text:a xlink:type="simple" xlink:href="#5.2.Instruction set|outline" text:style-name="Internet_20_link" text:visited-style-name="Internet_20_link">7</text:a></text:p>
          <text:p text:style-name="P19"><text:a xlink:type="simple" xlink:href="#5.2.1.Instruction types|outline" text:style-name="Internet_20_link" text:visited-style-name="Internet_20_link">Instruction types</text:a><text:tab/><text:a xlink:type="simple" xlink:href="#5.2.1.Instruction types|outline" text:style-name="Internet_20_link" text:visited-style-name="Internet_20_link">7</text:a></text:p>
          <text:p text:style-name="P19"><text:a xlink:type="simple" xlink:href="#5.2.2.Management instructions|outline" text:style-name="Internet_20_link" text:visited-style-name="Internet_20_link">Management instructions</text:a><text:tab/><text:a xlink:type="simple" xlink:href="#5.2.2.Management instructions|outline" text:style-name="Internet_20_link" text:visited-style-name="Internet_20_link">8</text:a></text:p>
          <text:p text:style-name="P19"><text:a xlink:type="simple" xlink:href="#5.2.3.Load/Store instructions|outline" text:style-name="Internet_20_link" text:visited-style-name="Internet_20_link">Load/Store instructions</text:a><text:tab/><text:a xlink:type="simple" xlink:href="#5.2.3.Load/Store instructions|outline" text:style-name="Internet_20_link" text:visited-style-name="Internet_20_link">8</text:a></text:p>
          <text:p text:style-name="P19"><text:a xlink:type="simple" xlink:href="#5.2.4.Function instructions|outline" text:style-name="Internet_20_link" text:visited-style-name="Internet_20_link">Function instructions</text:a><text:tab/><text:a xlink:type="simple" xlink:href="#5.2.4.Function instructions|outline" text:style-name="Internet_20_link" text:visited-style-name="Internet_20_link">9</text:a></text:p>
          <text:p text:style-name="P19"><text:a xlink:type="simple" xlink:href="#5.2.5.Comparission instructions|outline" text:style-name="Internet_20_link" text:visited-style-name="Internet_20_link">Comparission instructions</text:a><text:tab/><text:a xlink:type="simple" xlink:href="#5.2.5.Comparission instructions|outline" text:style-name="Internet_20_link" text:visited-style-name="Internet_20_link">9</text:a></text:p>
          <text:p text:style-name="P19"><text:a xlink:type="simple" xlink:href="#5.2.6.Arithmetic instructions|outline" text:style-name="Internet_20_link" text:visited-style-name="Internet_20_link">Arithmetic instructions</text:a><text:tab/><text:a xlink:type="simple" xlink:href="#5.2.6.Arithmetic instructions|outline" text:style-name="Internet_20_link" text:visited-style-name="Internet_20_link">10</text:a></text:p>
          <text:p text:style-name="P19"><text:a xlink:type="simple" xlink:href="#5.2.7.Logical instructions|outline" text:style-name="Internet_20_link" text:visited-style-name="Internet_20_link">Logical instructions</text:a><text:tab/><text:a xlink:type="simple" xlink:href="#5.2.7.Logical instructions|outline" text:style-name="Internet_20_link" text:visited-style-name="Internet_20_link">12</text:a></text:p>
          <text:p text:style-name="P19"><text:a xlink:type="simple" xlink:href="#5.2.8.Shift instructions|outline" text:style-name="Internet_20_link" text:visited-style-name="Internet_20_link">Shift instructions</text:a><text:tab/><text:a xlink:type="simple" xlink:href="#5.2.8.Shift instructions|outline" text:style-name="Internet_20_link" text:visited-style-name="Internet_20_link">12</text:a></text:p>
          <text:p text:style-name="P30"><text:a xlink:type="simple" xlink:href="#5.3.Interrupts|outline" text:style-name="Internet_20_link" text:visited-style-name="Internet_20_link">Interrupts</text:a><text:tab/><text:a xlink:type="simple" xlink:href="#5.3.Interrupts|outline" text:style-name="Internet_20_link" text:visited-style-name="Internet_20_link">13</text:a></text:p>
          <text:p text:style-name="P30"><text:a xlink:type="simple" xlink:href="#5.4.Actions|outline" text:style-name="Internet_20_link" text:visited-style-name="Internet_20_link">Actions</text:a><text:tab/><text:a xlink:type="simple" xlink:href="#5.4.Actions|outline" text:style-name="Internet_20_link" text:visited-style-name="Internet_20_link">14</text:a></text:p>
          <text:p text:style-name="P30"><text:a xlink:type="simple" xlink:href="#5.5.Binary codes|outline" text:style-name="Internet_20_link" text:visited-style-name="Internet_20_link">Binary codes</text:a><text:tab/><text:a xlink:type="simple" xlink:href="#5.5.Binary codes|outline" text:style-name="Internet_20_link" text:visited-style-name="Internet_20_link">15</text:a></text:p>
          <text:p text:style-name="P19"><text:a xlink:type="simple" xlink:href="#5.5.1.Registers|outline" text:style-name="Internet_20_link" text:visited-style-name="Internet_20_link">Registers</text:a><text:tab/><text:a xlink:type="simple" xlink:href="#5.5.1.Registers|outline" text:style-name="Internet_20_link" text:visited-style-name="Internet_20_link">15</text:a></text:p>
          <text:p text:style-name="P19"><text:a xlink:type="simple" xlink:href="#5.5.2.Interrupts|outline" text:style-name="Internet_20_link" text:visited-style-name="Internet_20_link">Interrupts</text:a><text:tab/><text:a xlink:type="simple" xlink:href="#5.5.2.Interrupts|outline" text:style-name="Internet_20_link" text:visited-style-name="Internet_20_link">15</text:a></text:p>
          <text:p text:style-name="P19"><text:a xlink:type="simple" xlink:href="#5.5.3.Actions|outline" text:style-name="Internet_20_link" text:visited-style-name="Internet_20_link">Actions</text:a><text:tab/><text:a xlink:type="simple" xlink:href="#5.5.3.Actions|outline" text:style-name="Internet_20_link" text:visited-style-name="Internet_20_link">15</text:a></text:p>
          <text:p text:style-name="P19"><text:a xlink:type="simple" xlink:href="#5.5.4.Instructions|outline" text:style-name="Internet_20_link" text:visited-style-name="Internet_20_link">Instructions</text:a><text:tab/><text:a xlink:type="simple" xlink:href="#5.5.4.Instructions|outline" text:style-name="Internet_20_link" text:visited-style-name="Internet_20_link">17</text:a></text:p>
          <text:p text:style-name="P28"><text:a xlink:type="simple" xlink:href="#6.Simple World Language|outline" text:style-name="Internet_20_link" text:visited-style-name="Internet_20_link">Simple World Language</text:a><text:tab/><text:a xlink:type="simple" xlink:href="#6.Simple World Language|outline" text:style-name="Internet_20_link" text:visited-style-name="Internet_20_link">21</text:a></text:p>
          <text:p text:style-name="P30"><text:a xlink:type="simple" xlink:href="#6.1.The language|outline" text:style-name="Internet_20_link" text:visited-style-name="Internet_20_link">The language</text:a><text:tab/><text:a xlink:type="simple" xlink:href="#6.1.The language|outline" text:style-name="Internet_20_link" text:visited-style-name="Internet_20_link">21</text:a></text:p>
          <text:p text:style-name="P19"><text:a xlink:type="simple" xlink:href="#6.1.1.Numbers|outline" text:style-name="Internet_20_link" text:visited-style-name="Internet_20_link">Numbers</text:a><text:tab/><text:a xlink:type="simple" xlink:href="#6.1.1.Numbers|outline" text:style-name="Internet_20_link" text:visited-style-name="Internet_20_link">21</text:a></text:p>
          <text:p text:style-name="P19"><text:a xlink:type="simple" xlink:href="#6.1.2.Constants|outline" text:style-name="Internet_20_link" text:visited-style-name="Internet_20_link">Constants</text:a><text:tab/><text:a xlink:type="simple" xlink:href="#6.1.2.Constants|outline" text:style-name="Internet_20_link" text:visited-style-name="Internet_20_link">21</text:a></text:p>
          <text:p text:style-name="P19"><text:a xlink:type="simple" xlink:href="#6.1.3.Labels|outline" text:style-name="Internet_20_link" text:visited-style-name="Internet_20_link">Labels</text:a><text:tab/><text:a xlink:type="simple" xlink:href="#6.1.3.Labels|outline" text:style-name="Internet_20_link" text:visited-style-name="Internet_20_link">21</text:a></text:p>
          <text:p text:style-name="P19"><text:a xlink:type="simple" xlink:href="#6.1.4.Includes|outline" text:style-name="Internet_20_link" text:visited-style-name="Internet_20_link">Includes</text:a><text:tab/><text:a xlink:type="simple" xlink:href="#6.1.4.Includes|outline" text:style-name="Internet_20_link" text:visited-style-name="Internet_20_link">21</text:a></text:p>
          <text:p text:style-name="P19"><text:a xlink:type="simple" xlink:href="#6.1.5.Blocks of memory|outline" text:style-name="Internet_20_link" text:visited-style-name="Internet_20_link">Blocks of memory</text:a><text:tab/><text:a xlink:type="simple" xlink:href="#6.1.5.Blocks of memory|outline" text:style-name="Internet_20_link" text:visited-style-name="Internet_20_link">22</text:a></text:p>
          <text:p text:style-name="P19"><text:a xlink:type="simple" xlink:href="#6.1.6.Function conventions|outline" text:style-name="Internet_20_link" text:visited-style-name="Internet_20_link">Function conventions</text:a><text:tab/><text:a xlink:type="simple" xlink:href="#6.1.6.Function conventions|outline" text:style-name="Internet_20_link" text:visited-style-name="Internet_20_link">22</text:a></text:p>
          <text:p text:style-name="P19"><text:a xlink:type="simple" xlink:href="#6.1.7.Example|outline" text:style-name="Internet_20_link" text:visited-style-name="Internet_20_link">Example</text:a><text:tab/><text:a xlink:type="simple" xlink:href="#6.1.7.Example|outline" text:style-name="Internet_20_link" text:visited-style-name="Internet_20_link">22</text:a></text:p>
          <text:p text:style-name="P30"><text:a xlink:type="simple" xlink:href="#6.2.Compiler|outline" text:style-name="Internet_20_link" text:visited-style-name="Internet_20_link">Compiler</text:a><text:tab/><text:a xlink:type="simple" xlink:href="#6.2.Compiler|outline" text:style-name="Internet_20_link" text:visited-style-name="Internet_20_link">23</text:a></text:p>
          <text:p text:style-name="P30"><text:a xlink:type="simple" xlink:href="#6.3.Decompiler|outline" text:style-name="Internet_20_link" text:visited-style-name="Internet_20_link">Decompiler</text:a><text:tab/><text:a xlink:type="simple" xlink:href="#6.3.Decompiler|outline" text:style-name="Internet_20_link" text:visited-style-name="Internet_20_link">23</text:a></text:p>
          <text:p text:style-name="P30"><text:a xlink:type="simple" xlink:href="#6.4.Standard Library|outline" text:style-name="Internet_20_link" text:visited-style-name="Internet_20_link">Standard Library</text:a><text:tab/><text:a xlink:type="simple" xlink:href="#6.4.Standard Library|outline" text:style-name="Internet_20_link" text:visited-style-name="Internet_20_link">24</text:a></text:p>
          <text:p text:style-name="P19"><text:a xlink:type="simple" xlink:href="#6.4.1.action.swl|outline" text:style-name="Internet_20_link" text:visited-style-name="Internet_20_link">action.swl</text:a><text:tab/><text:a xlink:type="simple" xlink:href="#6.4.1.action.swl|outline" text:style-name="Internet_20_link" text:visited-style-name="Internet_20_link">24</text:a></text:p>
          <text:p text:style-name="P19"><text:a xlink:type="simple" xlink:href="#6.4.2.error.swl|outline" text:style-name="Internet_20_link" text:visited-style-name="Internet_20_link">error.swl</text:a><text:tab/><text:a xlink:type="simple" xlink:href="#6.4.2.error.swl|outline" text:style-name="Internet_20_link" text:visited-style-name="Internet_20_link">25</text:a></text:p>
          <text:p text:style-name="P19"><text:a xlink:type="simple" xlink:href="#6.4.3.event.swl|outline" text:style-name="Internet_20_link" text:visited-style-name="Internet_20_link">event.swl</text:a><text:tab/><text:a xlink:type="simple" xlink:href="#6.4.3.event.swl|outline" text:style-name="Internet_20_link" text:visited-style-name="Internet_20_link">26</text:a></text:p>
          <text:p text:style-name="P19"><text:a xlink:type="simple" xlink:href="#6.4.4.interrupt.swl|outline" text:style-name="Internet_20_link" text:visited-style-name="Internet_20_link">interrupt.swl</text:a><text:tab/><text:a xlink:type="simple" xlink:href="#6.4.4.interrupt.swl|outline" text:style-name="Internet_20_link" text:visited-style-name="Internet_20_link">26</text:a></text:p>
          <text:p text:style-name="P19"><text:a xlink:type="simple" xlink:href="#6.4.5.math.swl|outline" text:style-name="Internet_20_link" text:visited-style-name="Internet_20_link">math.swl</text:a><text:tab/><text:a xlink:type="simple" xlink:href="#6.4.5.math.swl|outline" text:style-name="Internet_20_link" text:visited-style-name="Internet_20_link">26</text:a></text:p>
          <text:p text:style-name="P19"><text:a xlink:type="simple" xlink:href="#6.4.6.memory.swl|outline" text:style-name="Internet_20_link" text:visited-style-name="Internet_20_link">memory.swl</text:a><text:tab/><text:a xlink:type="simple" xlink:href="#6.4.6.memory.swl|outline" text:style-name="Internet_20_link" text:visited-style-name="Internet_20_link">27</text:a></text:p>
          <text:p text:style-name="P19"><text:a xlink:type="simple" xlink:href="#6.4.7.random.swl|outline" text:style-name="Internet_20_link" text:visited-style-name="Internet_20_link">random.swl</text:a><text:tab/><text:a xlink:type="simple" xlink:href="#6.4.7.random.swl|outline" text:style-name="Internet_20_link" text:visited-style-name="Internet_20_link">27</text:a></text:p>
          <text:p text:style-name="P19"><text:a xlink:type="simple" xlink:href="#6.4.8.stack.swl|outline" text:style-name="Internet_20_link" text:visited-style-name="Internet_20_link">stack.swl</text:a><text:tab/><text:a xlink:type="simple" xlink:href="#6.4.8.stack.swl|outline" text:style-name="Internet_20_link" text:visited-style-name="Internet_20_link">27</text:a></text:p>
          <text:p text:style-name="P19"><text:a xlink:type="simple" xlink:href="#6.4.9.status.swl|outline" text:style-name="Internet_20_link" text:visited-style-name="Internet_20_link">status.swl</text:a><text:tab/><text:a xlink:type="simple" xlink:href="#6.4.9.status.swl|outline" text:style-name="Internet_20_link" text:visited-style-name="Internet_20_link">27</text:a></text:p>
          <text:p text:style-name="P19"><text:a xlink:type="simple" xlink:href="#6.4.10.time.swl|outline" text:style-name="Internet_20_link" text:visited-style-name="Internet_20_link">time.swl</text:a><text:tab/><text:a xlink:type="simple" xlink:href="#6.4.10.time.swl|outline" text:style-name="Internet_20_link" text:visited-style-name="Internet_20_link">28</text:a></text:p>
          <text:p text:style-name="P28"><text:a xlink:type="simple" xlink:href="#7.Database|outline" text:style-name="Internet_20_link" text:visited-style-name="Internet_20_link">Database</text:a><text:tab/><text:a xlink:type="simple" xlink:href="#7.Database|outline" text:style-name="Internet_20_link" text:visited-style-name="Internet_20_link">29</text:a></text:p>
          <text:p text:style-name="P30"><text:a xlink:type="simple" xlink:href="#7.1.Bug|outline" text:style-name="Internet_20_link" text:visited-style-name="Internet_20_link">Bug</text:a><text:tab/><text:a xlink:type="simple" xlink:href="#7.1.Bug|outline" text:style-name="Internet_20_link" text:visited-style-name="Internet_20_link">29</text:a></text:p>
          <text:p text:style-name="P30"><text:a xlink:type="simple" xlink:href="#7.2.Egg|outline" text:style-name="Internet_20_link" text:visited-style-name="Internet_20_link">Egg</text:a><text:tab/><text:a xlink:type="simple" xlink:href="#7.2.Egg|outline" text:style-name="Internet_20_link" text:visited-style-name="Internet_20_link">29</text:a></text:p>
          <text:p text:style-name="P30"><text:a xlink:type="simple" xlink:href="#7.3.Code|outline" text:style-name="Internet_20_link" text:visited-style-name="Internet_20_link">Code</text:a><text:tab/><text:a xlink:type="simple" xlink:href="#7.3.Code|outline" text:style-name="Internet_20_link" text:visited-style-name="Internet_20_link">29</text:a></text:p>
          <text:p text:style-name="P30"><text:a xlink:type="simple" xlink:href="#7.4.CPU|outline" text:style-name="Internet_20_link" text:visited-style-name="Internet_20_link">CPU</text:a><text:tab/><text:a xlink:type="simple" xlink:href="#7.4.CPU|outline" text:style-name="Internet_20_link" text:visited-style-name="Internet_20_link">29</text:a></text:p>
          <text:p text:style-name="P30"><text:a xlink:type="simple" xlink:href="#7.5.Mutations|outline" text:style-name="Internet_20_link" text:visited-style-name="Internet_20_link">Mutations</text:a><text:tab/><text:a xlink:type="simple" xlink:href="#7.5.Mutations|outline" text:style-name="Internet_20_link" text:visited-style-name="Internet_20_link">30</text:a></text:p>
          <text:p text:style-name="P30"><text:a xlink:type="simple" xlink:href="#7.6.Environment|outline" text:style-name="Internet_20_link" text:visited-style-name="Internet_20_link">Environment</text:a><text:tab/><text:a xlink:type="simple" xlink:href="#7.6.Environment|outline" text:style-name="Internet_20_link" text:visited-style-name="Internet_20_link">30</text:a></text:p>
        </text:index-body>
      </text:table-of-content>
      <text:p text:style-name="SW_5f_BasePara"/>
      <text:h text:style-name="P22" text:outline-level="1">Simple World</text:h>
      <text:p text:style-name="SW_5f_Text">Simple World is the simulation of a world and the beings that inhabit it. Simple World tries to reproduce the basic elements that define a simple world. The objective of the project is to observe the evolution of this world and of these beings.</text:p>
      <text:p text:style-name="SW_5f_Text">The elements that compound Simple World are:</text:p>
      <text:list text:style-name="L1">
        <text:list-item>
          <text:p text:style-name="P45">The <text:span text:style-name="T8">World</text:span>: the place where all the things happen.</text:p>
        </text:list-item>
        <text:list-item>
          <text:p text:style-name="P45">The <text:span text:style-name="T8">bugs</text:span>: a form of life that lives in this world. Their objective is to survive, so they must fight each other.</text:p>
        </text:list-item>
        <text:list-item>
          <text:p text:style-name="P45">The <text:span text:style-name="T8">database</text:span>: the storage of the changes that suffer the first two elements. This information allow to follow the evolution of Simple World.</text:p>
        </text:list-item>
      </text:list>
      <text:h text:style-name="SW_5f_Title2" text:outline-level="2">Versions</text:h>
      <text:p text:style-name="SW_5f_Text">From time to time, the specification of Simple World can change. So, the versions of Simple World are numbered. The version number has two parts:</text:p>
      <text:list text:style-name="L2">
        <text:list-item>
          <text:p text:style-name="P48">The version number is increased when a backward incompatible change is made in the specification.</text:p>
        </text:list-item>
        <text:list-item>
          <text:p text:style-name="P48">The revision number is increased when a backward compatible change is made in the specification.</text:p>
        </text:list-item>
      </text:list>
      <text:p text:style-name="SW_5f_Text">This means that bugs designed for a version or evolved in a version must work in all the future revisions of this specification version.</text:p>
      <text:p text:style-name="SW_5f_Text">Versions should be source compatible, but this is not guaranteed. The source compatibility is only important for bugs developed, and not for bugs that evolve in the World because them can have mutations in their code.</text:p>
      <text:p text:style-name="SW_5f_Text">This document is the specification for the version 1.0 of Simple World.</text:p>
      <text:h text:style-name="SW_5f_Title2" text:outline-level="2">Changes</text:h>
      <text:p text:style-name="SW_5f_Text">These are changes to the version 1.0 before it was completely coded.</text:p>
      <text:h text:style-name="SW_5f_Title3" text:outline-level="3">08/07/2007</text:h>
      <text:list text:style-name="L3">
        <text:list-item>
          <text:p text:style-name="P32">First version of the specification.</text:p>
        </text:list-item>
      </text:list>
      <text:h text:style-name="SW_5f_Title3" text:outline-level="3"><text:date style:data-style-name="N36" text:date-value="2007-07-11T08:14:45.95" text:fixed="true">11/07/2007</text:date></text:h>
      <text:list text:style-name="L4">
        <text:list-item>
          <text:p text:style-name="P33">Add a parameter to the <text:span text:style-name="T4">Myself</text:span> and <text:span text:style-name="T4">Information</text:span> actions to select what information must be returned. This equals these two actions to the rest of them.</text:p>
        </text:list-item>
      </text:list>
      <text:h text:style-name="SW_5f_Title3" text:outline-level="3"><text:date style:data-style-name="N36" text:date-value="2007-07-15T08:10:48" text:fixed="true">15/07/2007</text:date></text:h>
      <text:list text:style-name="L5">
        <text:list-item>
          <text:p text:style-name="P34">The bugs have a size, that depends on the size of the code and is constant, and a energy, that can vary. The bug dies if the energy is 0.</text:p>
        </text:list-item>
        <text:list-item>
          <text:p text:style-name="P34">When a bug dies it becomes food.</text:p>
        </text:list-item>
        <text:list-item>
          <text:p text:style-name="P34">The action <text:span text:style-name="T4">eat</text:span> returns the energy gained after eating a element.</text:p>
        </text:list-item>
      </text:list>
      <text:h text:style-name="SW_5f_Title3" text:outline-level="3"><text:date style:data-style-name="N36" text:date-value="2007-07-17T10:17:22.97" text:fixed="true">17/07/2007</text:date></text:h>
      <text:list text:style-name="L6">
        <text:list-item>
          <text:p text:style-name="P37">Remove from the <text:span text:style-name="T4">Standard Library</text:span> the files: chars.swl and string.swl.</text:p>
        </text:list-item>
        <text:list-item>
          <text:p text:style-name="P37">Remove from the <text:span text:style-name="T4">Standard Library</text:span> the files: alloc.swl and list.swl.</text:p>
        </text:list-item>
        <text:list-item>
          <text:p text:style-name="P37">Remove from the <text:span text:style-name="T4">Standard Library</text:span> the files: fixed.swl.</text:p>
        </text:list-item>
      </text:list>
      <text:h text:style-name="SW_5f_Title2" text:outline-level="2">Links</text:h>
      <text:p text:style-name="SW_5f_Text">These are the URLs of the project:</text:p>
      <text:list text:style-name="L7">
        <text:list-item>
          <text:p text:style-name="P50"><text:a xlink:type="simple" xlink:href="http://simpleworld.sourceforge.net/">Homepage of Simple World</text:a> [http://simpleworld.sourceforge.net]</text:p>
        </text:list-item>
        <text:list-item>
          <text:p text:style-name="P50"><text:a xlink:type="simple" xlink:href="http://sourceforge.net/projects/simpleworld">Project in SourceForge.net</text:a> [http://sourceforge.net/projects/simpleworld]</text:p>
        </text:list-item>
      </text:list>
      <text:p text:style-name="SW_5f_List"/>
      <text:h text:style-name="P23" text:outline-level="1">World</text:h>
      <text:p text:style-name="SW_5f_Text">The World is a bidimensional plane with the edges connected; this means that there aren't top, bottom, left or right limits. The size of the World is defined when it's created and can't be changed.</text:p>
      <text:p text:style-name="SW_5f_Text">The only elements of the World are the bugs in their different stages: eggs, bugs and food (dead bugs).</text:p>
      <text:p text:style-name="SW_5f_Text">In each cycle of the World a instruction in every bug is executed. The order of the bugs is set by its birth, this means that during the cycle, a old bug is executed before than a new one.</text:p>
      <text:h text:style-name="SW_5f_Title2" text:outline-level="2">Environment</text:h>
      <text:p text:style-name="SW_5f_Text">The environment of Simple World can change. The environment is formed by:</text:p>
      <text:list text:style-name="L8">
        <text:list-item>
          <text:p text:style-name="P52">Energy with which the developed bugs begin.</text:p>
        </text:list-item>
        <text:list-item>
          <text:p text:style-name="P52">The cycles that a egg needs to become a bug.</text:p>
        </text:list-item>
        <text:list-item>
          <text:p text:style-name="P52">Percent of mutations in new code.</text:p>
        </text:list-item>
        <text:list-item>
          <text:p text:style-name="P52">Energy needed for each action: move, fight, etc.</text:p>
        </text:list-item>
      </text:list>
      <text:h text:style-name="SW_5f_Title2" text:outline-level="2">Actions</text:h>
      <text:p text:style-name="SW_5f_Text">The bugs interact with the World and with other bugs making actions. While doing a action, the bug can't do nothing. These actions take 16 (2<text:span text:style-name="T3">4</text:span>) cycles. A action can only be aborted if the bug receives a event.</text:p>
      <text:p text:style-name="SW_5f_Text">The World allow to the bugs to do a few actions:</text:p>
      <text:list text:style-name="L9">
        <text:list-item>
          <text:p text:style-name="P56"><text:span text:style-name="T9">Do </text:span><text:span text:style-name="T8">nothing</text:span>. This can be useful if the bug has nothing to do and wants to wait for World Events in the next 16 cycles.</text:p>
        </text:list-item>
        <text:list-item>
          <text:p text:style-name="P56"><text:span text:style-name="T9">Get information about the bug</text:span> <text:span text:style-name="T8">itself</text:span>: id, size, energy, position and orientation.</text:p>
        </text:list-item>
        <text:list-item>
          <text:p text:style-name="P56"><text:span text:style-name="T8">Detect</text:span> what is in front of the bug: nothing, a egg, a bug or food.</text:p>
        </text:list-item>
        <text:list-item>
          <text:p text:style-name="P56"><text:span text:style-name="T9">Get </text:span><text:span text:style-name="T8">information</text:span> about the object in front of the bug: id, size, energy and orientation.</text:p>
        </text:list-item>
        <text:list-item>
          <text:p text:style-name="P56"><text:span text:style-name="T8">Move</text:span>: <text:span text:style-name="T10">forward</text:span> and <text:span text:style-name="T10">backward</text:span>.</text:p>
        </text:list-item>
        <text:list-item>
          <text:p text:style-name="P56"><text:span text:style-name="T8">Turn</text:span>: <text:span text:style-name="T10">left</text:span> and <text:span text:style-name="T10">right</text:span>.</text:p>
        </text:list-item>
        <text:list-item>
          <text:p text:style-name="P56"><text:span text:style-name="T8">Atack</text:span> the bug that is in front of the bug.</text:p>
        </text:list-item>
        <text:list-item>
          <text:p text:style-name="P56"><text:span text:style-name="T8">Eat</text:span> the egg or the food that is in front of the bug.</text:p>
        </text:list-item>
        <text:list-item>
          <text:p text:style-name="P56"><text:span text:style-name="T9">Create a </text:span><text:span text:style-name="T8">egg</text:span> in front of the bug.</text:p>
        </text:list-item>
      </text:list>
      <text:p text:style-name="SW_5f_Text">Actions can return some information to the bug after its finalization. For example, all the actions return if the action could be done or not. But some actions can return another value.</text:p>
      <text:p text:style-name="SW_5f_Text">The attack operation takes as a parameter the energy of the bug that will be used to do the action. This energy is the the damage that the attacked bug will receive.</text:p>
      <text:h text:style-name="SW_5f_Title2" text:outline-level="2">Events</text:h>
      <text:p text:style-name="SW_5f_Text">The bug receives the changes in the World as events. In a cycle a bug can be the objective of several events, but only the last one is stored. This event is sent to the bug in the next cycle.</text:p>
      <text:p text:style-name="SW_5f_Text">There are two kinds of events that the World sends to the bugs:</text:p>
      <text:list text:style-name="L10">
        <text:list-item>
          <text:p text:style-name="P40"><text:span text:style-name="T8">Timer Interrupt</text:span>: After 64 (2<text:span text:style-name="T2">6</text:span>) cycles, the World sends a <text:span text:style-name="T4">Timer Interrupt</text:span> to all the bugs that have this interrupt enabled. This event has the highest priority.</text:p>
        </text:list-item>
        <text:list-item>
          <text:p text:style-name="P40"><text:span text:style-name="T8">World Events</text:span>: The bugs can receive events that inform of changes in the World that affect itself.</text:p>
        </text:list-item>
      </text:list>
      <text:p text:style-name="SW_5f_Text">The World sends to the bugs the following World Events:</text:p>
      <text:list text:style-name="L11">
        <text:list-item>
          <text:p text:style-name="P42"><text:span text:style-name="T8">Attack</text:span>: other bug is attacking the bug.</text:p>
        </text:list-item>
      </text:list>
      <text:h text:style-name="SW_5f_Title2" text:outline-level="2">Mutations</text:h>
      <text:p text:style-name="SW_5f_Text">When a bug reproduces it creates an egg. Sometimes the code assigned to this egg can mutate. The mutations are the base of the evolution, the way to improve the code of the bugs.</text:p>
      <text:p text:style-name="SW_5f_Text">If the mutations do something useful, the bug has evolved. If the mutations are executed and have errors the bug dies. So, the percentage of mutations it's very important. In 64 kilobytes of code a bug can have a maximum of 16384 (16*1024) instructions. So, a low percentage of mutations is far less than 1/16384.</text:p>
      <text:p text:style-name="SW_5f_Text">The types of mutations are:</text:p>
      <text:list text:style-name="L12">
        <text:list-item>
          <text:p text:style-name="P65">Addition of random code.</text:p>
        </text:list-item>
        <text:list-item>
          <text:p text:style-name="P65">Elimination of code.</text:p>
        </text:list-item>
        <text:list-item>
          <text:p text:style-name="P65">Permutation of code.</text:p>
        </text:list-item>
      </text:list>
      <text:h text:style-name="P23" text:outline-level="1">Bugs</text:h>
      <text:p text:style-name="SW_5f_Text">The bugs have a code (their ADN) where the actions that they do are defined. At the begining, this code must be programmed but, once the bugs reproduce, this code can undergo mutations. So, after several generations of bugs, the original code (the code programmed) and the code executed by a bug can vary a lot.</text:p>
      <text:h text:style-name="SW_5f_Title2" text:outline-level="2">Communication with the World</text:h>
      <text:p text:style-name="SW_5f_Text">Bugs have only two communication mechanisms:</text:p>
      <text:list text:style-name="L13">
        <text:list-item>
          <text:p text:style-name="P43"><text:span text:style-name="T8">Actions</text:span>: the output to the World.</text:p>
        </text:list-item>
        <text:list-item>
          <text:p text:style-name="P43"><text:span text:style-name="T8">Events</text:span>: the input from the World.</text:p>
        </text:list-item>
      </text:list>
      <text:p text:style-name="SW_5f_Text">Events are sent to the bug immediately, but bug actions take several cycles and can be cancelled.</text:p>
      <text:h text:style-name="SW_5f_Title2" text:outline-level="2">Reproduction</text:h>
      <text:p text:style-name="SW_5f_Text">The bugs can reproduce by creating an egg. When the egg is created, the code of the father is passed to the son. At this point is where the code can mutate. After some cycles the egg will become a bug and will begin to live.</text:p>
      <text:p text:style-name="SW_5f_Text">There is only a form of reproduction: <text:span text:style-name="T8">asexual reproduction</text:span>. There is no way to mix the code of several bugs.</text:p>
      <text:h text:style-name="SW_5f_Title2" text:outline-level="2">Size</text:h>
      <text:p text:style-name="SW_5f_Text">The size of the bug is the lenght of its code. The size of the bug is constant from the egg stage to its dead.</text:p>
      <text:h text:style-name="SW_5f_Title2" text:outline-level="2">Energy</text:h>
      <text:p text:style-name="SW_5f_Text">The bug starts with the energy that the father sent to it when the egg was created. This energy can increase by eating eggs or food (dead bugs), gaining the size of the element, and can decrease by doing actions or when the bug is attacked, losing the energy of the attack.</text:p>
      <text:p text:style-name="SW_5f_Text">When energy reaches to 0 the bug dies and it becomes food that other bugs can eat. This means that the main objective of the bugs must be to find, fight and eat others bugs.</text:p>
      <text:h text:style-name="P23" text:outline-level="1">CPU</text:h>
      <text:p text:style-name="SW_5f_Text">Every bug has its own CPU. This CPU is the virtual machine where the code of each bugs is executed.</text:p>
      <text:p text:style-name="SW_5f_Text">The characteristics of the CPU are:</text:p>
      <text:list text:style-name="L14">
        <text:list-item>
          <text:p text:style-name="P68"><text:span text:style-name="T8">RISC</text:span> architecture: load/store architecture with all the instructions of the same length and execution time.</text:p>
        </text:list-item>
        <text:list-item>
          <text:p text:style-name="P68"><text:span text:style-name="T8">32 bits</text:span> for registers and words of memory.</text:p>
        </text:list-item>
        <text:list-item>
          <text:p text:style-name="P68"><text:span text:style-name="T8">16 registers</text:span>.</text:p>
        </text:list-item>
        <text:list-item>
          <text:p text:style-name="P68">Addresses of 16 bits: maximum of <text:span text:style-name="T8">64 KBytes of memory</text:span>.</text:p>
        </text:list-item>
        <text:list-item>
          <text:p text:style-name="P68"><text:span text:style-name="T8">Big Endian</text:span>: the most significant byte is stored at the lowest address.</text:p>
        </text:list-item>
      </text:list>
      <text:h text:style-name="SW_5f_Title2" text:outline-level="2">Registers</text:h>
      <text:p text:style-name="SW_5f_Text">There are 16 registers: 13 general purpose registers: r0, r1, r2, ... r12 and 3 special registers.</text:p>
      <table:table table:name="Táboa2" table:style-name="Táboa2">
        <table:table-column table:style-name="Táboa2.A"/>
        <table:table-column table:style-name="Táboa2.B"/>
        <table:table-column table:style-name="Táboa2.C"/>
        <table:table-header-rows>
          <table:table-row>
            <table:table-cell table:style-name="Táboa2.A1" office:value-type="string" table:protected="true">
              <text:p text:style-name="SW_5f_TableIndex">Name</text:p>
            </table:table-cell>
            <table:table-cell table:style-name="Táboa2.A1" office:value-type="string" table:protected="true">
              <text:p text:style-name="SW_5f_TableIndex">Short name</text:p>
            </table:table-cell>
            <table:table-cell table:style-name="Táboa2.C1" office:value-type="string" table:protected="true">
              <text:p text:style-name="SW_5f_TableIndex">Definition</text:p>
            </table:table-cell>
          </table:table-row>
        </table:table-header-rows>
        <table:table-row>
          <table:table-cell table:style-name="Táboa2.A2" office:value-type="string">
            <text:p text:style-name="P12">General purpose registers</text:p>
          </table:table-cell>
          <table:table-cell table:style-name="Táboa2.A2" office:value-type="string">
            <text:p text:style-name="SW_5f_Text">r0 ... r12</text:p>
          </table:table-cell>
          <table:table-cell table:style-name="Táboa2.C2" office:value-type="string">
            <text:p text:style-name="SW_5f_Text">General purpose registers.</text:p>
          </table:table-cell>
        </table:table-row>
        <table:table-row>
          <table:table-cell table:style-name="Táboa2.A2" office:value-type="string">
            <text:p text:style-name="P12">Program Counter</text:p>
          </table:table-cell>
          <table:table-cell table:style-name="Táboa2.A2" office:value-type="string">
            <text:p text:style-name="SW_5f_Text">pc</text:p>
          </table:table-cell>
          <table:table-cell table:style-name="Táboa2.C2" office:value-type="string">
            <text:p text:style-name="SW_5f_Text">Pointer to the next instruction to be load from memory.</text:p>
          </table:table-cell>
        </table:table-row>
        <table:table-row>
          <table:table-cell table:style-name="Táboa2.A2" office:value-type="string">
            <text:p text:style-name="P12">Stack Pointer</text:p>
          </table:table-cell>
          <table:table-cell table:style-name="Táboa2.A2" office:value-type="string">
            <text:p text:style-name="SW_5f_Text">stp</text:p>
          </table:table-cell>
          <table:table-cell table:style-name="Táboa2.C2" office:value-type="string">
            <text:p text:style-name="SW_5f_Text">Pointer to the top of the stack in memory. The stack grows up to lower addresses.</text:p>
          </table:table-cell>
        </table:table-row>
        <table:table-row>
          <table:table-cell table:style-name="Táboa2.A2" office:value-type="string">
            <text:p text:style-name="P12">Interrupt Table Pointer</text:p>
          </table:table-cell>
          <table:table-cell table:style-name="Táboa2.A2" office:value-type="string">
            <text:p text:style-name="SW_5f_Text">itp</text:p>
          </table:table-cell>
          <table:table-cell table:style-name="Táboa2.C2" office:value-type="string">
            <text:p text:style-name="SW_5f_Text">Pointer to the Interrupt Table.</text:p>
          </table:table-cell>
        </table:table-row>
      </table:table>
      <text:p text:style-name="Table">Table <text:sequence text:ref-name="refTable0" text:name="Table" text:formula="ooow:Table+1" style:num-format="1">1</text:sequence>. Registers</text:p>
      <text:h text:style-name="SW_5f_Title2" text:outline-level="2">Instruction set</text:h>
      <text:h text:style-name="SW_5f_Title3" text:outline-level="3">Instruction types</text:h>
      <text:p text:style-name="SW_5f_Text"><text:span text:style-name="T5">As the CUP has a </text:span><text:span text:style-name="T7">RISC architecture</text:span><text:span text:style-name="T5">, a</text:span>ll the instructions occupy the same space: 32 bits.</text:p>
      <text:p text:style-name="SW_5f_Text">There are 5 types of instruction. All the instructions fix in one of this types. The identificator of each type is set by the number of parameters that the instruction have and an optional <text:span text:style-name="T4">i</text:span> or <text:span text:style-name="T4">r</text:span> to specify if the last parameter is a inmediate value or a register.</text:p>
      <table:table table:name="Táboa4" table:style-name="Táboa4">
        <table:table-column table:style-name="Táboa4.A"/>
        <table:table-column table:style-name="Táboa4.B"/>
        <table:table-column table:style-name="Táboa4.C"/>
        <table:table-column table:style-name="Táboa4.D"/>
        <table:table-column table:style-name="Táboa4.E"/>
        <table:table-column table:style-name="Táboa4.F"/>
        <table:table-column table:style-name="Táboa4.G"/>
        <table:table-column table:style-name="Táboa4.H"/>
        <table:table-header-rows>
          <table:table-row>
            <table:table-cell table:style-name="Táboa4.A1" office:value-type="string" table:protected="true">
              <text:p text:style-name="SW_5f_TableIndex">Type</text:p>
            </table:table-cell>
            <table:table-cell table:style-name="Táboa4.A1" office:value-type="string" table:protected="true">
              <text:p text:style-name="SW_5f_TableIndex">8 bits</text:p>
            </table:table-cell>
            <table:table-cell table:style-name="Táboa4.A1" table:number-columns-spanned="2" office:value-type="string" table:protected="true">
              <text:p text:style-name="SW_5f_TableIndex">8 bits</text:p>
            </table:table-cell>
            <table:covered-table-cell/>
            <table:table-cell table:style-name="Táboa4.A1" table:number-columns-spanned="2" office:value-type="string" table:protected="true">
              <text:p text:style-name="SW_5f_TableIndex">8 bits</text:p>
            </table:table-cell>
            <table:covered-table-cell/>
            <table:table-cell table:style-name="Táboa4.G1" table:number-columns-spanned="2" office:value-type="string" table:protected="true">
              <text:p text:style-name="SW_5f_TableIndex">8 bits</text:p>
            </table:table-cell>
            <table:covered-table-cell/>
          </table:table-row>
        </table:table-header-rows>
        <table:table-row>
          <table:table-cell table:style-name="Táboa4.A2" office:value-type="string">
            <text:p text:style-name="P12">T0</text:p>
          </table:table-cell>
          <table:table-cell table:style-name="Táboa4.A2" office:value-type="string">
            <text:p text:style-name="SW_5f_Text">Instruction</text:p>
          </table:table-cell>
          <table:table-cell table:style-name="Táboa4.A2" table:number-columns-spanned="2" office:value-type="string">
            <text:p text:style-name="SW_5f_Text"/>
          </table:table-cell>
          <table:covered-table-cell/>
          <table:table-cell table:style-name="Táboa4.A2" office:value-type="string">
            <text:p text:style-name="SW_5f_Text"/>
          </table:table-cell>
          <table:table-cell table:style-name="Táboa4.F2" table:number-columns-spanned="3" office:value-type="string">
            <text:p text:style-name="SW_5f_Text"/>
          </table:table-cell>
          <table:covered-table-cell/>
          <table:covered-table-cell/>
        </table:table-row>
        <table:table-row>
          <table:table-cell table:style-name="Táboa4.A2" office:value-type="string">
            <text:p text:style-name="P14">T1</text:p>
          </table:table-cell>
          <table:table-cell table:style-name="Táboa4.A2" office:value-type="string">
            <text:p text:style-name="SW_5f_Table">Instruction</text:p>
          </table:table-cell>
          <table:table-cell table:style-name="Táboa4.A2" table:number-columns-spanned="2" office:value-type="string">
            <text:p text:style-name="SW_5f_Table"/>
          </table:table-cell>
          <table:covered-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Register</text:p>
          </table:table-cell>
        </table:table-row>
        <table:table-row>
          <table:table-cell table:style-name="Táboa4.A2" office:value-type="string">
            <text:p text:style-name="P14">T3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3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Register</text:p>
          </table:table-cell>
        </table:table-row>
      </table:table>
      <text:p text:style-name="Table">Table <text:sequence text:ref-name="refTable1" text:name="Table" text:formula="ooow:Table+1" style:num-format="1">2</text:sequence>. Types of instruction</text:p>
      <text:h text:style-name="SW_5f_Title3" text:outline-level="3">Management instructions</text:h>
      <text:p text:style-name="SW_5f_Text">Instructions to controlate the CPU.</text:p>
      <table:table table:name="Táboa5" table:style-name="Táboa5">
        <table:table-column table:style-name="Táboa5.A"/>
        <table:table-column table:style-name="Táboa5.B"/>
        <table:table-column table:style-name="Táboa5.C"/>
        <table:table-header-rows>
          <table:table-row>
            <table:table-cell table:style-name="Táboa5.A1" office:value-type="string" table:protected="true">
              <text:p text:style-name="SW_5f_TableIndex">Instruction</text:p>
            </table:table-cell>
            <table:table-cell table:style-name="Táboa5.A1" office:value-type="string" table:protected="true">
              <text:p text:style-name="SW_5f_TableIndex">Type</text:p>
            </table:table-cell>
            <table:table-cell table:style-name="Táboa5.C1" office:value-type="string" table:protected="true">
              <text:p text:style-name="SW_5f_TableIndex">Description</text:p>
            </table:table-cell>
          </table:table-row>
        </table:table-header-rows>
        <table:table-row>
          <table:table-cell table:style-name="Táboa5.A2" office:value-type="string">
            <text:p text:style-name="P14">stop</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Stop the CPU.</text:p>
                </table:table-cell>
              </table:table-row>
              <table:table-row>
                <table:table-cell table:style-name="Táboa5.C2.1.1" office:value-type="string">
                  <text:p text:style-name="SW_5f_Code"><text:span text:style-name="SWL_5f_Instruction">stop</text:span></text:p>
                </table:table-cell>
              </table:table-row>
            </table:table>
          </table:table-cell>
        </table:table-row>
        <table:table-row>
          <table:table-cell table:style-name="Táboa5.A2" office:value-type="string">
            <text:p text:style-name="P14">restart</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Restart the CPU (zeroing the registers).</text:p>
                </table:table-cell>
              </table:table-row>
              <table:table-row>
                <table:table-cell table:style-name="Táboa5.C2.1.1" office:value-type="string">
                  <text:p text:style-name="SW_5f_Code"><text:span text:style-name="SWL_5f_Instruction">restart</text:span></text:p>
                </table:table-cell>
              </table:table-row>
            </table:table>
          </table:table-cell>
        </table:table-row>
      </table:table>
      <text:p text:style-name="Table">Table <text:sequence text:ref-name="refTable2" text:name="Table" text:formula="ooow:Table+1" style:num-format="1">3</text:sequence>. Management instructions</text:p>
      <text:h text:style-name="SW_5f_Title3" text:outline-level="3">Load/Store instructions</text:h>
      <text:p text:style-name="SW_5f_Text">These are 4 types of instructions:</text:p>
      <text:list text:style-name="L15">
        <text:list-item>
          <text:p text:style-name="P73">Move: Instructions to move the value of a register to other register.</text:p>
        </text:list-item>
        <text:list-item>
          <text:p text:style-name="P73">Stack: Instructions to push/pop a value to/from the stack.</text:p>
        </text:list-item>
        <text:list-item>
          <text:p text:style-name="P73">Load: Instructions to load a value from memory to a register.</text:p>
        </text:list-item>
        <text:list-item>
          <text:p text:style-name="P73">Store: Instructions to store a value from a register to memory.</text:p>
        </text:list-item>
      </text:list>
      <table:table table:name="Táboa1" table:style-name="Táboa1">
        <table:table-column table:style-name="Táboa1.A"/>
        <table:table-column table:style-name="Táboa1.B"/>
        <table:table-column table:style-name="Táboa1.C"/>
        <table:table-header-rows>
          <table:table-row>
            <table:table-cell table:style-name="Táboa1.A1" office:value-type="string" table:protected="true">
              <text:p text:style-name="SW_5f_TableIndex">Instruction</text:p>
            </table:table-cell>
            <table:table-cell table:style-name="Táboa1.A1" office:value-type="string" table:protected="true">
              <text:p text:style-name="SW_5f_TableIndex">Type</text:p>
            </table:table-cell>
            <table:table-cell table:style-name="Táboa1.C1" office:value-type="string" table:protected="true">
              <text:p text:style-name="SW_5f_TableIndex">Description</text:p>
            </table:table-cell>
          </table:table-row>
        </table:table-header-rows>
        <table:table-row>
          <table:table-cell table:style-name="Táboa1.A2" office:value-type="string">
            <text:p text:style-name="P14">move</text:p>
          </table:table-cell>
          <table:table-cell table:style-name="Táboa1.A2" office:value-type="string">
            <text:p text:style-name="SW_5f_Table">T2</text:p>
          </table:table-cell>
          <table:table-cell>
            <table:table table:is-sub-table="true">
              <table:table-column table:style-name="Táboa1.C"/>
              <table:table-row>
                <table:table-cell table:style-name="Táboa1.C2.1.1" office:value-type="string">
                  <text:p text:style-name="SW_5f_Table">Move the content of a register to other register.</text:p>
                </table:table-cell>
              </table:table-row>
              <table:table-row>
                <table:table-cell table:style-name="Táboa1.C2.1.1" office:value-type="string">
                  <text:p text:style-name="SW_5f_Code"><text:span text:style-name="SWL_5f_Instruction">move</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swap</text:p>
          </table:table-cell>
          <table:table-cell table:style-name="Táboa1.A2" office:value-type="string">
            <text:p text:style-name="SW_5f_Table">T2</text:p>
          </table:table-cell>
          <table:table-cell>
            <table:table table:is-sub-table="true">
              <table:table-column table:style-name="Táboa1.C"/>
              <table:table-row>
                <table:table-cell table:style-name="Táboa1.C2.1.1" office:value-type="string">
                  <text:p text:style-name="SW_5f_Table">Swap the high half-word and the low half-word.</text:p>
                </table:table-cell>
              </table:table-row>
              <table:table-row>
                <table:table-cell table:style-name="Táboa1.C2.1.1" office:value-type="string">
                  <text:p text:style-name="SW_5f_Code"><text:span text:style-name="SWL_5f_Instruction">swap</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push</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content of the register to the top of the stack.</text:p>
                </table:table-cell>
              </table:table-row>
              <table:table-row>
                <table:table-cell table:style-name="Táboa1.C2.1.1" office:value-type="string">
                  <text:p text:style-name="SW_5f_Code"><text:span text:style-name="SWL_5f_Instruction">push</text:span> <text:span text:style-name="SWL_5f_Register">REG_SRC</text:span></text:p>
                </table:table-cell>
              </table:table-row>
            </table:table>
          </table:table-cell>
        </table:table-row>
        <table:table-row>
          <table:table-cell table:style-name="Táboa1.A2" office:value-type="string">
            <text:p text:style-name="P14">pop</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top of the stack to a register.</text:p>
                </table:table-cell>
              </table:table-row>
              <table:table-row>
                <table:table-cell table:style-name="Táboa1.C2.1.1" office:value-type="string">
                  <text:p text:style-name="SW_5f_Code"><text:span text:style-name="SWL_5f_Instruction">pop</text:span> <text:span text:style-name="SWL_5f_Register">REG_DST</text:span></text:p>
                </table:table-cell>
              </table:table-row>
            </table:table>
          </table:table-cell>
        </table:table-row>
        <table:table-row>
          <table:table-cell table:style-name="Táboa1.A2" office:value-type="string">
            <text:p text:style-name="P14">load</text:p>
          </table:table-cell>
          <table:table-cell table:style-name="Táboa1.A2" office:value-type="string">
            <text:p text:style-name="SW_5f_Table">T2</text:p>
          </table:table-cell>
          <table:table-cell>
            <table:table table:is-sub-table="true">
              <table:table-column table:style-name="Táboa1.C"/>
              <table:table-row>
                <table:table-cell table:style-name="Táboa1.C2.1.1" office:value-type="string">
                  <text:p text:style-name="SW_5f_Table">Load a word from memory.</text:p>
                </table:table-cell>
              </table:table-row>
              <table:table-row>
                <table:table-cell table:style-name="Táboa1.C2.1.1" office:value-type="string">
                  <text:p text:style-name="SW_5f_Code"><text:span text:style-name="SWL_5f_Instruction">load</text:span> <text:span text:style-name="SWL_5f_Register">REG_DST</text:span> <text:span text:style-name="SWL_5f_Constant">ADDRESS</text:span></text:p>
                </table:table-cell>
              </table:table-row>
            </table:table>
          </table:table-cell>
        </table:table-row>
        <table:table-row>
          <table:table-cell table:style-name="Táboa1.A2" office:value-type="string">
            <text:p text:style-name="P14">loadi</text:p>
          </table:table-cell>
          <table:table-cell table:style-name="Táboa1.A2" office:value-type="string">
            <text:p text:style-name="SW_5f_Table">T2</text:p>
          </table:table-cell>
          <table:table-cell>
            <table:table table:is-sub-table="true">
              <table:table-column table:style-name="Táboa1.C"/>
              <table:table-row>
                <table:table-cell table:style-name="Táboa1.C2.1.1" office:value-type="string">
                  <text:p text:style-name="SW_5f_Table">Load a inmediate value<text:span text:style-name="T5">.</text:span></text:p>
                </table:table-cell>
              </table:table-row>
              <table:table-row>
                <table:table-cell table:style-name="Táboa1.C2.1.1" office:value-type="string">
                  <text:p text:style-name="SW_5f_Code"><text:span text:style-name="SWL_5f_Instruction">loadi</text:span> <text:span text:style-name="SWL_5f_Register">REG_DST</text:span> <text:span text:style-name="SWL_5f_Constant">INMEDIATE</text:span></text:p>
                </table:table-cell>
              </table:table-row>
            </table:table>
          </table:table-cell>
        </table:table-row>
        <table:table-row>
          <table:table-cell table:style-name="Táboa1.A2" office:value-type="string">
            <text:p text:style-name="P14">load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Load a word from memory using two base registers.</text:p>
                </table:table-cell>
              </table:table-row>
              <table:table-row>
                <table:table-cell table:style-name="Táboa1.C2.1.1" office:value-type="string">
                  <text:p text:style-name="SW_5f_Code"><text:span text:style-name="SWL_5f_Instruction">loadrr</text:span> <text:span text:style-name="SWL_5f_Register"><text:span text:style-name="T6">REG_DST</text:span></text:span><text:span text:style-name="T5"> </text:span><text:span text:style-name="SWL_5f_Register"><text:span text:style-name="T6">REG_BASE</text:span></text:span><text:span text:style-name="T5"> </text:span><text:span text:style-name="SWL_5f_Register"><text:span text:style-name="T6">REG_OFFSET</text:span></text:span></text:p>
                </table:table-cell>
              </table:table-row>
            </table:table>
          </table:table-cell>
        </table:table-row>
        <table:table-row>
          <table:table-cell table:style-name="Táboa1.A2" office:value-type="string">
            <text:p text:style-name="P14">load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Load a word from memory using a base register and a inmediate value.</text:p>
                </table:table-cell>
              </table:table-row>
              <table:table-row>
                <table:table-cell table:style-name="Táboa1.C2.1.1" office:value-type="string">
                  <text:p text:style-name="SW_5f_Code"><text:span text:style-name="SWL_5f_Instruction">loadri</text:span> <text:span text:style-name="SWL_5f_Register">REG_DST</text:span> <text:span text:style-name="SWL_5f_Register">REG_BASE</text:span> <text:span text:style-name="SWL_5f_Constant">INMEDIATE</text:span></text:p>
                </table:table-cell>
              </table:table-row>
            </table:table>
          </table:table-cell>
        </table:table-row>
        <table:table-row>
          <table:table-cell table:style-name="Táboa1.A2" office:value-type="string">
            <text:p text:style-name="P14">store</text:p>
          </table:table-cell>
          <table:table-cell table:style-name="Táboa1.A2" office:value-type="string">
            <text:p text:style-name="SW_5f_Table">T2</text:p>
          </table:table-cell>
          <table:table-cell>
            <table:table table:is-sub-table="true">
              <table:table-column table:style-name="Táboa1.C"/>
              <table:table-row>
                <table:table-cell table:style-name="Táboa1.C2.1.1" office:value-type="string">
                  <text:p text:style-name="SW_5f_Table">Store a word to memory.</text:p>
                </table:table-cell>
              </table:table-row>
              <table:table-row>
                <table:table-cell table:style-name="Táboa1.C2.1.1" office:value-type="string">
                  <text:p text:style-name="SW_5f_Code"><text:span text:style-name="SWL_5f_Instruction">store</text:span> <text:span text:style-name="SWL_5f_Constant">ADDRESS</text:span> <text:span text:style-name="SWL_5f_Register">REG_SRC</text:span></text:p>
                </table:table-cell>
              </table:table-row>
            </table:table>
          </table:table-cell>
        </table:table-row>
        <table:table-row>
          <table:table-cell table:style-name="Táboa1.A2" office:value-type="string">
            <text:p text:style-name="P14">store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Store a word to memory using two base registers.</text:p>
                </table:table-cell>
              </table:table-row>
              <table:table-row>
                <table:table-cell table:style-name="Táboa1.C2.1.1" office:value-type="string">
                  <text:p text:style-name="SW_5f_Code"><text:span text:style-name="SWL_5f_Instruction">storerr</text:span> <text:span text:style-name="SWL_5f_Register">REG_BASE</text:span> <text:span text:style-name="SWL_5f_Register">REG_OFFSET</text:span> <text:span text:style-name="SWL_5f_Register">REG_SRC</text:span></text:p>
                </table:table-cell>
              </table:table-row>
            </table:table>
          </table:table-cell>
        </table:table-row>
        <table:table-row>
          <table:table-cell table:style-name="Táboa1.A2" office:value-type="string">
            <text:p text:style-name="P14">store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Store a word to memory using a base register and a inmediate value.</text:p>
                </table:table-cell>
              </table:table-row>
              <table:table-row>
                <table:table-cell table:style-name="Táboa1.C2.1.1" office:value-type="string">
                  <text:p text:style-name="SW_5f_Code"><text:span text:style-name="SWL_5f_Instruction">storeri</text:span> <text:span text:style-name="SWL_5f_Register">REG_BASE</text:span> <text:span text:style-name="SWL_5f_Constant">INMEDIATE</text:span> <text:span text:style-name="SWL_5f_Register">REG_SRC</text:span></text:p>
                </table:table-cell>
              </table:table-row>
            </table:table>
          </table:table-cell>
        </table:table-row>
      </table:table>
      <text:p text:style-name="Table">Table <text:sequence text:ref-name="refTable3" text:name="Table" text:formula="ooow:Table+1" style:num-format="1">4</text:sequence>. Load/Store instructions</text:p>
      <text:h text:style-name="SW_5f_Title3" text:outline-level="3">Function instructions</text:h>
      <text:p text:style-name="SW_5f_Text">Instructions to execute functions, interrupts or world actions.</text:p>
      <table:table table:name="Táboa7" table:style-name="Táboa7">
        <table:table-column table:style-name="Táboa7.A"/>
        <table:table-column table:style-name="Táboa7.B"/>
        <table:table-column table:style-name="Táboa7.C"/>
        <table:table-header-rows>
          <table:table-row>
            <table:table-cell table:style-name="Táboa7.A1" office:value-type="string" table:protected="true">
              <text:p text:style-name="SW_5f_TableIndex">Instruction</text:p>
            </table:table-cell>
            <table:table-cell table:style-name="Táboa7.A1" office:value-type="string" table:protected="true">
              <text:p text:style-name="SW_5f_TableIndex">Type</text:p>
            </table:table-cell>
            <table:table-cell table:style-name="Táboa7.C1" office:value-type="string" table:protected="true">
              <text:p text:style-name="SW_5f_TableIndex">Description</text:p>
            </table:table-cell>
          </table:table-row>
        </table:table-header-rows>
        <table:table-row>
          <table:table-cell table:style-name="Táboa7.A2" office:value-type="string">
            <text:p text:style-name="P14">call</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Call a function.</text:p>
                </table:table-cell>
              </table:table-row>
              <table:table-row>
                <table:table-cell table:style-name="Táboa7.C2.1.1" office:value-type="string">
                  <text:p text:style-name="SW_5f_Code"><text:span text:style-name="SWL_5f_Instruction">call</text:span> <text:span text:style-name="SWL_5f_Constant">ADDRESS</text:span></text:p>
                </table:table-cell>
              </table:table-row>
            </table:table>
          </table:table-cell>
        </table:table-row>
        <table:table-row>
          <table:table-cell table:style-name="Táboa7.A2" office:value-type="string">
            <text:p text:style-name="P14">int</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Throw a interrupt</text:p>
                </table:table-cell>
              </table:table-row>
              <table:table-row>
                <table:table-cell table:style-name="Táboa7.C2.1.1" office:value-type="string">
                  <text:p text:style-name="SW_5f_Code"><text:span text:style-name="SWL_5f_Instruction">int</text:span> <text:span text:style-name="SWL_5f_Constant">INMEDIATE</text:span></text:p>
                </table:table-cell>
              </table:table-row>
            </table:table>
          </table:table-cell>
        </table:table-row>
        <table:table-row>
          <table:table-cell table:style-name="Táboa7.A2" office:value-type="string">
            <text:p text:style-name="P14">ret</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function.</text:p>
                </table:table-cell>
              </table:table-row>
              <table:table-row>
                <table:table-cell table:style-name="Táboa7.C2.1.1" office:value-type="string">
                  <text:p text:style-name="SW_5f_Code"><text:span text:style-name="SWL_5f_Instruction">ret</text:span></text:p>
                </table:table-cell>
              </table:table-row>
            </table:table>
          </table:table-cell>
        </table:table-row>
        <table:table-row>
          <table:table-cell table:style-name="Táboa7.A2" office:value-type="string">
            <text:p text:style-name="P14">reti</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interrupt.</text:p>
                </table:table-cell>
              </table:table-row>
              <table:table-row>
                <table:table-cell table:style-name="Táboa7.C2.1.1" office:value-type="string">
                  <text:p text:style-name="SW_5f_Code"><text:span text:style-name="SWL_5f_Instruction">reti</text:span></text:p>
                </table:table-cell>
              </table:table-row>
            </table:table>
          </table:table-cell>
        </table:table-row>
        <table:table-row>
          <table:table-cell table:style-name="Táboa7.A2" office:value-type="string">
            <text:p text:style-name="P14">world</text:p>
          </table:table-cell>
          <table:table-cell table:style-name="Táboa7.A2" office:value-type="string">
            <text:p text:style-name="SW_5f_Table">T2r</text:p>
          </table:table-cell>
          <table:table-cell>
            <table:table table:is-sub-table="true">
              <table:table-column table:style-name="Táboa7.C"/>
              <table:table-row>
                <table:table-cell table:style-name="Táboa7.C2.1.1" office:value-type="string">
                  <text:p text:style-name="SW_5f_Table">Do a action in the world.</text:p>
                </table:table-cell>
              </table:table-row>
              <table:table-row>
                <table:table-cell table:style-name="Táboa7.C2.1.1" office:value-type="string">
                  <text:p text:style-name="SW_5f_Code"><text:span text:style-name="SWL_5f_Instruction">world</text:span> <text:span text:style-name="SWL_5f_Register">REG_OP</text:span> <text:span text:style-name="SWL_5f_Register">REG_P1</text:span> <text:span text:style-name="SWL_5f_Register">REG_P2</text:span></text:p>
                </table:table-cell>
              </table:table-row>
            </table:table>
          </table:table-cell>
        </table:table-row>
      </table:table>
      <text:p text:style-name="Table">Table <text:sequence text:ref-name="refTable4" text:name="Table" text:formula="ooow:Table+1" style:num-format="1">5</text:sequence>. Function instructions</text:p>
      <text:h text:style-name="SW_5f_Title3" text:outline-level="3">Comparission instructions</text:h>
      <text:p text:style-name="SW_5f_Text">Instructions to comparate two values and jump to a address if the comparission match.</text:p>
      <table:table table:name="Táboa6" table:style-name="Táboa6">
        <table:table-column table:style-name="Táboa6.A"/>
        <table:table-column table:style-name="Táboa6.B"/>
        <table:table-column table:style-name="Táboa6.C"/>
        <table:table-header-rows>
          <table:table-row>
            <table:table-cell table:style-name="Táboa6.A1" office:value-type="string" table:protected="true">
              <text:p text:style-name="SW_5f_TableIndex">Instruction</text:p>
            </table:table-cell>
            <table:table-cell table:style-name="Táboa6.A1" office:value-type="string" table:protected="true">
              <text:p text:style-name="SW_5f_TableIndex">Type</text:p>
            </table:table-cell>
            <table:table-cell table:style-name="Táboa6.C1" office:value-type="string" table:protected="true">
              <text:p text:style-name="SW_5f_TableIndex">Description</text:p>
            </table:table-cell>
          </table:table-row>
        </table:table-header-rows>
        <table:table-row>
          <table:table-cell table:style-name="Táboa6.A2" office:value-type="string">
            <text:p text:style-name="P14">b</text:p>
          </table:table-cell>
          <table:table-cell table:style-name="Táboa6.A2" office:value-type="string">
            <text:p text:style-name="SW_5f_Table">T1</text:p>
          </table:table-cell>
          <table:table-cell>
            <table:table table:is-sub-table="true">
              <table:table-column table:style-name="Táboa6.C"/>
              <table:table-row>
                <table:table-cell table:style-name="Táboa6.C2.1.1" office:value-type="string">
                  <text:p text:style-name="SW_5f_Table">Branch always.</text:p>
                </table:table-cell>
              </table:table-row>
              <table:table-row>
                <table:table-cell table:style-name="Táboa6.C2.1.1" office:value-type="string">
                  <text:p text:style-name="SW_5f_Code"><text:span text:style-name="SWL_5f_Instruction">b</text:span> <text:span text:style-name="SWL_5f_Constant">ADDRESS</text:span></text:p>
                </table:table-cell>
              </table:table-row>
            </table:table>
          </table:table-cell>
        </table:table-row>
        <table:table-row>
          <table:table-cell table:style-name="Táboa6.A2" office:value-type="string">
            <text:p text:style-name="P14">beq</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equal<text:span text:style-name="T5">.</text:span></text:p>
                </table:table-cell>
              </table:table-row>
              <table:table-row>
                <table:table-cell table:style-name="Táboa6.C2.1.1" office:value-type="string">
                  <text:p text:style-name="SW_5f_Code"><text:span text:style-name="SWL_5f_Instruction">beq</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n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not equal<text:span text:style-name="T5">.</text:span></text:p>
                </table:table-cell>
              </table:table-row>
              <table:table-row>
                <table:table-cell table:style-name="Táboa6.C2.1.1" office:value-type="string">
                  <text:p text:style-name="SW_5f_Code"><text:span text:style-name="SWL_5f_Instruction">bn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signed comparission).</text:p>
                </table:table-cell>
              </table:table-row>
              <table:table-row>
                <table:table-cell table:style-name="Táboa6.C2.1.1" office:value-type="string">
                  <text:p text:style-name="SW_5f_Code"><text:span text:style-name="SWL_5f_Instruction">bl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unsigned comparission).</text:p>
                </table:table-cell>
              </table:table-row>
              <table:table-row>
                <table:table-cell table:style-name="Táboa6.C2.1.1" office:value-type="string">
                  <text:p text:style-name="SW_5f_Code"><text:span text:style-name="SWL_5f_Instruction">bl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signed comparission).</text:p>
                </table:table-cell>
              </table:table-row>
              <table:table-row>
                <table:table-cell table:style-name="Táboa6.C2.1.1" office:value-type="string">
                  <text:p text:style-name="SW_5f_Code"><text:span text:style-name="SWL_5f_Instruction">bg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unsigned comparission).</text:p>
                </table:table-cell>
              </table:table-row>
              <table:table-row>
                <table:table-cell table:style-name="Táboa6.C2.1.1" office:value-type="string">
                  <text:p text:style-name="SW_5f_Code"><text:span text:style-name="SWL_5f_Instruction">bg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signed comparission).</text:p>
                </table:table-cell>
              </table:table-row>
              <table:table-row>
                <table:table-cell table:style-name="Táboa6.C2.1.1" office:value-type="string">
                  <text:p text:style-name="SW_5f_Code"><text:span text:style-name="SWL_5f_Instruction">bl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unsigned comparission).</text:p>
                </table:table-cell>
              </table:table-row>
              <table:table-row>
                <table:table-cell table:style-name="Táboa6.C2.1.1" office:value-type="string">
                  <text:p text:style-name="SW_5f_Code"><text:span text:style-name="SWL_5f_Instruction">ble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5"> (signed comparission).</text:span></text:p>
                </table:table-cell>
              </table:table-row>
              <table:table-row>
                <table:table-cell table:style-name="Táboa6.C2.1.1" office:value-type="string">
                  <text:p text:style-name="SW_5f_Code"><text:span text:style-name="SWL_5f_Instruction">bge</text:span> <text:span text:style-name="SWL_5f_Register">REG1</text:span> <text:span text:style-name="SWL_5f_Register">REG2 </text:span><text:span text:style-name="SWL_5f_Constant">ADDRESS</text:span></text:p>
                </table:table-cell>
              </table:table-row>
            </table:table>
          </table:table-cell>
        </table:table-row>
        <table:table-row>
          <table:table-cell table:style-name="Táboa6.A2" office:value-type="string">
            <text:p text:style-name="P14">bg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5"> (unsigned comparission).</text:span></text:p>
                </table:table-cell>
              </table:table-row>
              <table:table-row>
                <table:table-cell table:style-name="Táboa6.C2.1.1" office:value-type="string">
                  <text:p text:style-name="SW_5f_Code"><text:span text:style-name="SWL_5f_Instruction">bgeu</text:span> <text:span text:style-name="SWL_5f_Register">REG1</text:span> <text:span text:style-name="SWL_5f_Register">REG2</text:span> <text:span text:style-name="SWL_5f_Constant">ADDRESS</text:span></text:p>
                </table:table-cell>
              </table:table-row>
            </table:table>
          </table:table-cell>
        </table:table-row>
      </table:table>
      <text:p text:style-name="Table">Table <text:sequence text:ref-name="refTable5" text:name="Table" text:formula="ooow:Table+1" style:num-format="1">6</text:sequence>. Comparission instructions</text:p>
      <text:h text:style-name="SW_5f_Title3" text:outline-level="3">Arithmetic instructions</text:h>
      <text:p text:style-name="SW_5f_Text">Instructions to do arithmetic operations.</text:p>
      <table:table table:name="Táboa8" table:style-name="Táboa8">
        <table:table-column table:style-name="Táboa8.A"/>
        <table:table-column table:style-name="Táboa8.B"/>
        <table:table-column table:style-name="Táboa8.C"/>
        <table:table-header-rows>
          <table:table-row>
            <table:table-cell table:style-name="Táboa8.A1" office:value-type="string" table:protected="true">
              <text:p text:style-name="SW_5f_TableIndex">Instruction</text:p>
            </table:table-cell>
            <table:table-cell table:style-name="Táboa8.A1" office:value-type="string" table:protected="true">
              <text:p text:style-name="SW_5f_TableIndex">Type</text:p>
            </table:table-cell>
            <table:table-cell table:style-name="Táboa8.C1" office:value-type="string" table:protected="true">
              <text:p text:style-name="SW_5f_TableIndex">Description</text:p>
            </table:table-cell>
          </table:table-row>
        </table:table-header-rows>
        <table:table-row>
          <table:table-cell table:style-name="Táboa8.A2" office:value-type="string">
            <text:p text:style-name="P14">ad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Add 2 registers.</text:p>
                </table:table-cell>
              </table:table-row>
              <table:table-row>
                <table:table-cell table:style-name="Táboa8.C2.1.1" office:value-type="string">
                  <text:p text:style-name="SW_5f_Code"><text:span text:style-name="SWL_5f_Instruction">ad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ad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Add a register and a inmediate value.</text:p>
                </table:table-cell>
              </table:table-row>
              <table:table-row>
                <table:table-cell table:style-name="Táboa8.C2.1.1" office:value-type="string">
                  <text:p text:style-name="SW_5f_Code"><text:span text:style-name="SWL_5f_Instruction">ad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sub</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Substract 2 registers.</text:p>
                </table:table-cell>
              </table:table-row>
              <table:table-row>
                <table:table-cell table:style-name="Táboa8.C2.1.1" office:value-type="string">
                  <text:p text:style-name="SW_5f_Code"><text:span text:style-name="SWL_5f_Instruction">sub</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sub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Substract a inmediate to a register.</text:p>
                </table:table-cell>
              </table:table-row>
              <table:table-row>
                <table:table-cell table:style-name="Táboa8.C2.1.1" office:value-type="string">
                  <text:p text:style-name="SW_5f_Code"><text:span text:style-name="SWL_5f_Instruction">sub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low 32 bits.</text:p>
                </table:table-cell>
              </table:table-row>
              <table:table-row>
                <table:table-cell table:style-name="Táboa8.C2.1.1" office:value-type="string">
                  <text:p text:style-name="SW_5f_Code"><text:span text:style-name="SWL_5f_Instruction">multl</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low 32 bits.</text:p>
                </table:table-cell>
              </table:table-row>
              <table:table-row>
                <table:table-cell table:style-name="Táboa8.C2.1.1" office:value-type="string">
                  <text:p text:style-name="SW_5f_Code"><text:span text:style-name="SWL_5f_Instruction">mult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low 32 bits.</text:p>
                </table:table-cell>
              </table:table-row>
              <table:table-row>
                <table:table-cell table:style-name="Táboa8.C2.1.1" office:value-type="string">
                  <text:p text:style-name="SW_5f_Code"><text:span text:style-name="SWL_5f_Instruction">multl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unsigned operation) a register and a inmediate value and get the low 32 bits.</text:p>
                </table:table-cell>
              </table:table-row>
              <table:table-row>
                <table:table-cell table:style-name="Táboa8.C2.1.1" office:value-type="string">
                  <text:p text:style-name="SW_5f_Code"><text:span text:style-name="SWL_5f_Instruction">multl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high 32 bits.</text:p>
                </table:table-cell>
              </table:table-row>
              <table:table-row>
                <table:table-cell table:style-name="Táboa8.C2.1.1" office:value-type="string">
                  <text:p text:style-name="SW_5f_Code"><text:span text:style-name="SWL_5f_Instruction">multh</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high 32 bits.</text:p>
                </table:table-cell>
              </table:table-row>
              <table:table-row>
                <table:table-cell table:style-name="Táboa8.C2.1.1" office:value-type="string">
                  <text:p text:style-name="SW_5f_Code"><text:span text:style-name="SWL_5f_Instruction">multh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high 32 bits.</text:p>
                </table:table-cell>
              </table:table-row>
              <table:table-row>
                <table:table-cell table:style-name="Táboa8.C2.1.1" office:value-type="string">
                  <text:p text:style-name="SW_5f_Code"><text:span text:style-name="SWL_5f_Instruction">multh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text:span text:style-name="T5"> (unsigned operation)</text:span> a register and a inmediate value and get the high 32 bits.</text:p>
                </table:table-cell>
              </table:table-row>
              <table:table-row>
                <table:table-cell table:style-name="Táboa8.C2.1.1" office:value-type="string">
                  <text:p text:style-name="SW_5f_Code"><text:span text:style-name="SWL_5f_Instruction">multh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5"> (signed operation)</text:span> 2<text:span text:style-name="T5"> registers.</text:span></text:p>
                </table:table-cell>
              </table:table-row>
              <table:table-row>
                <table:table-cell table:style-name="Táboa8.C2.1.1" office:value-type="string">
                  <text:p text:style-name="SW_5f_Code"><text:span text:style-name="SWL_5f_Instruction">div</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5"> (signed operation)</text:span> a register by a inmediate value.</text:p>
                </table:table-cell>
              </table:table-row>
              <table:table-row>
                <table:table-cell table:style-name="Táboa8.C2.1.1" office:value-type="string">
                  <text:p text:style-name="SW_5f_Code"><text:span text:style-name="SWL_5f_Instruction">div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5"> (unsigned operation)</text:span> 2<text:span text:style-name="T5"> registers.</text:span></text:p>
                </table:table-cell>
              </table:table-row>
              <table:table-row>
                <table:table-cell table:style-name="Táboa8.C2.1.1" office:value-type="string">
                  <text:p text:style-name="SW_5f_Code"><text:span text:style-name="SWL_5f_Instruction">div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5"> (unsigned operation)</text:span> a register by a inmediate value.</text:p>
                </table:table-cell>
              </table:table-row>
              <table:table-row>
                <table:table-cell table:style-name="Táboa8.C2.1.1" office:value-type="string">
                  <text:p text:style-name="SW_5f_Code"><text:span text:style-name="SWL_5f_Instruction">div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5"> (signed operation)</text:span> of 2 registers.</text:p>
                </table:table-cell>
              </table:table-row>
              <table:table-row>
                <table:table-cell table:style-name="Táboa8.C2.1.1" office:value-type="string">
                  <text:p text:style-name="SW_5f_Code"><text:span text:style-name="SWL_5f_Instruction">mo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5"> (signed operation)</text:span> of a register and a inmediate value.</text:p>
                </table:table-cell>
              </table:table-row>
              <table:table-row>
                <table:table-cell table:style-name="Táboa8.C2.1.1" office:value-type="string">
                  <text:p text:style-name="SW_5f_Code"><text:span text:style-name="SWL_5f_Instruction">mo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5"> (unsigned operation)</text:span> of 2 registers.</text:p>
                </table:table-cell>
              </table:table-row>
              <table:table-row>
                <table:table-cell table:style-name="Táboa8.C2.1.1" office:value-type="string">
                  <text:p text:style-name="SW_5f_Code"><text:span text:style-name="SWL_5f_Instruction">mod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5"> (unsigned operation)</text:span> of a register and a inmediate value.</text:p>
                </table:table-cell>
              </table:table-row>
              <table:table-row>
                <table:table-cell table:style-name="Táboa8.C2.1.1" office:value-type="string">
                  <text:p text:style-name="SW_5f_Code"><text:span text:style-name="SWL_5f_Instruction">modu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6" text:name="Table" text:formula="ooow:Table+1" style:num-format="1">7</text:sequence>. Arithmetic instructions</text:p>
      <text:h text:style-name="SW_5f_Title3" text:outline-level="3">Logical instructions</text:h>
      <text:p text:style-name="SW_5f_Text">Instructions to do logical operations.</text:p>
      <table:table table:name="Táboa9" table:style-name="Táboa9">
        <table:table-column table:style-name="Táboa9.A"/>
        <table:table-column table:style-name="Táboa9.B"/>
        <table:table-column table:style-name="Táboa9.C"/>
        <table:table-header-rows>
          <table:table-row>
            <table:table-cell table:style-name="Táboa9.A1" office:value-type="string" table:protected="true">
              <text:p text:style-name="SW_5f_TableIndex">Instruction</text:p>
            </table:table-cell>
            <table:table-cell table:style-name="Táboa9.A1" office:value-type="string" table:protected="true">
              <text:p text:style-name="SW_5f_TableIndex">Type</text:p>
            </table:table-cell>
            <table:table-cell table:style-name="Táboa9.C1" office:value-type="string" table:protected="true">
              <text:p text:style-name="SW_5f_TableIndex">Description</text:p>
            </table:table-cell>
          </table:table-row>
        </table:table-header-rows>
        <table:table-row>
          <table:table-cell table:style-name="Táboa9.A2" office:value-type="string">
            <text:p text:style-name="P14">not</text:p>
          </table:table-cell>
          <table:table-cell table:style-name="Táboa9.A2" office:value-type="string">
            <text:p text:style-name="SW_5f_Table">T2</text:p>
          </table:table-cell>
          <table:table-cell>
            <table:table table:is-sub-table="true">
              <table:table-column table:style-name="Táboa9.C"/>
              <table:table-row>
                <table:table-cell table:style-name="Táboa9.C2.1.1" office:value-type="string">
                  <text:p text:style-name="SW_5f_Table">NOT<text:span text:style-name="T5">.</text:span></text:p>
                </table:table-cell>
              </table:table-row>
              <table:table-row>
                <table:table-cell table:style-name="Táboa9.C2.1.1" office:value-type="string">
                  <text:p text:style-name="SW_5f_Code"><text:span text:style-name="SWL_5f_Instruction">not</text:span> <text:span text:style-name="SWL_5f_Register">REG_DST</text:span> <text:span text:style-name="SWL_5f_Register">REG_SRC</text:span></text:p>
                </table:table-cell>
              </table:table-row>
            </table:table>
          </table:table-cell>
        </table:table-row>
        <table:table-row>
          <table:table-cell table:style-name="Táboa9.A2" office:value-type="string">
            <text:p text:style-name="P14">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OR between 2 registers.</text:p>
                </table:table-cell>
              </table:table-row>
              <table:table-row>
                <table:table-cell table:style-name="Táboa9.C2.1.1" office:value-type="string">
                  <text:p text:style-name="SW_5f_Code"><text:span text:style-name="SWL_5f_Instruction">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OR between a register and a inmediate value.</text:p>
                </table:table-cell>
              </table:table-row>
              <table:table-row>
                <table:table-cell table:style-name="Táboa9.C2.1.1" office:value-type="string">
                  <text:p text:style-name="SW_5f_Code"><text:span text:style-name="SWL_5f_Instruction">or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and</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AND between 2 registers.</text:p>
                </table:table-cell>
              </table:table-row>
              <table:table-row>
                <table:table-cell table:style-name="Táboa9.C2.1.1" office:value-type="string">
                  <text:p text:style-name="SW_5f_Code"><text:span text:style-name="SWL_5f_Instruction">an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and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AND between a register and a inmediate value (the high 16 bits of the result is the high 16 bits of the register).</text:p>
                </table:table-cell>
              </table:table-row>
              <table:table-row>
                <table:table-cell table:style-name="Táboa9.C2.1.1" office:value-type="string">
                  <text:p text:style-name="SW_5f_Code"><text:span text:style-name="SWL_5f_Instruction">an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x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Exclusive OR between 2 registers.</text:p>
                </table:table-cell>
              </table:table-row>
              <table:table-row>
                <table:table-cell table:style-name="Táboa9.C2.1.1" office:value-type="string">
                  <text:p text:style-name="SW_5f_Code"><text:span text:style-name="SWL_5f_Instruction">x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x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Exclusive OR between a register and a inmediate value (<text:span text:style-name="T5">the high 16 bits of the result is the high 16 bits of the register</text:span>).</text:p>
                </table:table-cell>
              </table:table-row>
              <table:table-row>
                <table:table-cell table:style-name="Táboa9.C2.1.1" office:value-type="string">
                  <text:p text:style-name="SW_5f_Code"><text:span text:style-name="SWL_5f_Instruction">xor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7" text:name="Table" text:formula="ooow:Table+1" style:num-format="1">8</text:sequence>. Logical instructions</text:p>
      <text:h text:style-name="SW_5f_Title3" text:outline-level="3">Shift instructions</text:h>
      <text:p text:style-name="SW_5f_Text">Move the bits of a register to the left or right.</text:p>
      <table:table table:name="Táboa10" table:style-name="Táboa10">
        <table:table-column table:style-name="Táboa10.A"/>
        <table:table-column table:style-name="Táboa10.B"/>
        <table:table-column table:style-name="Táboa10.C"/>
        <table:table-header-rows>
          <table:table-row>
            <table:table-cell table:style-name="Táboa10.A1" office:value-type="string" table:protected="true">
              <text:p text:style-name="SW_5f_TableIndex">Instruction</text:p>
            </table:table-cell>
            <table:table-cell table:style-name="Táboa10.A1" office:value-type="string" table:protected="true">
              <text:p text:style-name="SW_5f_TableIndex">Type</text:p>
            </table:table-cell>
            <table:table-cell table:style-name="Táboa10.C1" office:value-type="string" table:protected="true">
              <text:p text:style-name="SW_5f_TableIndex">Description</text:p>
            </table:table-cell>
          </table:table-row>
        </table:table-header-rows>
        <table:table-row>
          <table:table-cell table:style-name="Táboa10.A2" office:value-type="string">
            <text:p text:style-name="P14">sl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l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right<text:span text:style-name="T5">.</text:span></text:p>
                </table:table-cell>
              </table:table-row>
              <table:table-row>
                <table:table-cell table:style-name="Táboa10.C2.1.1" office:value-type="string">
                  <text:p text:style-name="SW_5f_Code"><text:span text:style-name="SWL_5f_Instruction">sr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right<text:span text:style-name="T5">.</text:span></text:p>
                </table:table-cell>
              </table:table-row>
              <table:table-row>
                <table:table-cell table:style-name="Táboa10.C2.1.1" office:value-type="string">
                  <text:p text:style-name="SW_5f_Code"><text:span text:style-name="SWL_5f_Instruction">sr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r</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right<text:span text:style-name="T5">.</text:span></text:p>
                </table:table-cell>
              </table:table-row>
              <table:table-row>
                <table:table-cell table:style-name="Táboa10.C2.1.1" office:value-type="string">
                  <text:p text:style-name="SW_5f_Code"><text:span text:style-name="SWL_5f_Instruction">rr</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r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right<text:span text:style-name="T5">.</text:span></text:p>
                </table:table-cell>
              </table:table-row>
              <table:table-row>
                <table:table-cell table:style-name="Táboa10.C2.1.1" office:value-type="string">
                  <text:p text:style-name="SW_5f_Code"><text:span text:style-name="SWL_5f_Instruction">rri</text:span> <text:span text:style-name="SWL_5f_Register">REG_DST</text:span> <text:span text:style-name="SWL_5f_Register">REG_SRC</text:span> <text:span text:style-name="SWL_5f_Constant">INMEDIATE</text:span></text:p>
                </table:table-cell>
              </table:table-row>
            </table:table>
          </table:table-cell>
        </table:table-row>
      </table:table>
      <text:p text:style-name="SW_5f_Text">Table <text:sequence text:ref-name="refTable8" text:name="Table" text:formula="ooow:Table+1" style:num-format="1">9</text:sequence>. Shift instructions</text:p>
      <text:h text:style-name="SW_5f_Title2" text:outline-level="2">Interrupts</text:h>
      <text:p text:style-name="SW_5f_Text">The register <text:span text:style-name="T4">itp</text:span> (<text:span text:style-name="T4">Interrupt Table Pointer</text:span>) is a pointer to the <text:span text:style-name="T4">Interrupt Table</text:span> in memory. The <text:span text:style-name="T4">Interrupt Table</text:span> are 7 words in memory indicating the address of the interrupt handlers for each interrupt type. When a interrupt is thrown, the CPU look at this table and search for the interrupt handler for the interrupt.</text:p>
      <text:p text:style-name="SW_5f_Text">A interrupt can be disabled in two ways:</text:p>
      <text:list text:style-name="L16">
        <text:list-item>
          <text:p text:style-name="P77">If the <text:span text:style-name="T4">Interrupt Table Pointer</text:span> is 0 all the interrupts are disabled</text:p>
        </text:list-item>
        <text:list-item>
          <text:p text:style-name="P77">If a interrupt handler is 0, this interrupt it's disabled.</text:p>
        </text:list-item>
      </text:list>
      <text:p text:style-name="SW_5f_Text">Each interrupt set the information to handle them in the next registers.</text:p>
      <table:table table:name="Táboa3" table:style-name="Táboa3">
        <table:table-column table:style-name="Táboa3.A"/>
        <table:table-column table:style-name="Táboa3.B" table:number-columns-repeated="2"/>
        <table:table-column table:style-name="Táboa3.D"/>
        <table:table-header-rows>
          <table:table-row>
            <table:table-cell table:style-name="Táboa3.A1" office:value-type="string" table:protected="true">
              <text:p text:style-name="SW_5f_TableIndex">Interrupt</text:p>
            </table:table-cell>
            <table:table-cell table:style-name="Táboa3.A1" office:value-type="string" table:protected="true">
              <text:p text:style-name="SW_5f_TableIndex">r0</text:p>
            </table:table-cell>
            <table:table-cell table:style-name="Táboa3.A1" office:value-type="string" table:protected="true">
              <text:p text:style-name="SW_5f_TableIndex">r1</text:p>
            </table:table-cell>
            <table:table-cell table:style-name="Táboa3.D1" office:value-type="string" table:protected="true">
              <text:p text:style-name="SW_5f_TableIndex">r2</text:p>
            </table:table-cell>
          </table:table-row>
        </table:table-header-rows>
        <table:table-row>
          <table:table-cell table:style-name="Táboa3.A2" office:value-type="string">
            <text:p text:style-name="P14">Timer Interrupt</text:p>
          </table:table-cell>
          <table:table-cell table:style-name="Táboa3.B2" office:value-type="string">
            <text:p text:style-name="SW_5f_Table">Type of interrupt</text:p>
          </table:table-cell>
          <table:table-cell table:style-name="Táboa3.B2" office:value-type="string">
            <text:p text:style-name="SW_5f_Table"/>
          </table:table-cell>
          <table:table-cell table:style-name="Táboa3.D2" office:value-type="string">
            <text:p text:style-name="SW_5f_Table"/>
          </table:table-cell>
        </table:table-row>
        <table:table-row>
          <table:table-cell table:style-name="Táboa3.A2" office:value-type="string">
            <text:p text:style-name="P14">Software Interrupt</text:p>
          </table:table-cell>
          <table:table-cell table:style-name="Táboa3.B2" office:value-type="string">
            <text:p text:style-name="SW_5f_Table">Type of interrupt</text:p>
          </table:table-cell>
          <table:table-cell table:style-name="Táboa3.B2" office:value-type="string">
            <text:p text:style-name="SW_5f_Table">Data of the interrupt</text:p>
          </table:table-cell>
          <table:table-cell table:style-name="Táboa3.D2" office:value-type="string">
            <text:p text:style-name="SW_5f_Table"/>
          </table:table-cell>
        </table:table-row>
        <table:table-row>
          <table:table-cell table:style-name="Táboa3.A2" office:value-type="string">
            <text:p text:style-name="P14">Invalid Instruc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Instruction</text:p>
          </table:table-cell>
        </table:table-row>
        <table:table-row>
          <table:table-cell table:style-name="Táboa3.B2" office:value-type="string">
            <text:p text:style-name="P14">Invalid Memory Loca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Address</text:p>
          </table:table-cell>
        </table:table-row>
        <table:table-row>
          <table:table-cell table:style-name="Táboa3.B2" office:value-type="string">
            <text:p text:style-name="P14">Division by Zero</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First operator</text:p>
          </table:table-cell>
        </table:table-row>
        <table:table-row>
          <table:table-cell table:style-name="Táboa3.B2" office:value-type="string">
            <text:p text:style-name="P14">Invalid World Command</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Command</text:p>
          </table:table-cell>
        </table:table-row>
        <table:table-row>
          <table:table-cell table:style-name="Táboa3.B2" office:value-type="string">
            <text:p text:style-name="P14">World Event</text:p>
          </table:table-cell>
          <table:table-cell table:style-name="Táboa3.B2" office:value-type="string">
            <text:p text:style-name="SW_5f_Table">Type of interrupt</text:p>
          </table:table-cell>
          <table:table-cell table:style-name="Táboa3.B2" office:value-type="string">
            <text:p text:style-name="SW_5f_Table">Identificator of the event</text:p>
          </table:table-cell>
          <table:table-cell table:style-name="Táboa3.D2" office:value-type="string">
            <text:p text:style-name="SW_5f_Table"/>
          </table:table-cell>
        </table:table-row>
      </table:table>
      <text:p text:style-name="Table">Table <text:sequence text:ref-name="refTable9" text:name="Table" text:formula="ooow:Table+1" style:num-format="1">10</text:sequence>. Information of the interrupts</text:p>
      <text:h text:style-name="SW_5f_Title2" text:outline-level="2">Actions</text:h>
      <text:p text:style-name="P13">Some actions can take parameters and return information.</text:p>
      <table:table table:name="Táboa37" table:style-name="Táboa37">
        <table:table-column table:style-name="Táboa37.A"/>
        <table:table-column table:style-name="Táboa37.B"/>
        <table:table-header-rows>
          <table:table-row>
            <table:table-cell table:style-name="Táboa37.A1" office:value-type="string" table:protected="true">
              <text:p text:style-name="SW_5f_TableIndex">Action</text:p>
            </table:table-cell>
            <table:table-cell table:style-name="Táboa37.B1" office:value-type="string" table:protected="true">
              <text:p text:style-name="SW_5f_TableIndex">r0</text:p>
            </table:table-cell>
          </table:table-row>
        </table:table-header-rows>
        <table:table-row>
          <table:table-cell table:style-name="Táboa37.A2" office:value-type="string">
            <text:p text:style-name="P14">Nothing</text:p>
          </table:table-cell>
          <table:table-cell table:style-name="Táboa37.B2" office:value-type="string">
            <text:p text:style-name="SW_5f_Table"/>
          </table:table-cell>
        </table:table-row>
        <table:table-row>
          <table:table-cell table:style-name="Táboa37.A2" office:value-type="string">
            <text:p text:style-name="P14">Myself</text:p>
          </table:table-cell>
          <table:table-cell table:style-name="Táboa37.B2" office:value-type="string">
            <text:p text:style-name="SW_5f_Table">InfoType</text:p>
          </table:table-cell>
        </table:table-row>
        <table:table-row>
          <table:table-cell table:style-name="Táboa37.A2" office:value-type="string">
            <text:p text:style-name="P14">Detect</text:p>
          </table:table-cell>
          <table:table-cell table:style-name="Táboa37.B2" office:value-type="string">
            <text:p text:style-name="SW_5f_Table"/>
          </table:table-cell>
        </table:table-row>
        <table:table-row>
          <table:table-cell table:style-name="Táboa37.A2" office:value-type="string">
            <text:p text:style-name="P14">Information</text:p>
          </table:table-cell>
          <table:table-cell table:style-name="Táboa37.B2" office:value-type="string">
            <text:p text:style-name="SW_5f_Table">InfoType</text:p>
          </table:table-cell>
        </table:table-row>
        <table:table-row>
          <table:table-cell table:style-name="Táboa37.A2" office:value-type="string">
            <text:p text:style-name="P14">Move</text:p>
          </table:table-cell>
          <table:table-cell table:style-name="Táboa37.B2" office:value-type="string">
            <text:p text:style-name="SW_5f_Table">MoveType</text:p>
          </table:table-cell>
        </table:table-row>
        <table:table-row>
          <table:table-cell table:style-name="Táboa37.A2" office:value-type="string">
            <text:p text:style-name="P14">Turn</text:p>
          </table:table-cell>
          <table:table-cell table:style-name="Táboa37.B2" office:value-type="string">
            <text:p text:style-name="SW_5f_Table">TurnType</text:p>
          </table:table-cell>
        </table:table-row>
        <table:table-row>
          <table:table-cell table:style-name="Táboa37.A2" office:value-type="string">
            <text:p text:style-name="P14">Attack</text:p>
          </table:table-cell>
          <table:table-cell table:style-name="Táboa37.B2" office:value-type="string">
            <text:p text:style-name="SW_5f_Table">Energy</text:p>
          </table:table-cell>
        </table:table-row>
        <table:table-row>
          <table:table-cell table:style-name="Táboa37.A2" office:value-type="string">
            <text:p text:style-name="P14">Eat</text:p>
          </table:table-cell>
          <table:table-cell table:style-name="Táboa37.B2" office:value-type="string">
            <text:p text:style-name="SW_5f_Table"/>
          </table:table-cell>
        </table:table-row>
        <table:table-row>
          <table:table-cell table:style-name="Táboa37.A2" office:value-type="string">
            <text:p text:style-name="P14">Egg</text:p>
          </table:table-cell>
          <table:table-cell table:style-name="Táboa37.B2" office:value-type="string">
            <text:p text:style-name="SW_5f_Table">Energy</text:p>
          </table:table-cell>
        </table:table-row>
      </table:table>
      <text:p text:style-name="Table">Table <text:sequence text:ref-name="refTable10" text:name="Table" text:formula="ooow:Table+1" style:num-format="1">11</text:sequence>. Input of the actions</text:p>
      <table:table table:name="Táboa36" table:style-name="Táboa36">
        <table:table-column table:style-name="Táboa36.A"/>
        <table:table-column table:style-name="Táboa36.B"/>
        <table:table-column table:style-name="Táboa36.C"/>
        <table:table-header-rows>
          <table:table-row>
            <table:table-cell table:style-name="Táboa36.A1" office:value-type="string" table:protected="true">
              <text:p text:style-name="SW_5f_TableIndex">Action</text:p>
            </table:table-cell>
            <table:table-cell table:style-name="Táboa36.A1" office:value-type="string" table:protected="true">
              <text:p text:style-name="SW_5f_TableIndex">r0</text:p>
            </table:table-cell>
            <table:table-cell table:style-name="Táboa36.C1" office:value-type="string" table:protected="true">
              <text:p text:style-name="SW_5f_TableIndex">r1</text:p>
            </table:table-cell>
          </table:table-row>
        </table:table-header-rows>
        <table:table-row>
          <table:table-cell table:style-name="Táboa36.A2" office:value-type="string">
            <text:p text:style-name="P14">Nothing</text:p>
          </table:table-cell>
          <table:table-cell table:style-name="Táboa36.A2" office:value-type="string">
            <text:p text:style-name="SW_5f_Table">Success</text:p>
          </table:table-cell>
          <table:table-cell table:style-name="Táboa36.C2" office:value-type="string">
            <text:p text:style-name="SW_5f_Table"/>
          </table:table-cell>
        </table:table-row>
        <table:table-row>
          <table:table-cell table:style-name="Táboa36.A2" office:value-type="string">
            <text:p text:style-name="P14">Myself</text:p>
          </table:table-cell>
          <table:table-cell table:style-name="Táboa36.A2" office:value-type="string">
            <text:p text:style-name="SW_5f_Table">Success</text:p>
          </table:table-cell>
          <table:table-cell table:style-name="Táboa36.C2" office:value-type="string">
            <text:p text:style-name="SW_5f_Table">Information</text:p>
          </table:table-cell>
        </table:table-row>
        <table:table-row>
          <table:table-cell table:style-name="Táboa36.A2" office:value-type="string">
            <text:p text:style-name="P14">Detect</text:p>
          </table:table-cell>
          <table:table-cell table:style-name="Táboa36.A2" office:value-type="string">
            <text:p text:style-name="SW_5f_Table">Success</text:p>
          </table:table-cell>
          <table:table-cell table:style-name="Táboa36.C2" office:value-type="string">
            <text:p text:style-name="SW_5f_Table">Type of object</text:p>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C2" office:value-type="string">
            <text:p text:style-name="SW_5f_Table">Information</text:p>
          </table:table-cell>
        </table:table-row>
        <table:table-row>
          <table:table-cell table:style-name="Táboa36.A2" office:value-type="string">
            <text:p text:style-name="P14">Move</text:p>
          </table:table-cell>
          <table:table-cell table:style-name="Táboa36.A2" office:value-type="string">
            <text:p text:style-name="SW_5f_Table">Success</text:p>
          </table:table-cell>
          <table:table-cell table:style-name="Táboa36.C2" office:value-type="string">
            <text:p text:style-name="SW_5f_Table"/>
          </table:table-cell>
        </table:table-row>
        <table:table-row>
          <table:table-cell table:style-name="Táboa36.A2" office:value-type="string">
            <text:p text:style-name="P14">Turn</text:p>
          </table:table-cell>
          <table:table-cell table:style-name="Táboa36.A2" office:value-type="string">
            <text:p text:style-name="SW_5f_Table">Success</text:p>
          </table:table-cell>
          <table:table-cell table:style-name="Táboa36.C2" office:value-type="string">
            <text:p text:style-name="SW_5f_Table"/>
          </table:table-cell>
        </table:table-row>
        <table:table-row>
          <table:table-cell table:style-name="Táboa36.A2" office:value-type="string">
            <text:p text:style-name="P14">Attack</text:p>
          </table:table-cell>
          <table:table-cell table:style-name="Táboa36.A2" office:value-type="string">
            <text:p text:style-name="SW_5f_Table">Success</text:p>
          </table:table-cell>
          <table:table-cell table:style-name="Táboa36.C2" office:value-type="string">
            <text:p text:style-name="SW_5f_Table"/>
          </table:table-cell>
        </table:table-row>
        <table:table-row>
          <table:table-cell table:style-name="Táboa36.A2" office:value-type="string">
            <text:p text:style-name="P14">Eat</text:p>
          </table:table-cell>
          <table:table-cell table:style-name="Táboa36.A2" office:value-type="string">
            <text:p text:style-name="SW_5f_Table">Success</text:p>
          </table:table-cell>
          <table:table-cell table:style-name="Táboa36.C2" office:value-type="string">
            <text:p text:style-name="SW_5f_Table">Energy</text:p>
          </table:table-cell>
        </table:table-row>
        <table:table-row>
          <table:table-cell table:style-name="Táboa36.A2" office:value-type="string">
            <text:p text:style-name="P14">Egg</text:p>
          </table:table-cell>
          <table:table-cell table:style-name="Táboa36.A2" office:value-type="string">
            <text:p text:style-name="SW_5f_Table">Success</text:p>
          </table:table-cell>
          <table:table-cell table:style-name="Táboa36.C2" office:value-type="string">
            <text:p text:style-name="SW_5f_Table"/>
          </table:table-cell>
        </table:table-row>
      </table:table>
      <text:p text:style-name="P29">Table <text:sequence text:ref-name="refTable11" text:name="Table" text:formula="ooow:Table+1" style:num-format="1">12</text:sequence>. Output of the actions</text:p>
      <text:h text:style-name="SW_5f_Title2" text:outline-level="2">Binary codes</text:h>
      <text:h text:style-name="SW_5f_Title3" text:outline-level="3">Registers</text:h>
      <table:table table:name="Táboa11" table:style-name="Táboa11">
        <table:table-column table:style-name="Táboa11.A"/>
        <table:table-column table:style-name="Táboa11.B"/>
        <table:table-header-rows>
          <table:table-row>
            <table:table-cell table:style-name="Táboa11.A1" office:value-type="string" table:protected="true">
              <text:p text:style-name="SW_5f_TableIndex">Register</text:p>
            </table:table-cell>
            <table:table-cell table:style-name="Táboa11.B1" office:value-type="string" table:protected="true">
              <text:p text:style-name="SW_5f_TableIndex">Code</text:p>
            </table:table-cell>
          </table:table-row>
        </table:table-header-rows>
        <table:table-row>
          <table:table-cell table:style-name="Táboa11.A2" office:value-type="string">
            <text:p text:style-name="P14">r0</text:p>
          </table:table-cell>
          <table:table-cell table:style-name="Táboa11.B2" office:value-type="string">
            <text:p text:style-name="SW_5f_Table">0x0</text:p>
          </table:table-cell>
        </table:table-row>
        <table:table-row>
          <table:table-cell table:style-name="Táboa11.A2" office:value-type="string">
            <text:p text:style-name="P14">r1</text:p>
          </table:table-cell>
          <table:table-cell table:style-name="Táboa11.B2" office:value-type="string">
            <text:p text:style-name="SW_5f_Table">0x1</text:p>
          </table:table-cell>
        </table:table-row>
        <table:table-row>
          <table:table-cell table:style-name="Táboa11.A2" office:value-type="string">
            <text:p text:style-name="P14">r2</text:p>
          </table:table-cell>
          <table:table-cell table:style-name="Táboa11.B2" office:value-type="string">
            <text:p text:style-name="SW_5f_Table">0x2</text:p>
          </table:table-cell>
        </table:table-row>
        <table:table-row>
          <table:table-cell table:style-name="Táboa11.A2" office:value-type="string">
            <text:p text:style-name="P14">r3</text:p>
          </table:table-cell>
          <table:table-cell table:style-name="Táboa11.B2" office:value-type="string">
            <text:p text:style-name="SW_5f_Table">0x3</text:p>
          </table:table-cell>
        </table:table-row>
        <table:table-row>
          <table:table-cell table:style-name="Táboa11.A2" office:value-type="string">
            <text:p text:style-name="P14">r4</text:p>
          </table:table-cell>
          <table:table-cell table:style-name="Táboa11.B2" office:value-type="string">
            <text:p text:style-name="SW_5f_Table">0x4</text:p>
          </table:table-cell>
        </table:table-row>
        <table:table-row>
          <table:table-cell table:style-name="Táboa11.A2" office:value-type="string">
            <text:p text:style-name="P14">r5</text:p>
          </table:table-cell>
          <table:table-cell table:style-name="Táboa11.B2" office:value-type="string">
            <text:p text:style-name="SW_5f_Table">0x5</text:p>
          </table:table-cell>
        </table:table-row>
        <table:table-row>
          <table:table-cell table:style-name="Táboa11.A2" office:value-type="string">
            <text:p text:style-name="P14">r6</text:p>
          </table:table-cell>
          <table:table-cell table:style-name="Táboa11.B2" office:value-type="string">
            <text:p text:style-name="SW_5f_Table">0x6</text:p>
          </table:table-cell>
        </table:table-row>
        <table:table-row>
          <table:table-cell table:style-name="Táboa11.A2" office:value-type="string">
            <text:p text:style-name="P14">r7</text:p>
          </table:table-cell>
          <table:table-cell table:style-name="Táboa11.B2" office:value-type="string">
            <text:p text:style-name="SW_5f_Table">0x7</text:p>
          </table:table-cell>
        </table:table-row>
        <table:table-row>
          <table:table-cell table:style-name="Táboa11.A2" office:value-type="string">
            <text:p text:style-name="P14">r8</text:p>
          </table:table-cell>
          <table:table-cell table:style-name="Táboa11.B2" office:value-type="string">
            <text:p text:style-name="SW_5f_Table">0x8</text:p>
          </table:table-cell>
        </table:table-row>
        <table:table-row>
          <table:table-cell table:style-name="Táboa11.A2" office:value-type="string">
            <text:p text:style-name="P14">r9</text:p>
          </table:table-cell>
          <table:table-cell table:style-name="Táboa11.B2" office:value-type="string">
            <text:p text:style-name="SW_5f_Table">0x9</text:p>
          </table:table-cell>
        </table:table-row>
        <table:table-row>
          <table:table-cell table:style-name="Táboa11.A2" office:value-type="string">
            <text:p text:style-name="P14">r10</text:p>
          </table:table-cell>
          <table:table-cell table:style-name="Táboa11.B2" office:value-type="string">
            <text:p text:style-name="SW_5f_Table">0xa</text:p>
          </table:table-cell>
        </table:table-row>
        <table:table-row>
          <table:table-cell table:style-name="Táboa11.A2" office:value-type="string">
            <text:p text:style-name="P14">r11</text:p>
          </table:table-cell>
          <table:table-cell table:style-name="Táboa11.B2" office:value-type="string">
            <text:p text:style-name="SW_5f_Table">0xb</text:p>
          </table:table-cell>
        </table:table-row>
        <table:table-row>
          <table:table-cell table:style-name="Táboa11.A2" office:value-type="string">
            <text:p text:style-name="P14">r12</text:p>
          </table:table-cell>
          <table:table-cell table:style-name="Táboa11.B2" office:value-type="string">
            <text:p text:style-name="SW_5f_Table">0xc</text:p>
          </table:table-cell>
        </table:table-row>
        <table:table-row>
          <table:table-cell table:style-name="Táboa11.A2" office:value-type="string">
            <text:p text:style-name="P14">pc</text:p>
          </table:table-cell>
          <table:table-cell table:style-name="Táboa11.B2" office:value-type="string">
            <text:p text:style-name="SW_5f_Table">0xd</text:p>
          </table:table-cell>
        </table:table-row>
        <table:table-row>
          <table:table-cell table:style-name="Táboa11.A2" office:value-type="string">
            <text:p text:style-name="P14">stp</text:p>
          </table:table-cell>
          <table:table-cell table:style-name="Táboa11.B2" office:value-type="string">
            <text:p text:style-name="SW_5f_Table">0xe</text:p>
          </table:table-cell>
        </table:table-row>
        <table:table-row>
          <table:table-cell table:style-name="Táboa11.A2" office:value-type="string">
            <text:p text:style-name="P14">itp</text:p>
          </table:table-cell>
          <table:table-cell table:style-name="Táboa11.B2" office:value-type="string">
            <text:p text:style-name="SW_5f_Table">0xf</text:p>
          </table:table-cell>
        </table:table-row>
      </table:table>
      <text:p text:style-name="Table">Table <text:sequence text:ref-name="refTable12" text:name="Table" text:formula="ooow:Table+1" style:num-format="1">13</text:sequence>. Binary codes of the registers</text:p>
      <text:h text:style-name="SW_5f_Title3" text:outline-level="3">Interrupts</text:h>
      <table:table table:name="Táboa13" table:style-name="Táboa13">
        <table:table-column table:style-name="Táboa13.A"/>
        <table:table-column table:style-name="Táboa13.B"/>
        <table:table-header-rows>
          <table:table-row>
            <table:table-cell table:style-name="Táboa13.A1" office:value-type="string" table:protected="true">
              <text:p text:style-name="SW_5f_TableIndex">Interrupt</text:p>
            </table:table-cell>
            <table:table-cell table:style-name="Táboa13.B1" office:value-type="string" table:protected="true">
              <text:p text:style-name="SW_5f_TableIndex">Code</text:p>
            </table:table-cell>
          </table:table-row>
        </table:table-header-rows>
        <table:table-row>
          <table:table-cell table:style-name="Táboa13.A2" office:value-type="string">
            <text:p text:style-name="P14">Timer Interrupt</text:p>
          </table:table-cell>
          <table:table-cell table:style-name="Táboa13.B2" office:value-type="string">
            <text:p text:style-name="SW_5f_Table">0x0</text:p>
          </table:table-cell>
        </table:table-row>
        <table:table-row>
          <table:table-cell table:style-name="Táboa13.A2" office:value-type="string">
            <text:p text:style-name="P14">Software Interrupt</text:p>
          </table:table-cell>
          <table:table-cell table:style-name="Táboa13.B2" office:value-type="string">
            <text:p text:style-name="SW_5f_Table">0x1</text:p>
          </table:table-cell>
        </table:table-row>
        <table:table-row>
          <table:table-cell table:style-name="Táboa13.A2" office:value-type="string">
            <text:p text:style-name="P14">Invalid Instruction</text:p>
          </table:table-cell>
          <table:table-cell table:style-name="Táboa13.B2" office:value-type="string">
            <text:p text:style-name="SW_5f_Table">0x2</text:p>
          </table:table-cell>
        </table:table-row>
        <table:table-row>
          <table:table-cell table:style-name="Táboa13.A5" office:value-type="string">
            <text:p text:style-name="P14">Invalid Memory Location</text:p>
          </table:table-cell>
          <table:table-cell table:style-name="Táboa13.B2" office:value-type="string">
            <text:p text:style-name="SW_5f_Table">0x3</text:p>
          </table:table-cell>
        </table:table-row>
        <table:table-row>
          <table:table-cell table:style-name="Táboa13.A2" office:value-type="string">
            <text:p text:style-name="P14">Division by Zero</text:p>
          </table:table-cell>
          <table:table-cell table:style-name="Táboa13.B2" office:value-type="string">
            <text:p text:style-name="SW_5f_Table">0x4</text:p>
          </table:table-cell>
        </table:table-row>
        <table:table-row>
          <table:table-cell table:style-name="Táboa13.A2" office:value-type="string">
            <text:p text:style-name="P14">Invalid World Command</text:p>
          </table:table-cell>
          <table:table-cell table:style-name="Táboa13.B2" office:value-type="string">
            <text:p text:style-name="SW_5f_Table">0x5</text:p>
          </table:table-cell>
        </table:table-row>
        <table:table-row>
          <table:table-cell table:style-name="Táboa13.A2" office:value-type="string">
            <text:p text:style-name="P14">World Event</text:p>
          </table:table-cell>
          <table:table-cell table:style-name="Táboa13.B2" office:value-type="string">
            <text:p text:style-name="SW_5f_Table">0x6</text:p>
          </table:table-cell>
        </table:table-row>
      </table:table>
      <text:p text:style-name="Table">Table <text:sequence text:ref-name="refTable13" text:name="Table" text:formula="ooow:Table+1" style:num-format="1">14</text:sequence>. Interrupt codes</text:p>
      <text:h text:style-name="SW_5f_Title3" text:outline-level="3">Actions</text:h>
      <table:table table:name="Táboa34" table:style-name="Táboa34">
        <table:table-column table:style-name="Táboa34.A"/>
        <table:table-column table:style-name="Táboa34.B"/>
        <table:table-header-rows>
          <table:table-row>
            <table:table-cell table:style-name="Táboa34.A1" office:value-type="string" table:protected="true">
              <text:p text:style-name="SW_5f_TableIndex">Action</text:p>
            </table:table-cell>
            <table:table-cell table:style-name="Táboa34.B1" office:value-type="string" table:protected="true">
              <text:p text:style-name="SW_5f_TableIndex">Code</text:p>
            </table:table-cell>
          </table:table-row>
        </table:table-header-rows>
        <table:table-row>
          <table:table-cell table:style-name="Táboa34.A2" office:value-type="string">
            <text:p text:style-name="P14">Nothing</text:p>
          </table:table-cell>
          <table:table-cell table:style-name="Táboa34.B2" office:value-type="string">
            <text:p text:style-name="SW_5f_Table">0x0</text:p>
          </table:table-cell>
        </table:table-row>
        <table:table-row>
          <table:table-cell table:style-name="Táboa34.A2" office:value-type="string">
            <text:p text:style-name="P14">Myself</text:p>
          </table:table-cell>
          <table:table-cell table:style-name="Táboa34.B2" office:value-type="string">
            <text:p text:style-name="SW_5f_Table">0x1</text:p>
          </table:table-cell>
        </table:table-row>
        <table:table-row>
          <table:table-cell table:style-name="Táboa34.A2" office:value-type="string">
            <text:p text:style-name="P14">Detect</text:p>
          </table:table-cell>
          <table:table-cell table:style-name="Táboa34.B2" office:value-type="string">
            <text:p text:style-name="SW_5f_Table">0x2</text:p>
          </table:table-cell>
        </table:table-row>
        <table:table-row>
          <table:table-cell table:style-name="Táboa34.A2" office:value-type="string">
            <text:p text:style-name="P15">Information</text:p>
          </table:table-cell>
          <table:table-cell table:style-name="Táboa34.B2" office:value-type="string">
            <text:p text:style-name="SW_5f_Table">0x3</text:p>
          </table:table-cell>
        </table:table-row>
        <table:table-row>
          <table:table-cell table:style-name="Táboa34.A2" office:value-type="string">
            <text:p text:style-name="P15">Move</text:p>
          </table:table-cell>
          <table:table-cell table:style-name="Táboa34.B2" office:value-type="string">
            <text:p text:style-name="SW_5f_Table">0x4</text:p>
          </table:table-cell>
        </table:table-row>
        <table:table-row>
          <table:table-cell table:style-name="Táboa34.A2" office:value-type="string">
            <text:p text:style-name="P14">Turn</text:p>
          </table:table-cell>
          <table:table-cell table:style-name="Táboa34.B2" office:value-type="string">
            <text:p text:style-name="SW_5f_Table">0x5</text:p>
          </table:table-cell>
        </table:table-row>
        <table:table-row>
          <table:table-cell table:style-name="Táboa34.A2" office:value-type="string">
            <text:p text:style-name="P14">Attack</text:p>
          </table:table-cell>
          <table:table-cell table:style-name="Táboa34.B2" office:value-type="string">
            <text:p text:style-name="SW_5f_Table">0x6</text:p>
          </table:table-cell>
        </table:table-row>
        <table:table-row>
          <table:table-cell table:style-name="Táboa34.A2" office:value-type="string">
            <text:p text:style-name="P14">Eat</text:p>
          </table:table-cell>
          <table:table-cell table:style-name="Táboa34.B2" office:value-type="string">
            <text:p text:style-name="SW_5f_Table">0x7</text:p>
          </table:table-cell>
        </table:table-row>
        <table:table-row>
          <table:table-cell table:style-name="Táboa34.A2" office:value-type="string">
            <text:p text:style-name="P14">Egg</text:p>
          </table:table-cell>
          <table:table-cell table:style-name="Táboa34.B2" office:value-type="string">
            <text:p text:style-name="SW_5f_Table">0x8</text:p>
          </table:table-cell>
        </table:table-row>
      </table:table>
      <text:p text:style-name="Table">Table <text:sequence text:ref-name="refTable14" text:name="Table" text:formula="ooow:Table+1" style:num-format="1">15</text:sequence>. Action codes</text:p>
      <table:table table:name="Táboa51" table:style-name="Táboa51">
        <table:table-column table:style-name="Táboa51.A"/>
        <table:table-column table:style-name="Táboa51.B"/>
        <table:table-header-rows>
          <table:table-row>
            <table:table-cell table:style-name="Táboa51.A1" office:value-type="string" table:protected="true">
              <text:p text:style-name="P17">Information</text:p>
            </table:table-cell>
            <table:table-cell table:style-name="Táboa51.B1" office:value-type="string" table:protected="true">
              <text:p text:style-name="P17">Code</text:p>
            </table:table-cell>
          </table:table-row>
        </table:table-header-rows>
        <table:table-row>
          <table:table-cell table:style-name="Táboa51.A2" office:value-type="string">
            <text:p text:style-name="P18">ID</text:p>
          </table:table-cell>
          <table:table-cell table:style-name="Táboa51.B2" office:value-type="string">
            <text:p text:style-name="SW_5f_Table">0x0</text:p>
          </table:table-cell>
        </table:table-row>
        <table:table-row>
          <table:table-cell table:style-name="Táboa51.A2" office:value-type="string">
            <text:p text:style-name="P18">Size</text:p>
          </table:table-cell>
          <table:table-cell table:style-name="Táboa51.B2" office:value-type="string">
            <text:p text:style-name="SW_5f_Table">0x1</text:p>
          </table:table-cell>
        </table:table-row>
        <table:table-row>
          <table:table-cell table:style-name="Táboa51.A2" office:value-type="string">
            <text:p text:style-name="P18">Energy</text:p>
          </table:table-cell>
          <table:table-cell table:style-name="Táboa51.B2" office:value-type="string">
            <text:p text:style-name="SW_5f_Table">0x2</text:p>
          </table:table-cell>
        </table:table-row>
        <table:table-row>
          <table:table-cell table:style-name="Táboa51.A2" office:value-type="string">
            <text:p text:style-name="P18">Position</text:p>
          </table:table-cell>
          <table:table-cell table:style-name="Táboa51.B2" office:value-type="string">
            <text:p text:style-name="SW_5f_Table">0x3</text:p>
          </table:table-cell>
        </table:table-row>
        <table:table-row>
          <table:table-cell table:style-name="Táboa51.A2" office:value-type="string">
            <text:p text:style-name="P18">Orientation</text:p>
          </table:table-cell>
          <table:table-cell table:style-name="Táboa51.B2" office:value-type="string">
            <text:p text:style-name="SW_5f_Table">0x4</text:p>
          </table:table-cell>
        </table:table-row>
      </table:table>
      <text:p text:style-name="Table">Table <text:sequence text:ref-name="refTable15" text:name="Table" text:formula="ooow:Table+1" style:num-format="1">16</text:sequence>. Type of information</text:p>
      <table:table table:name="Táboa38" table:style-name="Táboa38">
        <table:table-column table:style-name="Táboa38.A"/>
        <table:table-column table:style-name="Táboa38.B"/>
        <table:table-header-rows>
          <table:table-row>
            <table:table-cell table:style-name="Táboa38.A1" office:value-type="string" table:protected="true">
              <text:p text:style-name="P17">Movement</text:p>
            </table:table-cell>
            <table:table-cell table:style-name="Táboa38.B1" office:value-type="string" table:protected="true">
              <text:p text:style-name="P17">Code</text:p>
            </table:table-cell>
          </table:table-row>
        </table:table-header-rows>
        <table:table-row>
          <table:table-cell table:style-name="Táboa38.A2" office:value-type="string">
            <text:p text:style-name="P14">Forward</text:p>
          </table:table-cell>
          <table:table-cell table:style-name="Táboa38.B2" office:value-type="string">
            <text:p text:style-name="SW_5f_Table">0x0</text:p>
          </table:table-cell>
        </table:table-row>
        <table:table-row>
          <table:table-cell table:style-name="Táboa38.A2" office:value-type="string">
            <text:p text:style-name="P14">Backward</text:p>
          </table:table-cell>
          <table:table-cell table:style-name="Táboa38.B2" office:value-type="string">
            <text:p text:style-name="SW_5f_Table">0x1</text:p>
          </table:table-cell>
        </table:table-row>
      </table:table>
      <text:p text:style-name="Table">Table <text:sequence text:ref-name="refTable16" text:name="Table" text:formula="ooow:Table+1" style:num-format="1">17</text:sequence>. Type of movement</text:p>
      <table:table table:name="Táboa39" table:style-name="Táboa39">
        <table:table-column table:style-name="Táboa39.A"/>
        <table:table-column table:style-name="Táboa39.B"/>
        <table:table-header-rows>
          <table:table-row>
            <table:table-cell table:style-name="Táboa39.A1" office:value-type="string" table:protected="true">
              <text:p text:style-name="P17">Turn</text:p>
            </table:table-cell>
            <table:table-cell table:style-name="Táboa39.B1" office:value-type="string" table:protected="true">
              <text:p text:style-name="P17">Code</text:p>
            </table:table-cell>
          </table:table-row>
        </table:table-header-rows>
        <table:table-row>
          <table:table-cell table:style-name="Táboa39.A2" office:value-type="string">
            <text:p text:style-name="P14">Left</text:p>
          </table:table-cell>
          <table:table-cell table:style-name="Táboa39.B2" office:value-type="string">
            <text:p text:style-name="SW_5f_Table">0x0</text:p>
          </table:table-cell>
        </table:table-row>
        <table:table-row>
          <table:table-cell table:style-name="Táboa39.A2" office:value-type="string">
            <text:p text:style-name="P14">Right</text:p>
          </table:table-cell>
          <table:table-cell table:style-name="Táboa39.B2" office:value-type="string">
            <text:p text:style-name="SW_5f_Table">0x1</text:p>
          </table:table-cell>
        </table:table-row>
      </table:table>
      <text:p text:style-name="Table">Table <text:sequence text:ref-name="refTable17" text:name="Table" text:formula="ooow:Table+1" style:num-format="1">18</text:sequence>. Type of turns</text:p>
      <table:table table:name="Táboa41" table:style-name="Táboa41">
        <table:table-column table:style-name="Táboa41.A"/>
        <table:table-column table:style-name="Táboa41.B"/>
        <table:table-header-rows>
          <table:table-row>
            <table:table-cell table:style-name="Táboa41.A1" office:value-type="string" table:protected="true">
              <text:p text:style-name="P17">Success</text:p>
            </table:table-cell>
            <table:table-cell table:style-name="Táboa41.B1" office:value-type="string" table:protected="true">
              <text:p text:style-name="P17">Code</text:p>
            </table:table-cell>
          </table:table-row>
        </table:table-header-rows>
        <table:table-row>
          <table:table-cell table:style-name="Táboa41.A2" office:value-type="string">
            <text:p text:style-name="P14">Ok</text:p>
          </table:table-cell>
          <table:table-cell table:style-name="Táboa41.B2" office:value-type="string">
            <text:p text:style-name="SW_5f_Table">0x0</text:p>
          </table:table-cell>
        </table:table-row>
        <table:table-row>
          <table:table-cell table:style-name="Táboa41.A2" office:value-type="string">
            <text:p text:style-name="P14">Error</text:p>
          </table:table-cell>
          <table:table-cell table:style-name="Táboa41.B2" office:value-type="string">
            <text:p text:style-name="SW_5f_Table">0x1</text:p>
          </table:table-cell>
        </table:table-row>
      </table:table>
      <text:p text:style-name="Table">Table <text:sequence text:ref-name="refTable18" text:name="Table" text:formula="ooow:Table+1" style:num-format="1">19</text:sequence>. Success return</text:p>
      <table:table table:name="Táboa42" table:style-name="Táboa42">
        <table:table-column table:style-name="Táboa42.A"/>
        <table:table-column table:style-name="Táboa42.B"/>
        <table:table-header-rows>
          <table:table-row>
            <table:table-cell table:style-name="Táboa42.A1" office:value-type="string" table:protected="true">
              <text:p text:style-name="P17">Orientation</text:p>
            </table:table-cell>
            <table:table-cell table:style-name="Táboa42.B1" office:value-type="string" table:protected="true">
              <text:p text:style-name="P17">Code</text:p>
            </table:table-cell>
          </table:table-row>
        </table:table-header-rows>
        <table:table-row>
          <table:table-cell table:style-name="Táboa42.A2" office:value-type="string">
            <text:p text:style-name="P14">North</text:p>
          </table:table-cell>
          <table:table-cell table:style-name="Táboa42.B2" office:value-type="string">
            <text:p text:style-name="SW_5f_Table">0x0</text:p>
          </table:table-cell>
        </table:table-row>
        <table:table-row>
          <table:table-cell table:style-name="Táboa42.A2" office:value-type="string">
            <text:p text:style-name="P14">East</text:p>
          </table:table-cell>
          <table:table-cell table:style-name="Táboa42.B2" office:value-type="string">
            <text:p text:style-name="SW_5f_Table">0x1</text:p>
          </table:table-cell>
        </table:table-row>
        <table:table-row>
          <table:table-cell table:style-name="Táboa42.A2" office:value-type="string">
            <text:p text:style-name="P14">South</text:p>
          </table:table-cell>
          <table:table-cell table:style-name="Táboa42.B2" office:value-type="string">
            <text:p text:style-name="SW_5f_Table">0x2</text:p>
          </table:table-cell>
        </table:table-row>
        <table:table-row>
          <table:table-cell table:style-name="Táboa42.A2" office:value-type="string">
            <text:p text:style-name="P14">West</text:p>
          </table:table-cell>
          <table:table-cell table:style-name="Táboa42.B2" office:value-type="string">
            <text:p text:style-name="SW_5f_Table">0x3</text:p>
          </table:table-cell>
        </table:table-row>
      </table:table>
      <text:p text:style-name="Table">Table <text:sequence text:ref-name="refTable19" text:name="Table" text:formula="ooow:Table+1" style:num-format="1">20</text:sequence>. Orientation types</text:p>
      <table:table table:name="Táboa40" table:style-name="Táboa40">
        <table:table-column table:style-name="Táboa40.A"/>
        <table:table-column table:style-name="Táboa40.B"/>
        <table:table-header-rows>
          <table:table-row>
            <table:table-cell table:style-name="Táboa40.A1" office:value-type="string" table:protected="true">
              <text:p text:style-name="P17">Type</text:p>
            </table:table-cell>
            <table:table-cell table:style-name="Táboa40.B1" office:value-type="string" table:protected="true">
              <text:p text:style-name="P17">Code</text:p>
            </table:table-cell>
          </table:table-row>
        </table:table-header-rows>
        <table:table-row>
          <table:table-cell table:style-name="Táboa40.A2" office:value-type="string">
            <text:p text:style-name="P14">Nothing</text:p>
          </table:table-cell>
          <table:table-cell table:style-name="Táboa40.B2" office:value-type="string">
            <text:p text:style-name="SW_5f_Table">0x0</text:p>
          </table:table-cell>
        </table:table-row>
        <table:table-row>
          <table:table-cell table:style-name="Táboa40.A2" office:value-type="string">
            <text:p text:style-name="P14">Egg</text:p>
          </table:table-cell>
          <table:table-cell table:style-name="Táboa40.B2" office:value-type="string">
            <text:p text:style-name="SW_5f_Table">0x1</text:p>
          </table:table-cell>
        </table:table-row>
        <table:table-row>
          <table:table-cell table:style-name="Táboa40.A2" office:value-type="string">
            <text:p text:style-name="P14">Bug</text:p>
          </table:table-cell>
          <table:table-cell table:style-name="Táboa40.B2" office:value-type="string">
            <text:p text:style-name="SW_5f_Table">0x2</text:p>
          </table:table-cell>
        </table:table-row>
        <table:table-row>
          <table:table-cell table:style-name="Táboa40.A2" office:value-type="string">
            <text:p text:style-name="P14">Food</text:p>
          </table:table-cell>
          <table:table-cell table:style-name="Táboa40.B2" office:value-type="string">
            <text:p text:style-name="SW_5f_Table">0x3</text:p>
          </table:table-cell>
        </table:table-row>
      </table:table>
      <text:p text:style-name="Table">Table <text:sequence text:ref-name="refTable20" text:name="Table" text:formula="ooow:Table+1" style:num-format="1">21</text:sequence>. Elements in the World</text:p>
      <table:table table:name="Táboa35" table:style-name="Táboa35">
        <table:table-column table:style-name="Táboa35.A"/>
        <table:table-column table:style-name="Táboa35.B"/>
        <table:table-header-rows>
          <table:table-row>
            <table:table-cell table:style-name="Táboa35.A1" office:value-type="string" table:protected="true">
              <text:p text:style-name="SW_5f_TableIndex">Event</text:p>
            </table:table-cell>
            <table:table-cell table:style-name="Táboa35.B1" office:value-type="string" table:protected="true">
              <text:p text:style-name="SW_5f_TableIndex">Code</text:p>
            </table:table-cell>
          </table:table-row>
        </table:table-header-rows>
        <table:table-row>
          <table:table-cell table:style-name="Táboa35.A2" office:value-type="string">
            <text:p text:style-name="P14">Attack</text:p>
          </table:table-cell>
          <table:table-cell table:style-name="Táboa35.B2" office:value-type="string">
            <text:p text:style-name="SW_5f_Table">0x0</text:p>
          </table:table-cell>
        </table:table-row>
      </table:table>
      <text:p text:style-name="Table">Table <text:sequence text:ref-name="refTable21" text:name="Table" text:formula="ooow:Table+1" style:num-format="1">22</text:sequence>. Event codes</text:p>
      <text:h text:style-name="SW_5f_Title3" text:outline-level="3">Instructions</text:h>
      <table:table table:name="Táboa44" table:style-name="Táboa44">
        <table:table-column table:style-name="Táboa44.A"/>
        <table:table-column table:style-name="Táboa44.B"/>
        <table:table-header-rows>
          <table:table-row>
            <table:table-cell table:style-name="Táboa44.A1" office:value-type="string" table:protected="true">
              <text:p text:style-name="SW_5f_TableIndex">Instruction</text:p>
            </table:table-cell>
            <table:table-cell table:style-name="Táboa44.B1" office:value-type="string" table:protected="true">
              <text:p text:style-name="SW_5f_TableIndex">Code</text:p>
            </table:table-cell>
          </table:table-row>
        </table:table-header-rows>
        <table:table-row>
          <table:table-cell table:style-name="Táboa44.A2" office:value-type="string">
            <text:p text:style-name="P14">stop</text:p>
          </table:table-cell>
          <table:table-cell table:style-name="Táboa44.B2" office:value-type="string">
            <text:p text:style-name="SW_5f_Table">0x00</text:p>
          </table:table-cell>
        </table:table-row>
        <table:table-row>
          <table:table-cell table:style-name="Táboa44.A2" office:value-type="string">
            <text:p text:style-name="P14">restart</text:p>
          </table:table-cell>
          <table:table-cell table:style-name="Táboa44.B2" office:value-type="string">
            <text:p text:style-name="SW_5f_Table">0x01</text:p>
          </table:table-cell>
        </table:table-row>
      </table:table>
      <text:p text:style-name="Table">Table <text:sequence text:ref-name="refTable22" text:name="Table" text:formula="ooow:Table+1" style:num-format="1">23</text:sequence>. Management instructions</text:p>
      <table:table table:name="Táboa45" table:style-name="Táboa45">
        <table:table-column table:style-name="Táboa45.A"/>
        <table:table-column table:style-name="Táboa45.B"/>
        <table:table-header-rows>
          <table:table-row>
            <table:table-cell table:style-name="Táboa45.A1" office:value-type="string" table:protected="true">
              <text:p text:style-name="SW_5f_TableIndex">Instruction</text:p>
            </table:table-cell>
            <table:table-cell table:style-name="Táboa45.B1" office:value-type="string" table:protected="true">
              <text:p text:style-name="SW_5f_TableIndex">Code</text:p>
            </table:table-cell>
          </table:table-row>
        </table:table-header-rows>
        <table:table-row>
          <table:table-cell table:style-name="Táboa45.A2" office:value-type="string">
            <text:p text:style-name="P14">move</text:p>
          </table:table-cell>
          <table:table-cell table:style-name="Táboa45.B2" office:value-type="string">
            <text:p text:style-name="SW_5f_Table">0x08</text:p>
          </table:table-cell>
        </table:table-row>
        <table:table-row>
          <table:table-cell table:style-name="Táboa45.A2" office:value-type="string">
            <text:p text:style-name="P14">swap</text:p>
          </table:table-cell>
          <table:table-cell table:style-name="Táboa45.B2" office:value-type="string">
            <text:p text:style-name="SW_5f_Table">0x0a</text:p>
          </table:table-cell>
        </table:table-row>
        <table:table-row>
          <table:table-cell table:style-name="Táboa45.A2" office:value-type="string">
            <text:p text:style-name="P14">push</text:p>
          </table:table-cell>
          <table:table-cell table:style-name="Táboa45.B2" office:value-type="string">
            <text:p text:style-name="SW_5f_Table">0x0c</text:p>
          </table:table-cell>
        </table:table-row>
        <table:table-row>
          <table:table-cell table:style-name="Táboa45.A2" office:value-type="string">
            <text:p text:style-name="P14">pop</text:p>
          </table:table-cell>
          <table:table-cell table:style-name="Táboa45.B2" office:value-type="string">
            <text:p text:style-name="SW_5f_Table">0x0e</text:p>
          </table:table-cell>
        </table:table-row>
        <table:table-row>
          <table:table-cell table:style-name="Táboa45.A2" office:value-type="string">
            <text:p text:style-name="P14">load</text:p>
          </table:table-cell>
          <table:table-cell table:style-name="Táboa45.B2" office:value-type="string">
            <text:p text:style-name="SW_5f_Table">0x10</text:p>
          </table:table-cell>
        </table:table-row>
        <table:table-row>
          <table:table-cell table:style-name="Táboa45.A2" office:value-type="string">
            <text:p text:style-name="P14">loadi</text:p>
          </table:table-cell>
          <table:table-cell table:style-name="Táboa45.B2" office:value-type="string">
            <text:p text:style-name="SW_5f_Table">0x11</text:p>
          </table:table-cell>
        </table:table-row>
        <table:table-row>
          <table:table-cell table:style-name="Táboa45.A2" office:value-type="string">
            <text:p text:style-name="P14">loadrr</text:p>
          </table:table-cell>
          <table:table-cell table:style-name="Táboa45.B2" office:value-type="string">
            <text:p text:style-name="SW_5f_Table">0x12</text:p>
          </table:table-cell>
        </table:table-row>
        <table:table-row>
          <table:table-cell table:style-name="Táboa45.A2" office:value-type="string">
            <text:p text:style-name="P14">loadri</text:p>
          </table:table-cell>
          <table:table-cell table:style-name="Táboa45.B2" office:value-type="string">
            <text:p text:style-name="SW_5f_Table">0x13</text:p>
          </table:table-cell>
        </table:table-row>
        <table:table-row>
          <table:table-cell table:style-name="Táboa45.A2" office:value-type="string">
            <text:p text:style-name="P14">store</text:p>
          </table:table-cell>
          <table:table-cell table:style-name="Táboa45.B2" office:value-type="string">
            <text:p text:style-name="SW_5f_Table">0x18</text:p>
          </table:table-cell>
        </table:table-row>
        <table:table-row>
          <table:table-cell table:style-name="Táboa45.A2" office:value-type="string">
            <text:p text:style-name="P14">storerr</text:p>
          </table:table-cell>
          <table:table-cell table:style-name="Táboa45.B2" office:value-type="string">
            <text:p text:style-name="SW_5f_Table">0x1a</text:p>
          </table:table-cell>
        </table:table-row>
        <table:table-row>
          <table:table-cell table:style-name="Táboa45.A2" office:value-type="string">
            <text:p text:style-name="P14">storeri</text:p>
          </table:table-cell>
          <table:table-cell table:style-name="Táboa45.B2" office:value-type="string">
            <text:p text:style-name="SW_5f_Table">0x1b</text:p>
          </table:table-cell>
        </table:table-row>
      </table:table>
      <text:p text:style-name="Table">Table <text:sequence text:ref-name="refTable23" text:name="Table" text:formula="ooow:Table+1" style:num-format="1">24</text:sequence>. Load/Store instructions</text:p>
      <table:table table:name="Táboa46" table:style-name="Táboa46">
        <table:table-column table:style-name="Táboa46.A"/>
        <table:table-column table:style-name="Táboa46.B"/>
        <table:table-header-rows>
          <table:table-row>
            <table:table-cell table:style-name="Táboa46.A1" office:value-type="string" table:protected="true">
              <text:p text:style-name="SW_5f_TableIndex">Instruction</text:p>
            </table:table-cell>
            <table:table-cell table:style-name="Táboa46.B1" office:value-type="string" table:protected="true">
              <text:p text:style-name="SW_5f_TableIndex">Code</text:p>
            </table:table-cell>
          </table:table-row>
        </table:table-header-rows>
        <table:table-row>
          <table:table-cell table:style-name="Táboa46.A2" office:value-type="string">
            <text:p text:style-name="P14">call</text:p>
          </table:table-cell>
          <table:table-cell table:style-name="Táboa46.B2" office:value-type="string">
            <text:p text:style-name="SW_5f_Table">0x30</text:p>
          </table:table-cell>
        </table:table-row>
        <table:table-row>
          <table:table-cell table:style-name="Táboa46.A2" office:value-type="string">
            <text:p text:style-name="P14">int</text:p>
          </table:table-cell>
          <table:table-cell table:style-name="Táboa46.B2" office:value-type="string">
            <text:p text:style-name="SW_5f_Table">0x31</text:p>
          </table:table-cell>
        </table:table-row>
        <table:table-row>
          <table:table-cell table:style-name="Táboa46.A2" office:value-type="string">
            <text:p text:style-name="P14">ret</text:p>
          </table:table-cell>
          <table:table-cell table:style-name="Táboa46.B2" office:value-type="string">
            <text:p text:style-name="SW_5f_Table">0x34</text:p>
          </table:table-cell>
        </table:table-row>
        <table:table-row>
          <table:table-cell table:style-name="Táboa46.A2" office:value-type="string">
            <text:p text:style-name="P14">reti</text:p>
          </table:table-cell>
          <table:table-cell table:style-name="Táboa46.B2" office:value-type="string">
            <text:p text:style-name="SW_5f_Table">0x35</text:p>
          </table:table-cell>
        </table:table-row>
        <table:table-row>
          <table:table-cell table:style-name="Táboa46.A2" office:value-type="string">
            <text:p text:style-name="P14">world</text:p>
          </table:table-cell>
          <table:table-cell table:style-name="Táboa46.B2" office:value-type="string">
            <text:p text:style-name="SW_5f_Table">0x38</text:p>
          </table:table-cell>
        </table:table-row>
      </table:table>
      <text:p text:style-name="Table">Table <text:sequence text:ref-name="refTable24" text:name="Table" text:formula="ooow:Table+1" style:num-format="1">25</text:sequence>. Function instructions</text:p>
      <table:table table:name="Táboa47" table:style-name="Táboa47">
        <table:table-column table:style-name="Táboa47.A"/>
        <table:table-column table:style-name="Táboa47.B"/>
        <table:table-header-rows>
          <table:table-row>
            <table:table-cell table:style-name="Táboa47.A1" office:value-type="string" table:protected="true">
              <text:p text:style-name="SW_5f_TableIndex">Instruction</text:p>
            </table:table-cell>
            <table:table-cell table:style-name="Táboa47.B1" office:value-type="string" table:protected="true">
              <text:p text:style-name="SW_5f_TableIndex">Code</text:p>
            </table:table-cell>
          </table:table-row>
        </table:table-header-rows>
        <table:table-row>
          <table:table-cell table:style-name="Táboa47.A2" office:value-type="string">
            <text:p text:style-name="P14">b</text:p>
          </table:table-cell>
          <table:table-cell table:style-name="Táboa47.B2" office:value-type="string">
            <text:p text:style-name="SW_5f_Table">0x20</text:p>
          </table:table-cell>
        </table:table-row>
        <table:table-row>
          <table:table-cell table:style-name="Táboa47.A2" office:value-type="string">
            <text:p text:style-name="P14">beq</text:p>
          </table:table-cell>
          <table:table-cell table:style-name="Táboa47.B2" office:value-type="string">
            <text:p text:style-name="SW_5f_Table">0x21</text:p>
          </table:table-cell>
        </table:table-row>
        <table:table-row>
          <table:table-cell table:style-name="Táboa47.A2" office:value-type="string">
            <text:p text:style-name="P14">bne</text:p>
          </table:table-cell>
          <table:table-cell table:style-name="Táboa47.B2" office:value-type="string">
            <text:p text:style-name="SW_5f_Table">0x22</text:p>
          </table:table-cell>
        </table:table-row>
        <table:table-row>
          <table:table-cell table:style-name="Táboa47.A2" office:value-type="string">
            <text:p text:style-name="P14">blt</text:p>
          </table:table-cell>
          <table:table-cell table:style-name="Táboa47.B2" office:value-type="string">
            <text:p text:style-name="SW_5f_Table">0x23</text:p>
          </table:table-cell>
        </table:table-row>
        <table:table-row>
          <table:table-cell table:style-name="Táboa47.A2" office:value-type="string">
            <text:p text:style-name="P14">bltu</text:p>
          </table:table-cell>
          <table:table-cell table:style-name="Táboa47.B2" office:value-type="string">
            <text:p text:style-name="SW_5f_Table">0x24</text:p>
          </table:table-cell>
        </table:table-row>
        <table:table-row>
          <table:table-cell table:style-name="Táboa47.A2" office:value-type="string">
            <text:p text:style-name="P14">bgt</text:p>
          </table:table-cell>
          <table:table-cell table:style-name="Táboa47.B2" office:value-type="string">
            <text:p text:style-name="SW_5f_Table">0x25</text:p>
          </table:table-cell>
        </table:table-row>
        <table:table-row>
          <table:table-cell table:style-name="Táboa47.A2" office:value-type="string">
            <text:p text:style-name="P14">bgtu</text:p>
          </table:table-cell>
          <table:table-cell table:style-name="Táboa47.B2" office:value-type="string">
            <text:p text:style-name="SW_5f_Table">0x26</text:p>
          </table:table-cell>
        </table:table-row>
        <table:table-row>
          <table:table-cell table:style-name="Táboa47.A2" office:value-type="string">
            <text:p text:style-name="P14">ble</text:p>
          </table:table-cell>
          <table:table-cell table:style-name="Táboa47.B2" office:value-type="string">
            <text:p text:style-name="SW_5f_Table">0x27</text:p>
          </table:table-cell>
        </table:table-row>
        <table:table-row>
          <table:table-cell table:style-name="Táboa47.A2" office:value-type="string">
            <text:p text:style-name="P14">bleu</text:p>
          </table:table-cell>
          <table:table-cell table:style-name="Táboa47.B2" office:value-type="string">
            <text:p text:style-name="SW_5f_Table">0x28</text:p>
          </table:table-cell>
        </table:table-row>
        <table:table-row>
          <table:table-cell table:style-name="Táboa47.A2" office:value-type="string">
            <text:p text:style-name="P14">bge</text:p>
          </table:table-cell>
          <table:table-cell table:style-name="Táboa47.B2" office:value-type="string">
            <text:p text:style-name="SW_5f_Table">0x29</text:p>
          </table:table-cell>
        </table:table-row>
        <table:table-row>
          <table:table-cell table:style-name="Táboa47.A2" office:value-type="string">
            <text:p text:style-name="P14">bgeu</text:p>
          </table:table-cell>
          <table:table-cell table:style-name="Táboa47.B2" office:value-type="string">
            <text:p text:style-name="SW_5f_Table">0x2a</text:p>
          </table:table-cell>
        </table:table-row>
      </table:table>
      <text:p text:style-name="Table">Table <text:sequence text:ref-name="refTable25" text:name="Table" text:formula="ooow:Table+1" style:num-format="1">26</text:sequence>. Comparission instructions</text:p>
      <table:table table:name="Táboa12" table:style-name="Táboa12">
        <table:table-column table:style-name="Táboa12.A"/>
        <table:table-column table:style-name="Táboa12.B"/>
        <table:table-header-rows>
          <table:table-row>
            <table:table-cell table:style-name="Táboa12.A1" office:value-type="string" table:protected="true">
              <text:p text:style-name="SW_5f_TableIndex">Instruction</text:p>
            </table:table-cell>
            <table:table-cell table:style-name="Táboa12.B1" office:value-type="string" table:protected="true">
              <text:p text:style-name="SW_5f_TableIndex">Code</text:p>
            </table:table-cell>
          </table:table-row>
        </table:table-header-rows>
        <table:table-row>
          <table:table-cell table:style-name="Táboa12.A2" office:value-type="string">
            <text:p text:style-name="P14">add</text:p>
          </table:table-cell>
          <table:table-cell table:style-name="Táboa12.B2" office:value-type="string">
            <text:p text:style-name="SW_5f_Table">0x40</text:p>
          </table:table-cell>
        </table:table-row>
        <table:table-row>
          <table:table-cell table:style-name="Táboa12.A2" office:value-type="string">
            <text:p text:style-name="P14">addi</text:p>
          </table:table-cell>
          <table:table-cell table:style-name="Táboa12.B2" office:value-type="string">
            <text:p text:style-name="SW_5f_Table">0x41</text:p>
          </table:table-cell>
        </table:table-row>
        <table:table-row>
          <table:table-cell table:style-name="Táboa12.A2" office:value-type="string">
            <text:p text:style-name="P14">sub</text:p>
          </table:table-cell>
          <table:table-cell table:style-name="Táboa12.B2" office:value-type="string">
            <text:p text:style-name="SW_5f_Table">0x42</text:p>
          </table:table-cell>
        </table:table-row>
        <table:table-row>
          <table:table-cell table:style-name="Táboa12.A2" office:value-type="string">
            <text:p text:style-name="P14">subi</text:p>
          </table:table-cell>
          <table:table-cell table:style-name="Táboa12.B2" office:value-type="string">
            <text:p text:style-name="SW_5f_Table">0x43</text:p>
          </table:table-cell>
        </table:table-row>
        <table:table-row>
          <table:table-cell table:style-name="Táboa12.A2" office:value-type="string">
            <text:p text:style-name="P14">multl</text:p>
          </table:table-cell>
          <table:table-cell table:style-name="Táboa12.B2" office:value-type="string">
            <text:p text:style-name="SW_5f_Table">0x44</text:p>
          </table:table-cell>
        </table:table-row>
        <table:table-row>
          <table:table-cell table:style-name="Táboa12.A2" office:value-type="string">
            <text:p text:style-name="P14">multli</text:p>
          </table:table-cell>
          <table:table-cell table:style-name="Táboa12.B2" office:value-type="string">
            <text:p text:style-name="SW_5f_Table">0x45</text:p>
          </table:table-cell>
        </table:table-row>
        <table:table-row>
          <table:table-cell table:style-name="Táboa12.A2" office:value-type="string">
            <text:p text:style-name="P14">multlu</text:p>
          </table:table-cell>
          <table:table-cell table:style-name="Táboa12.B2" office:value-type="string">
            <text:p text:style-name="SW_5f_Table">0x46</text:p>
          </table:table-cell>
        </table:table-row>
        <table:table-row>
          <table:table-cell table:style-name="Táboa12.A2" office:value-type="string">
            <text:p text:style-name="P14">multlui</text:p>
          </table:table-cell>
          <table:table-cell table:style-name="Táboa12.B2" office:value-type="string">
            <text:p text:style-name="SW_5f_Table">0x47</text:p>
          </table:table-cell>
        </table:table-row>
        <table:table-row>
          <table:table-cell table:style-name="Táboa12.A2" office:value-type="string">
            <text:p text:style-name="P14">multh</text:p>
          </table:table-cell>
          <table:table-cell table:style-name="Táboa12.B2" office:value-type="string">
            <text:p text:style-name="SW_5f_Table">0x48</text:p>
          </table:table-cell>
        </table:table-row>
        <table:table-row>
          <table:table-cell table:style-name="Táboa12.A2" office:value-type="string">
            <text:p text:style-name="P14">multhi</text:p>
          </table:table-cell>
          <table:table-cell table:style-name="Táboa12.B2" office:value-type="string">
            <text:p text:style-name="SW_5f_Table">0x49</text:p>
          </table:table-cell>
        </table:table-row>
        <table:table-row>
          <table:table-cell table:style-name="Táboa12.A2" office:value-type="string">
            <text:p text:style-name="P14">multhu</text:p>
          </table:table-cell>
          <table:table-cell table:style-name="Táboa12.B2" office:value-type="string">
            <text:p text:style-name="SW_5f_Table">0x4a</text:p>
          </table:table-cell>
        </table:table-row>
        <table:table-row>
          <table:table-cell table:style-name="Táboa12.A2" office:value-type="string">
            <text:p text:style-name="P14">multhui</text:p>
          </table:table-cell>
          <table:table-cell table:style-name="Táboa12.B2" office:value-type="string">
            <text:p text:style-name="SW_5f_Table">0x4b</text:p>
          </table:table-cell>
        </table:table-row>
        <table:table-row>
          <table:table-cell table:style-name="Táboa12.A2" office:value-type="string">
            <text:p text:style-name="P14">div</text:p>
          </table:table-cell>
          <table:table-cell table:style-name="Táboa12.B2" office:value-type="string">
            <text:p text:style-name="SW_5f_Table">0x4c</text:p>
          </table:table-cell>
        </table:table-row>
        <table:table-row>
          <table:table-cell table:style-name="Táboa12.A2" office:value-type="string">
            <text:p text:style-name="P14">divi</text:p>
          </table:table-cell>
          <table:table-cell table:style-name="Táboa12.B2" office:value-type="string">
            <text:p text:style-name="SW_5f_Table">0x4d</text:p>
          </table:table-cell>
        </table:table-row>
        <table:table-row>
          <table:table-cell table:style-name="Táboa12.A2" office:value-type="string">
            <text:p text:style-name="P14">divu</text:p>
          </table:table-cell>
          <table:table-cell table:style-name="Táboa12.B2" office:value-type="string">
            <text:p text:style-name="SW_5f_Table">0x4e</text:p>
          </table:table-cell>
        </table:table-row>
        <table:table-row>
          <table:table-cell table:style-name="Táboa12.A2" office:value-type="string">
            <text:p text:style-name="P14">divui</text:p>
          </table:table-cell>
          <table:table-cell table:style-name="Táboa12.B2" office:value-type="string">
            <text:p text:style-name="SW_5f_Table">0x4f</text:p>
          </table:table-cell>
        </table:table-row>
        <table:table-row>
          <table:table-cell table:style-name="Táboa12.A2" office:value-type="string">
            <text:p text:style-name="P14">mod</text:p>
          </table:table-cell>
          <table:table-cell table:style-name="Táboa12.B2" office:value-type="string">
            <text:p text:style-name="SW_5f_Table">0x50</text:p>
          </table:table-cell>
        </table:table-row>
        <table:table-row>
          <table:table-cell table:style-name="Táboa12.A2" office:value-type="string">
            <text:p text:style-name="P14">modi</text:p>
          </table:table-cell>
          <table:table-cell table:style-name="Táboa12.B2" office:value-type="string">
            <text:p text:style-name="SW_5f_Table">0x51</text:p>
          </table:table-cell>
        </table:table-row>
        <table:table-row>
          <table:table-cell table:style-name="Táboa12.A2" office:value-type="string">
            <text:p text:style-name="P14">modu</text:p>
          </table:table-cell>
          <table:table-cell table:style-name="Táboa12.B2" office:value-type="string">
            <text:p text:style-name="SW_5f_Table">0x52</text:p>
          </table:table-cell>
        </table:table-row>
        <table:table-row>
          <table:table-cell table:style-name="Táboa12.A2" office:value-type="string">
            <text:p text:style-name="P14">modui</text:p>
          </table:table-cell>
          <table:table-cell table:style-name="Táboa12.B2" office:value-type="string">
            <text:p text:style-name="SW_5f_Table">0x53</text:p>
          </table:table-cell>
        </table:table-row>
      </table:table>
      <text:p text:style-name="Table">Table <text:sequence text:ref-name="refTable26" text:name="Table" text:formula="ooow:Table+1" style:num-format="1">27</text:sequence>. Arithmetic instructions</text:p>
      <table:table table:name="Táboa43" table:style-name="Táboa43">
        <table:table-column table:style-name="Táboa43.A"/>
        <table:table-column table:style-name="Táboa43.B"/>
        <table:table-header-rows>
          <table:table-row>
            <table:table-cell table:style-name="Táboa43.A1" office:value-type="string" table:protected="true">
              <text:p text:style-name="SW_5f_TableIndex">Instruction</text:p>
            </table:table-cell>
            <table:table-cell table:style-name="Táboa43.B1" office:value-type="string" table:protected="true">
              <text:p text:style-name="SW_5f_TableIndex">Code</text:p>
            </table:table-cell>
          </table:table-row>
        </table:table-header-rows>
        <table:table-row>
          <table:table-cell table:style-name="Táboa43.A2" office:value-type="string">
            <text:p text:style-name="P14">not</text:p>
          </table:table-cell>
          <table:table-cell table:style-name="Táboa43.B2" office:value-type="string">
            <text:p text:style-name="SW_5f_Table">0x60</text:p>
          </table:table-cell>
        </table:table-row>
        <table:table-row>
          <table:table-cell table:style-name="Táboa43.A2" office:value-type="string">
            <text:p text:style-name="P14">or</text:p>
          </table:table-cell>
          <table:table-cell table:style-name="Táboa43.B2" office:value-type="string">
            <text:p text:style-name="SW_5f_Table">0x68</text:p>
          </table:table-cell>
        </table:table-row>
        <table:table-row>
          <table:table-cell table:style-name="Táboa43.A2" office:value-type="string">
            <text:p text:style-name="P14">ori</text:p>
          </table:table-cell>
          <table:table-cell table:style-name="Táboa43.B2" office:value-type="string">
            <text:p text:style-name="SW_5f_Table">0x69</text:p>
          </table:table-cell>
        </table:table-row>
        <table:table-row>
          <table:table-cell table:style-name="Táboa43.A2" office:value-type="string">
            <text:p text:style-name="P14">and</text:p>
          </table:table-cell>
          <table:table-cell table:style-name="Táboa43.B2" office:value-type="string">
            <text:p text:style-name="SW_5f_Table">0x6a</text:p>
          </table:table-cell>
        </table:table-row>
        <table:table-row>
          <table:table-cell table:style-name="Táboa43.A2" office:value-type="string">
            <text:p text:style-name="P14">andi</text:p>
          </table:table-cell>
          <table:table-cell table:style-name="Táboa43.B2" office:value-type="string">
            <text:p text:style-name="SW_5f_Table">0x6b</text:p>
          </table:table-cell>
        </table:table-row>
        <table:table-row>
          <table:table-cell table:style-name="Táboa43.A2" office:value-type="string">
            <text:p text:style-name="P14">xor</text:p>
          </table:table-cell>
          <table:table-cell table:style-name="Táboa43.B2" office:value-type="string">
            <text:p text:style-name="SW_5f_Table">0x6c</text:p>
          </table:table-cell>
        </table:table-row>
        <table:table-row>
          <table:table-cell table:style-name="Táboa43.A2" office:value-type="string">
            <text:p text:style-name="P14">xori</text:p>
          </table:table-cell>
          <table:table-cell table:style-name="Táboa43.B2" office:value-type="string">
            <text:p text:style-name="SW_5f_Table">0x6d</text:p>
          </table:table-cell>
        </table:table-row>
      </table:table>
      <text:p text:style-name="Table">Table <text:sequence text:ref-name="refTable27" text:name="Table" text:formula="ooow:Table+1" style:num-format="1">28</text:sequence>. Logical instructions</text:p>
      <table:table table:name="Táboa48" table:style-name="Táboa48">
        <table:table-column table:style-name="Táboa48.A"/>
        <table:table-column table:style-name="Táboa48.B"/>
        <table:table-header-rows>
          <table:table-row>
            <table:table-cell table:style-name="Táboa48.A1" office:value-type="string" table:protected="true">
              <text:p text:style-name="SW_5f_TableIndex">Instruction</text:p>
            </table:table-cell>
            <table:table-cell table:style-name="Táboa48.B1" office:value-type="string" table:protected="true">
              <text:p text:style-name="SW_5f_TableIndex">Code</text:p>
            </table:table-cell>
          </table:table-row>
        </table:table-header-rows>
        <table:table-row>
          <table:table-cell table:style-name="Táboa48.A2" office:value-type="string">
            <text:p text:style-name="P14">sll</text:p>
          </table:table-cell>
          <table:table-cell table:style-name="Táboa48.B2" office:value-type="string">
            <text:p text:style-name="SW_5f_Table">0x70</text:p>
          </table:table-cell>
        </table:table-row>
        <table:table-row>
          <table:table-cell table:style-name="Táboa48.A2" office:value-type="string">
            <text:p text:style-name="P14">slli</text:p>
          </table:table-cell>
          <table:table-cell table:style-name="Táboa48.B2" office:value-type="string">
            <text:p text:style-name="SW_5f_Table">0x71</text:p>
          </table:table-cell>
        </table:table-row>
        <table:table-row>
          <table:table-cell table:style-name="Táboa48.A2" office:value-type="string">
            <text:p text:style-name="P14">srl</text:p>
          </table:table-cell>
          <table:table-cell table:style-name="Táboa48.B2" office:value-type="string">
            <text:p text:style-name="SW_5f_Table">0x72</text:p>
          </table:table-cell>
        </table:table-row>
        <table:table-row>
          <table:table-cell table:style-name="Táboa48.A2" office:value-type="string">
            <text:p text:style-name="P14">srli</text:p>
          </table:table-cell>
          <table:table-cell table:style-name="Táboa48.B2" office:value-type="string">
            <text:p text:style-name="SW_5f_Table">0x73</text:p>
          </table:table-cell>
        </table:table-row>
        <table:table-row>
          <table:table-cell table:style-name="Táboa48.A2" office:value-type="string">
            <text:p text:style-name="P14">sla</text:p>
          </table:table-cell>
          <table:table-cell table:style-name="Táboa48.B2" office:value-type="string">
            <text:p text:style-name="SW_5f_Table">0x74</text:p>
          </table:table-cell>
        </table:table-row>
        <table:table-row>
          <table:table-cell table:style-name="Táboa48.A2" office:value-type="string">
            <text:p text:style-name="P14">slai</text:p>
          </table:table-cell>
          <table:table-cell table:style-name="Táboa48.B2" office:value-type="string">
            <text:p text:style-name="SW_5f_Table">0x75</text:p>
          </table:table-cell>
        </table:table-row>
        <table:table-row>
          <table:table-cell table:style-name="Táboa48.A2" office:value-type="string">
            <text:p text:style-name="P14">sra</text:p>
          </table:table-cell>
          <table:table-cell table:style-name="Táboa48.B2" office:value-type="string">
            <text:p text:style-name="SW_5f_Table">0x76</text:p>
          </table:table-cell>
        </table:table-row>
        <table:table-row>
          <table:table-cell table:style-name="Táboa48.A2" office:value-type="string">
            <text:p text:style-name="P14">srai</text:p>
          </table:table-cell>
          <table:table-cell table:style-name="Táboa48.B2" office:value-type="string">
            <text:p text:style-name="SW_5f_Table">0x77</text:p>
          </table:table-cell>
        </table:table-row>
        <table:table-row>
          <table:table-cell table:style-name="Táboa48.A2" office:value-type="string">
            <text:p text:style-name="P14">rl</text:p>
          </table:table-cell>
          <table:table-cell table:style-name="Táboa48.B2" office:value-type="string">
            <text:p text:style-name="SW_5f_Table">0x78</text:p>
          </table:table-cell>
        </table:table-row>
        <table:table-row>
          <table:table-cell table:style-name="Táboa48.A2" office:value-type="string">
            <text:p text:style-name="P14">rli</text:p>
          </table:table-cell>
          <table:table-cell table:style-name="Táboa48.B2" office:value-type="string">
            <text:p text:style-name="SW_5f_Table">0x79</text:p>
          </table:table-cell>
        </table:table-row>
        <table:table-row>
          <table:table-cell table:style-name="Táboa48.A2" office:value-type="string">
            <text:p text:style-name="P14">rr</text:p>
          </table:table-cell>
          <table:table-cell table:style-name="Táboa48.B2" office:value-type="string">
            <text:p text:style-name="SW_5f_Table">0x7a</text:p>
          </table:table-cell>
        </table:table-row>
        <table:table-row>
          <table:table-cell table:style-name="Táboa48.A2" office:value-type="string">
            <text:p text:style-name="P14">rri</text:p>
          </table:table-cell>
          <table:table-cell table:style-name="Táboa48.B2" office:value-type="string">
            <text:p text:style-name="SW_5f_Table">0x7b</text:p>
          </table:table-cell>
        </table:table-row>
      </table:table>
      <text:p text:style-name="P16">Table <text:sequence text:ref-name="refTable28" text:name="Table" text:formula="ooow:Table+1" style:num-format="1">29</text:sequence>. Shift instruction</text:p>
      <text:h text:style-name="P23" text:outline-level="1">Simple World Language</text:h>
      <text:p text:style-name="SW_5f_Text">Simple World Language, or SWL for short, is the language in which the code of the bugs is written. SWL is a assembler language because, for several reasons, it needs to be a low level language:</text:p>
      <text:list text:style-name="L17">
        <text:list-item>
          <text:p text:style-name="P79"><text:span text:style-name="T8">Understanding</text:span> of the mutations: each mutation can be seen as a instruction in SWL.</text:p>
        </text:list-item>
        <text:list-item>
          <text:p text:style-name="P79"><text:span text:style-name="T8">Dispersion</text:span> of the code: small mutations become in small changes in the actions of the bug.</text:p>
        </text:list-item>
      </text:list>
      <text:h text:style-name="SW_5f_Title2" text:outline-level="2">The language</text:h>
      <text:p text:style-name="SW_5f_Text">When the CPU start, all its registers are initialized to <text:span text:style-name="SWL_5f_Data">0x00000000</text:span>. This means that, as the <text:span text:style-name="T4">pc</text:span> register is <text:span text:style-name="SWL_5f_Data">0x00000000</text:span>, the first instruction to be executed is the one located at the begining of the code.</text:p>
      <text:h text:style-name="SW_5f_Title3" text:outline-level="3">Numbers</text:h>
      <text:p text:style-name="SW_5f_Text">Numerical values can be used in the code. This values must be written in hexadecimal base with a maximun value of <text:span text:style-name="SWL_5f_Data">0xffffffff</text:span>.</text:p>
      <text:p text:style-name="SW_5f_Text">The following code store a 32 bits value at that position of the code.</text:p>
      <text:p text:style-name="SW_5f_Code"><text:span text:style-name="SWL_5f_Data">0x012300ff</text:span></text:p>
      <text:h text:style-name="SW_5f_Title3" text:outline-level="3">Constants</text:h>
      <text:p text:style-name="SW_5f_Text">Constants are identifiers that refers to a 16 bits numerical value. The code can't have two constants with the same name. At the compilation stage, the constants are looked for and replaced with their values.</text:p>
      <text:p text:style-name="SW_5f_Text">The following code define a identifier named <text:span text:style-name="SWL_5f_Constant">ZERO</text:span> that will be replaced with the value <text:span text:style-name="SWL_5f_Data">0x000</text:span> (0 in decimal base).</text:p>
      <text:p text:style-name="SW_5f_Code"><text:span text:style-name="SWL_5f_Preprocessor">.define</text:span> <text:span text:style-name="SWL_5f_Constant">ZERO</text:span> <text:span text:style-name="SWL_5f_Data">0x0000</text:span></text:p>
      <text:h text:style-name="SW_5f_Title3" text:outline-level="3">Labels</text:h>
      <text:p text:style-name="SW_5f_Text">Labels are similar to constants. Labels are identifiers that refers to the address of the memory in which they are defined. Labels can be used to indentify blocks of code: functions, code flows, etc. At the compilation stage, the labels are looked for and replaced with the address where they are defined.</text:p>
      <text:p text:style-name="SW_5f_Text">The following code define a label named <text:span text:style-name="SWL_5f_Constant">main.</text:span></text:p>
      <text:p text:style-name="SW_5f_Code"><text:span text:style-name="SWL_5f_Preprocessor">.label</text:span> <text:span text:style-name="SWL_5f_Constant">main</text:span></text:p>
      <text:h text:style-name="SW_5f_Title3" text:outline-level="3">Includes</text:h>
      <text:p text:style-name="SW_5f_Text">The code of a outer file can be included into the code. If a file is included several times, only the first time is included. At the compilation stage, the include is replaced with the content of the file.</text:p>
      <text:p text:style-name="SW_5f_Text">The following code include the content of the file <text:span text:style-name="SWL_5f_String">"stdlib/alloc.swl"</text:span>.</text:p>
      <text:p text:style-name="SW_5f_Code"><text:span text:style-name="SWL_5f_Preprocessor">.include</text:span> <text:span text:style-name="SWL_5f_String">"stdlib/alloc.swl"</text:span></text:p>
      <text:h text:style-name="SW_5f_Title3" text:outline-level="3">Blocks of memory</text:h>
      <text:p text:style-name="SW_5f_Text">Sometimes is useful to reserve a block of memory. For example, to define the space to let the stack grows. The size of the block of memory is rounded to the next module 4 value. The block of memory is zeroed.</text:p>
      <text:p text:style-name="SW_5f_Text">The following code reserve 256 (100 in hexadecimal base) bytes of memory and zeroed it.</text:p>
      <text:p text:style-name="SW_5f_Code"><text:span text:style-name="SWL_5f_Preprocessor">.block</text:span> <text:span text:style-name="SWL_5f_Data">0x100</text:span></text:p>
      <text:h text:style-name="SW_5f_Title3" text:outline-level="3">Function conventions</text:h>
      <text:p text:style-name="SW_5f_Text">The input parameters of the functions are passed in the general purpose registers. First parameter in r0, second parameter in r1, etc. If the number of parameters is bigger than the general purpose registers, a pointer to the information in memory can be used.</text:p>
      <text:p text:style-name="SW_5f_Text">The return values of the functions are passed in the general purpose registers. First return value in r0, second return value in r1, etc. If the number of parameters is bigger than the general purpose registers, a pointer to the information in memory can be used.</text:p>
      <text:p text:style-name="SW_5f_Text">General purpose registers can change after a function call. The caller must store in the stack the registers values that want to perserve to be used after the called function is executed.</text:p>
      <text:p text:style-name="SW_5f_Text">The Stack Pointer (stp) register must have the same value before and after the function call.</text:p>
      <text:h text:style-name="SW_5f_Title3" text:outline-level="3">Example</text:h>
      <text:p text:style-name="SW_5f_Text">The following code calculates the values of the fibonacci sequence between 1 and 32768 infinitely.</text:p>
      <text:p text:style-name="SW_5f_Code"><text:span text:style-name="SWL_5f_Comment"># Program that calculates the Fibonacci sequency from 0 to 32768 in a</text:span></text:p>
      <text:p text:style-name="SW_5f_Code"><text:span text:style-name="SWL_5f_Comment"># infinite loop.</text:span></text:p>
      <text:p text:style-name="SW_5f_Code"><text:span text:style-name="SWL_5f_Comment"/></text:p>
      <text:p text:style-name="SW_5f_Code"><text:span text:style-name="SWL_5f_Preprocessor">.define</text:span> <text:span text:style-name="SWL_5f_Constant">MAX_FIBONACCI</text:span> <text:span text:style-name="SWL_5f_Data">0x8000<text:tab/></text:span><text:span text:style-name="SWL_5f_Comment"># 32768</text:span></text:p>
      <text:p text:style-name="SW_5f_Code"/>
      <text:p text:style-name="SW_5f_Code"><text:span text:style-name="SWL_5f_Preprocessor">.label</text:span> <text:span text:style-name="SWL_5f_Constant">init</text:span></text:p>
      <text:p text:style-name="SW_5f_Code"><text:span text:style-name="SWL_5f_Instruction">loadi</text:span><text:tab/><text:span text:style-name="SWL_5f_Register">stp</text:span> <text:span text:style-name="SWL_5f_Constant">stack</text:span><text:tab/><text:tab/><text:span text:style-name="SWL_5f_Comment"># Update the Stack Pointer</text:span></text:p>
      <text:p text:style-name="SW_5f_Code"/>
      <text:p text:style-name="SW_5f_Code"><text:span text:style-name="SWL_5f_Preprocessor">.label</text:span> <text:span text:style-name="SWL_5f_Constant">main</text:span></text:p>
      <text:p text:style-name="SW_5f_Code"><text:span text:style-name="SWL_5f_Comment"># set in r0, r1 and r2 the values for fibonacci function</text:span></text:p>
      <text:p text:style-name="SW_5f_Code"><text:span text:style-name="SWL_5f_Instruction">loadi</text:span><text:tab/><text:span text:style-name="SWL_5f_Register">r0</text:span> 0x<text:span text:style-name="SWL_5f_Data">1</text:span><text:tab/><text:tab/><text:span text:style-name="SWL_5f_Comment"># First value is 1</text:span></text:p>
      <text:p text:style-name="SW_5f_Code"><text:span text:style-name="SWL_5f_Instruction">loadi</text:span><text:tab/><text:span text:style-name="SWL_5f_Register">r1</text:span> 0x<text:span text:style-name="SWL_5f_Data">1</text:span><text:tab/><text:tab/><text:span text:style-name="SWL_5f_Comment"># Second value is 1</text:span></text:p>
      <text:p text:style-name="SW_5f_Code"><text:span text:style-name="SWL_5f_Instruction">loadi</text:span><text:tab/><text:span text:style-name="SWL_5f_Register">r2</text:span> <text:span text:style-name="SWL_5f_Constant">MAX_FIBONACCI</text:span><text:tab/><text:span text:style-name="SWL_5f_Comment"># Max value is MAX_FIBONACCI</text:span></text:p>
      <text:p text:style-name="SW_5f_Code"/>
      <text:p text:style-name="SW_5f_Code"><text:span text:style-name="SWL_5f_Instruction">call</text:span><text:tab/><text:span text:style-name="SWL_5f_Constant">fibonacci</text:span></text:p>
      <text:p text:style-name="SW_5f_Code"/>
      <text:p text:style-name="SW_5f_Code"><text:span text:style-name="SWL_5f_Instruction">b</text:span><text:tab/><text:span text:style-name="SWL_5f_Constant">main</text:span><text:tab/><text:tab/><text:tab/><text:span text:style-name="SWL_5f_Comment"># infinite loop</text:span></text:p>
      <text:p text:style-name="SW_5f_Code"/>
      <text:p text:style-name="SW_5f_Code"/>
      <text:p text:style-name="SW_5f_Code"><text:span text:style-name="SWL_5f_Comment"># Fibonacci algorithm</text:span></text:p>
      <text:p text:style-name="SW_5f_Code"><text:span text:style-name="SWL_5f_Comment"># r0 = First value</text:span></text:p>
      <text:p text:style-name="SW_5f_Code"><text:span text:style-name="SWL_5f_Comment"># r1 = Second value</text:span></text:p>
      <text:p text:style-name="SW_5f_Code"><text:span text:style-name="SWL_5f_Comment"># r2 = Max value</text:span></text:p>
      <text:p text:style-name="SW_5f_Code"><text:span text:style-name="SWL_5f_Preprocessor">.label</text:span> <text:span text:style-name="SWL_5f_Constant">fibonacci</text:span><text:tab/><text:tab/><text:tab/><text:span text:style-name="SWL_5f_Comment"># loop</text:span></text:p>
      <text:p text:style-name="SW_5f_Code"><text:span text:style-name="SWL_5f_Instruction"><text:tab/>add</text:span><text:tab/><text:span text:style-name="SWL_5f_Register">r3</text:span> <text:span text:style-name="SWL_5f_Register">r0</text:span> <text:span text:style-name="SWL_5f_Register">r1</text:span><text:tab/><text:tab/><text:span text:style-name="SWL_5f_Comment"># r3 = r0 + r1</text:span></text:p>
      <text:p text:style-name="SW_5f_Code"><text:span text:style-name="SWL_5f_Instruction"><text:tab/>move</text:span><text:tab/><text:span text:style-name="SWL_5f_Register">r0</text:span> <text:span text:style-name="SWL_5f_Register">r1</text:span><text:tab/><text:tab/><text:tab/><text:span text:style-name="SWL_5f_Comment"># r0 = r1</text:span></text:p>
      <text:p text:style-name="SW_5f_Code"><text:span text:style-name="SWL_5f_Instruction"><text:tab/>move</text:span><text:tab/><text:span text:style-name="SWL_5f_Register">r1</text:span> <text:span text:style-name="SWL_5f_Register">r3</text:span><text:tab/><text:tab/><text:tab/><text:span text:style-name="SWL_5f_Comment"># r1 = r3</text:span></text:p>
      <text:p text:style-name="SW_5f_Code"/>
      <text:p text:style-name="SW_5f_Code"><text:span text:style-name="SWL_5f_Instruction"><text:tab/>bltu</text:span><text:tab/><text:span text:style-name="SWL_5f_Register">r1</text:span> <text:span text:style-name="SWL_5f_Register">r2</text:span> <text:span text:style-name="SWL_5f_Constant">fibonacci</text:span><text:tab/><text:span text:style-name="SWL_5f_Comment"># if r1 &lt; r2: LOOP</text:span></text:p>
      <text:p text:style-name="SW_5f_Code"><text:span text:style-name="SWL_5f_Instruction"><text:tab/>ret</text:span><text:tab/><text:tab/><text:tab/><text:tab/><text:span text:style-name="SWL_5f_Comment"># else: return</text:span></text:p>
      <text:p text:style-name="SW_5f_Code"><text:span text:style-name="SWL_5f_Comment"/></text:p>
      <text:p text:style-name="SW_5f_Code"/>
      <text:p text:style-name="SW_5f_Code"><text:span text:style-name="SWL_5f_Comment"># Reserve 4 bytes for the stack</text:span></text:p>
      <text:p text:style-name="SW_5f_Code"><text:span text:style-name="SWL_5f_Preprocessor">.label</text:span><text:span text:style-name="SWL_5f_Constant"> stack</text:span></text:p>
      <text:p text:style-name="SW_5f_Code"><text:span text:style-name="SWL_5f_Preprocessor">.block</text:span><text:span text:style-name="SWL_5f_Constant"> </text:span><text:span text:style-name="SWL_5f_Data">0x4</text:span></text:p>
      <text:h text:style-name="SW_5f_Title2" text:outline-level="2">Compiler</text:h>
      <text:p text:style-name="SW_5f_Text">The compiler of the Simple World Language, swlc for short, is a program that convert SWL code into the binary code that the Simple World CPU can execute. This binary code must be multiplataform.</text:p>
      <text:p text:style-name="SW_5f_Text">The compiler passed for several stages to compile the code:</text:p>
      <text:list text:style-name="L18">
        <text:list-item>
          <text:p text:style-name="P81">Read the content of the source file.</text:p>
        </text:list-item>
        <text:list-item>
          <text:p text:style-name="P81">Replace the includes with the outer files.</text:p>
        </text:list-item>
        <text:list-item>
          <text:p text:style-name="P81">Look for the indentifiers and the labels and replace them with their values.</text:p>
        </text:list-item>
        <text:list-item>
          <text:p text:style-name="P81">Look for the addresses redefinition and store this information.</text:p>
        </text:list-item>
        <text:list-item>
          <text:p text:style-name="P81">Create a empty file of the size defined in the source: use the default value if the size is not set.</text:p>
        </text:list-item>
        <text:list-item>
          <text:p text:style-name="P81">Start to translate line to line the source code to the binary code and save it to the correct addres.</text:p>
        </text:list-item>
      </text:list>
      <text:p text:style-name="SW_5f_Text">The compiler have several parameters:</text:p>
      <text:list text:style-name="L19">
        <text:list-item>
          <text:p text:style-name="P87">Input source file.</text:p>
        </text:list-item>
        <text:list-item>
          <text:p text:style-name="P87">Output binary file.</text:p>
        </text:list-item>
        <text:list-item>
          <text:p text:style-name="P87">(Optional) Include path: several include paths can be set. The include path is where the compiler search for includes files.</text:p>
        </text:list-item>
        <text:list-item>
          <text:p text:style-name="P87">(Optional) Save the preprocessed source code as the output.</text:p>
        </text:list-item>
      </text:list>
      <text:h text:style-name="SW_5f_Title2" text:outline-level="2">Decompiler</text:h>
      <text:p text:style-name="SW_5f_Text">The decompiler of the Simple World Language, swld for short, is a program that tries to do the reverse work that the compiler does. The decompiler reads binary code and write source code. It's necessary to know that the decompilation is not perfect. For example, if a numerical value can be decompiled to a correct instruction, the decompiler will write the instruction.</text:p>
      <text:p text:style-name="SW_5f_Text">The decompiler have several parameters:</text:p>
      <text:list text:style-name="L20">
        <text:list-item>
          <text:p text:style-name="P91">Input binary file.</text:p>
        </text:list-item>
        <text:list-item>
          <text:p text:style-name="P91">Output source file.</text:p>
        </text:list-item>
      </text:list>
      <text:h text:style-name="SW_5f_Title2" text:outline-level="2">Standard Library</text:h>
      <text:p text:style-name="SW_5f_Text">The Standard Library is a set of files with code to help to create bugs easier. These files are located in a directory named "stdlib" and must be included in the source code as "stdlib/FILENAME.swl".</text:p>
      <text:p text:style-name="SW_5f_Text">The elements of the files are formed by adding the base name of the file, a "_" and the name of the element. Constants in the Standard Library are uppercase identifiers. Variables and functions in the Standard Library are lowercase identifiers. For example, a constant of the file "example.swl" could be "EXAMPLE_VALUE" and a variable in that file could be "example_setvalue".</text:p>
      <text:p text:style-name="SW_5f_Text">The following code includes the pseudorandom number generator.</text:p>
      <text:p text:style-name="SW_5f_Code"><text:span text:style-name="SWL_5f_Preprocessor">.include</text:span> <text:span text:style-name="SWL_5f_String">"stdlib/random.swl"</text:span></text:p>
      <text:h text:style-name="SW_5f_Title3" text:outline-level="3">action.swl</text:h>
      <text:p text:style-name="SW_5f_Text">The definition of all the actions that a bug can do. So, the parameters that the bug can add to the world instruction.</text:p>
      <table:table table:name="Táboa14" table:style-name="Táboa14">
        <table:table-column table:style-name="Táboa14.A"/>
        <table:table-column table:style-name="Táboa14.B"/>
        <table:table-header-rows>
          <table:table-row>
            <table:table-cell table:style-name="Táboa14.A1" office:value-type="string" table:protected="true">
              <text:p text:style-name="SW_5f_TableIndex">Constant</text:p>
            </table:table-cell>
            <table:table-cell table:style-name="Táboa14.B1" office:value-type="string" table:protected="true">
              <text:p text:style-name="SW_5f_TableIndex"/>
            </table:table-cell>
          </table:table-row>
        </table:table-header-rows>
        <table:table-row>
          <table:table-cell table:style-name="Táboa14.A2" office:value-type="string">
            <text:p text:style-name="P14">ACTION_NOTHING</text:p>
          </table:table-cell>
          <table:table-cell table:style-name="Táboa14.B2" office:value-type="string">
            <text:p text:style-name="SW_5f_Table">Do nothing.</text:p>
          </table:table-cell>
        </table:table-row>
        <table:table-row>
          <table:table-cell table:style-name="Táboa14.A2" office:value-type="string">
            <text:p text:style-name="P14">ACTION_INFO</text:p>
          </table:table-cell>
          <table:table-cell table:style-name="Táboa14.B2" office:value-type="string">
            <text:p text:style-name="SW_5f_Table">Get the information of the bug itself.</text:p>
          </table:table-cell>
        </table:table-row>
        <table:table-row>
          <table:table-cell table:style-name="Táboa14.A2" office:value-type="string">
            <text:p text:style-name="P14">ACTION_DETECT</text:p>
          </table:table-cell>
          <table:table-cell table:style-name="Táboa14.B2" office:value-type="string">
            <text:p text:style-name="SW_5f_Table">Detect a object in front of the bug.</text:p>
          </table:table-cell>
        </table:table-row>
        <table:table-row>
          <table:table-cell table:style-name="Táboa14.A2" office:value-type="string">
            <text:p text:style-name="P14">ACTION_MOVE</text:p>
          </table:table-cell>
          <table:table-cell table:style-name="Táboa14.B2" office:value-type="string">
            <text:p text:style-name="SW_5f_Table">Move.</text:p>
          </table:table-cell>
        </table:table-row>
        <table:table-row>
          <table:table-cell table:style-name="Táboa14.A2" office:value-type="string">
            <text:p text:style-name="P14">ACTION_TURN</text:p>
          </table:table-cell>
          <table:table-cell table:style-name="Táboa14.B2" office:value-type="string">
            <text:p text:style-name="SW_5f_Table">Turn.</text:p>
          </table:table-cell>
        </table:table-row>
        <table:table-row>
          <table:table-cell table:style-name="Táboa14.A2" office:value-type="string">
            <text:p text:style-name="P14">ACTION_ATTACK</text:p>
          </table:table-cell>
          <table:table-cell table:style-name="Táboa14.B2" office:value-type="string">
            <text:p text:style-name="SW_5f_Table">Fight.</text:p>
          </table:table-cell>
        </table:table-row>
        <table:table-row>
          <table:table-cell table:style-name="Táboa14.A2" office:value-type="string">
            <text:p text:style-name="P14">ACTION_EGG</text:p>
          </table:table-cell>
          <table:table-cell table:style-name="Táboa14.B2" office:value-type="string">
            <text:p text:style-name="SW_5f_Table">Create a egg.</text:p>
          </table:table-cell>
        </table:table-row>
      </table:table>
      <text:p text:style-name="Table">Table <text:sequence text:ref-name="refTable29" text:name="Table" text:formula="ooow:Table+1" style:num-format="1">1</text:sequence>. Actions</text:p>
      <table:table table:name="Táboa52" table:style-name="Táboa52">
        <table:table-column table:style-name="Táboa52.A"/>
        <table:table-column table:style-name="Táboa52.B"/>
        <table:table-header-rows>
          <table:table-row>
            <table:table-cell table:style-name="Táboa52.A1" office:value-type="string" table:protected="true">
              <text:p text:style-name="SW_5f_TableIndex">Constant</text:p>
            </table:table-cell>
            <table:table-cell table:style-name="Táboa52.B1" office:value-type="string" table:protected="true">
              <text:p text:style-name="SW_5f_TableIndex"/>
            </table:table-cell>
          </table:table-row>
        </table:table-header-rows>
        <table:table-row>
          <table:table-cell table:style-name="Táboa52.A2" office:value-type="string">
            <text:p text:style-name="P14">ACTION_INFO_ID</text:p>
          </table:table-cell>
          <table:table-cell table:style-name="Táboa52.B2" office:value-type="string">
            <text:p text:style-name="SW_5f_Table">ID of the bug.</text:p>
          </table:table-cell>
        </table:table-row>
        <table:table-row>
          <table:table-cell table:style-name="Táboa52.A2" office:value-type="string">
            <text:p text:style-name="P14">ACTION_INFO_SIZE</text:p>
          </table:table-cell>
          <table:table-cell table:style-name="Táboa52.B2" office:value-type="string">
            <text:p text:style-name="SW_5f_Table">Size of the element.</text:p>
          </table:table-cell>
        </table:table-row>
        <table:table-row>
          <table:table-cell table:style-name="Táboa52.A2" office:value-type="string">
            <text:p text:style-name="P14">ACTION_INFO_ENERGY</text:p>
          </table:table-cell>
          <table:table-cell table:style-name="Táboa52.B2" office:value-type="string">
            <text:p text:style-name="SW_5f_Table">Energy of the bug.</text:p>
          </table:table-cell>
        </table:table-row>
        <table:table-row>
          <table:table-cell table:style-name="Táboa52.A2" office:value-type="string">
            <text:p text:style-name="P14">ACTION_INFO_POSITION</text:p>
          </table:table-cell>
          <table:table-cell table:style-name="Táboa52.B2" office:value-type="string">
            <text:p text:style-name="SW_5f_Table">Position of the element.</text:p>
          </table:table-cell>
        </table:table-row>
        <table:table-row>
          <table:table-cell table:style-name="Táboa52.A2" office:value-type="string">
            <text:p text:style-name="P14">ACTION_INFO_ORIENTATION</text:p>
          </table:table-cell>
          <table:table-cell table:style-name="Táboa52.B2" office:value-type="string">
            <text:p text:style-name="SW_5f_Table">Orientation of the bug.</text:p>
          </table:table-cell>
        </table:table-row>
      </table:table>
      <text:p text:style-name="Table">Table <text:sequence text:ref-name="refTable30" text:name="Table" text:formula="ooow:Table+1" style:num-format="1">2</text:sequence>. Types of information</text:p>
      <table:table table:name="Táboa49" table:style-name="Táboa49">
        <table:table-column table:style-name="Táboa49.A"/>
        <table:table-column table:style-name="Táboa49.B"/>
        <table:table-header-rows>
          <table:table-row>
            <table:table-cell table:style-name="Táboa49.A1" office:value-type="string" table:protected="true">
              <text:p text:style-name="SW_5f_TableIndex">Constant</text:p>
            </table:table-cell>
            <table:table-cell table:style-name="Táboa49.B1" office:value-type="string" table:protected="true">
              <text:p text:style-name="SW_5f_TableIndex"/>
            </table:table-cell>
          </table:table-row>
        </table:table-header-rows>
        <table:table-row>
          <table:table-cell table:style-name="Táboa49.A2" office:value-type="string">
            <text:p text:style-name="P14">ACTION_MOVE_FORWARD</text:p>
          </table:table-cell>
          <table:table-cell table:style-name="Táboa49.B2" office:value-type="string">
            <text:p text:style-name="SW_5f_Table">Move forward.</text:p>
          </table:table-cell>
        </table:table-row>
        <table:table-row>
          <table:table-cell table:style-name="Táboa49.A2" office:value-type="string">
            <text:p text:style-name="P14">ACTION_MOVE_BACKWARD</text:p>
          </table:table-cell>
          <table:table-cell table:style-name="Táboa49.B2" office:value-type="string">
            <text:p text:style-name="SW_5f_Table">Move backward.</text:p>
          </table:table-cell>
        </table:table-row>
      </table:table>
      <text:p text:style-name="Table">Table <text:sequence text:ref-name="refTable31" text:name="Table" text:formula="ooow:Table+1" style:num-format="1">3</text:sequence>. Types of movement</text:p>
      <table:table table:name="Táboa50" table:style-name="Táboa50">
        <table:table-column table:style-name="Táboa50.A"/>
        <table:table-column table:style-name="Táboa50.B"/>
        <table:table-header-rows>
          <table:table-row>
            <table:table-cell table:style-name="Táboa50.A1" office:value-type="string" table:protected="true">
              <text:p text:style-name="SW_5f_TableIndex">Constant</text:p>
            </table:table-cell>
            <table:table-cell table:style-name="Táboa50.B1" office:value-type="string" table:protected="true">
              <text:p text:style-name="SW_5f_TableIndex"/>
            </table:table-cell>
          </table:table-row>
        </table:table-header-rows>
        <table:table-row>
          <table:table-cell table:style-name="Táboa50.A2" office:value-type="string">
            <text:p text:style-name="P14">ACTION_TURN_LEFT</text:p>
          </table:table-cell>
          <table:table-cell table:style-name="Táboa50.B2" office:value-type="string">
            <text:p text:style-name="SW_5f_Table">Move to the left.</text:p>
          </table:table-cell>
        </table:table-row>
        <table:table-row>
          <table:table-cell table:style-name="Táboa50.A2" office:value-type="string">
            <text:p text:style-name="P14">ACTION_TURN_RIGHT</text:p>
          </table:table-cell>
          <table:table-cell table:style-name="Táboa50.B2" office:value-type="string">
            <text:p text:style-name="SW_5f_Table">Move to the right.</text:p>
          </table:table-cell>
        </table:table-row>
      </table:table>
      <text:p text:style-name="Table">Table <text:sequence text:ref-name="refTable32" text:name="Table" text:formula="ooow:Table+1" style:num-format="1">4</text:sequence>. Types of turn</text:p>
      <table:table table:name="Táboa16" table:style-name="Táboa16">
        <table:table-column table:style-name="Táboa16.A"/>
        <table:table-column table:style-name="Táboa16.B"/>
        <table:table-header-rows>
          <table:table-row>
            <table:table-cell table:style-name="Táboa16.A1" office:value-type="string" table:protected="true">
              <text:p text:style-name="SW_5f_TableIndex">Constant</text:p>
            </table:table-cell>
            <table:table-cell table:style-name="Táboa16.B1" office:value-type="string" table:protected="true">
              <text:p text:style-name="SW_5f_TableIndex"/>
            </table:table-cell>
          </table:table-row>
        </table:table-header-rows>
        <table:table-row>
          <table:table-cell table:style-name="Táboa16.A2" office:value-type="string">
            <text:p text:style-name="P14">ACTION_OK</text:p>
          </table:table-cell>
          <table:table-cell table:style-name="Táboa16.B2" office:value-type="string">
            <text:p text:style-name="SW_5f_Table">Action executed successfully.</text:p>
          </table:table-cell>
        </table:table-row>
        <table:table-row>
          <table:table-cell table:style-name="Táboa16.A2" office:value-type="string">
            <text:p text:style-name="P14">ACTION_ERROR</text:p>
          </table:table-cell>
          <table:table-cell table:style-name="Táboa16.B2" office:value-type="string">
            <text:p text:style-name="SW_5f_Table">Error executing the actions.</text:p>
          </table:table-cell>
        </table:table-row>
      </table:table>
      <text:p text:style-name="Table">Table <text:sequence text:ref-name="refTable47" text:name="Table" text:formula="ooow:Table+1" style:num-format="1">5</text:sequence>. Success status of the actions</text:p>
      <table:table table:name="Táboa19" table:style-name="Táboa19">
        <table:table-column table:style-name="Táboa19.A"/>
        <table:table-column table:style-name="Táboa19.B"/>
        <table:table-header-rows>
          <table:table-row>
            <table:table-cell table:style-name="Táboa19.A1" office:value-type="string" table:protected="true">
              <text:p text:style-name="SW_5f_TableIndex">Constant</text:p>
            </table:table-cell>
            <table:table-cell table:style-name="Táboa19.B1" office:value-type="string" table:protected="true">
              <text:p text:style-name="SW_5f_TableIndex"/>
            </table:table-cell>
          </table:table-row>
        </table:table-header-rows>
        <table:table-row>
          <table:table-cell table:style-name="Táboa19.A2" office:value-type="string">
            <text:p text:style-name="P14">ACTION_NORTH</text:p>
          </table:table-cell>
          <table:table-cell table:style-name="Táboa19.B2" office:value-type="string">
            <text:p text:style-name="SW_5f_Table">North orientation.</text:p>
          </table:table-cell>
        </table:table-row>
        <table:table-row>
          <table:table-cell table:style-name="Táboa19.A2" office:value-type="string">
            <text:p text:style-name="P14">ACTION_EAST</text:p>
          </table:table-cell>
          <table:table-cell table:style-name="Táboa19.B2" office:value-type="string">
            <text:p text:style-name="SW_5f_Table">East orientation.</text:p>
          </table:table-cell>
        </table:table-row>
        <table:table-row>
          <table:table-cell table:style-name="Táboa19.A2" office:value-type="string">
            <text:p text:style-name="P14">ACTION_SOUTH</text:p>
          </table:table-cell>
          <table:table-cell table:style-name="Táboa19.B2" office:value-type="string">
            <text:p text:style-name="SW_5f_Table">South orientation.</text:p>
          </table:table-cell>
        </table:table-row>
        <table:table-row>
          <table:table-cell table:style-name="Táboa19.A2" office:value-type="string">
            <text:p text:style-name="P14">ACTION_WEST</text:p>
          </table:table-cell>
          <table:table-cell table:style-name="Táboa19.B2" office:value-type="string">
            <text:p text:style-name="SW_5f_Table">West orientation.</text:p>
          </table:table-cell>
        </table:table-row>
      </table:table>
      <text:p text:style-name="Table">Table <text:sequence text:ref-name="refTable48" text:name="Table" text:formula="ooow:Table+1" style:num-format="1">6</text:sequence>. Orientations</text:p>
      <table:table table:name="Táboa22" table:style-name="Táboa22">
        <table:table-column table:style-name="Táboa22.A"/>
        <table:table-column table:style-name="Táboa22.B"/>
        <table:table-header-rows>
          <table:table-row>
            <table:table-cell table:style-name="Táboa22.A1" office:value-type="string" table:protected="true">
              <text:p text:style-name="SW_5f_TableIndex">Constant</text:p>
            </table:table-cell>
            <table:table-cell table:style-name="Táboa22.B1" office:value-type="string" table:protected="true">
              <text:p text:style-name="SW_5f_TableIndex"/>
            </table:table-cell>
          </table:table-row>
        </table:table-header-rows>
        <table:table-row>
          <table:table-cell table:style-name="Táboa22.A2" office:value-type="string">
            <text:p text:style-name="P14">ACTION_NOTHING</text:p>
          </table:table-cell>
          <table:table-cell table:style-name="Táboa22.B2" office:value-type="string">
            <text:p text:style-name="SW_5f_Table">Nothing.</text:p>
          </table:table-cell>
        </table:table-row>
        <table:table-row>
          <table:table-cell table:style-name="Táboa22.A2" office:value-type="string">
            <text:p text:style-name="P14">ACTION_EGG</text:p>
          </table:table-cell>
          <table:table-cell table:style-name="Táboa22.B2" office:value-type="string">
            <text:p text:style-name="SW_5f_Table">A egg.</text:p>
          </table:table-cell>
        </table:table-row>
        <table:table-row>
          <table:table-cell table:style-name="Táboa22.A2" office:value-type="string">
            <text:p text:style-name="P14">ACTION_BUG</text:p>
          </table:table-cell>
          <table:table-cell table:style-name="Táboa22.B2" office:value-type="string">
            <text:p text:style-name="SW_5f_Table">A bug.</text:p>
          </table:table-cell>
        </table:table-row>
        <table:table-row>
          <table:table-cell table:style-name="Táboa22.A2" office:value-type="string">
            <text:p text:style-name="P14">ACTION_FOOD</text:p>
          </table:table-cell>
          <table:table-cell table:style-name="Táboa22.B2" office:value-type="string">
            <text:p text:style-name="SW_5f_Table">Food (a dead bug).</text:p>
          </table:table-cell>
        </table:table-row>
      </table:table>
      <text:p text:style-name="Table">Table <text:sequence text:ref-name="refTable49" text:name="Table" text:formula="ooow:Table+1" style:num-format="1">7</text:sequence>. Elements in the World</text:p>
      <text:h text:style-name="SW_5f_Title3" text:outline-level="3">error.swl</text:h>
      <text:p text:style-name="SW_5f_Text">Definition of errors that the standard library can produce and how to manage them.</text:p>
      <table:table table:name="Táboa18" table:style-name="Táboa18">
        <table:table-column table:style-name="Táboa18.A"/>
        <table:table-column table:style-name="Táboa18.B"/>
        <table:table-header-rows>
          <table:table-row>
            <table:table-cell table:style-name="Táboa18.A1" office:value-type="string" table:protected="true">
              <text:p text:style-name="SW_5f_TableIndex">Variable</text:p>
            </table:table-cell>
            <table:table-cell table:style-name="Táboa18.B1" office:value-type="string" table:protected="true">
              <text:p text:style-name="SW_5f_TableIndex"/>
            </table:table-cell>
          </table:table-row>
        </table:table-header-rows>
        <table:table-row>
          <table:table-cell table:style-name="Táboa18.A2" office:value-type="string">
            <text:p text:style-name="P14">error_error</text:p>
          </table:table-cell>
          <table:table-cell table:style-name="Táboa18.B2" office:value-type="string">
            <text:p text:style-name="SW_5f_Table">Value of the last error.</text:p>
          </table:table-cell>
        </table:table-row>
      </table:table>
      <text:p text:style-name="Table">Table <text:sequence text:ref-name="refTable33" text:name="Table" text:formula="ooow:Table+1" style:num-format="1">8</text:sequence>. Variables of error.swl</text:p>
      <table:table table:name="Táboa17" table:style-name="Táboa17">
        <table:table-column table:style-name="Táboa17.A"/>
        <table:table-column table:style-name="Táboa17.B"/>
        <table:table-header-rows>
          <table:table-row>
            <table:table-cell table:style-name="Táboa17.A1" office:value-type="string" table:protected="true">
              <text:p text:style-name="SW_5f_TableIndex">Constant</text:p>
            </table:table-cell>
            <table:table-cell table:style-name="Táboa17.B1" office:value-type="string" table:protected="true">
              <text:p text:style-name="SW_5f_TableIndex"/>
            </table:table-cell>
          </table:table-row>
        </table:table-header-rows>
        <table:table-row>
          <table:table-cell table:style-name="Táboa17.A2" office:value-type="string">
            <text:p text:style-name="P14">ERROR_NOERROR</text:p>
          </table:table-cell>
          <table:table-cell table:style-name="Táboa17.B2" office:value-type="string">
            <text:p text:style-name="SW_5f_Table">No error.</text:p>
          </table:table-cell>
        </table:table-row>
        <table:table-row>
          <table:table-cell table:style-name="Táboa17.A2" office:value-type="string">
            <text:p text:style-name="P14">ERROR_NOFUNC</text:p>
          </table:table-cell>
          <table:table-cell table:style-name="Táboa17.B2" office:value-type="string">
            <text:p text:style-name="SW_5f_Table">Function not implemented.</text:p>
          </table:table-cell>
        </table:table-row>
        <table:table-row>
          <table:table-cell table:style-name="Táboa17.A2" office:value-type="string">
            <text:p text:style-name="P14">ERROR_INVAL</text:p>
          </table:table-cell>
          <table:table-cell table:style-name="Táboa17.B2" office:value-type="string">
            <text:p text:style-name="SW_5f_Table">Invalid argument.</text:p>
          </table:table-cell>
        </table:table-row>
        <table:table-row>
          <table:table-cell table:style-name="Táboa17.A2" office:value-type="string">
            <text:p text:style-name="P14">ERROR_RANGE</text:p>
          </table:table-cell>
          <table:table-cell table:style-name="Táboa17.B2" office:value-type="string">
            <text:p text:style-name="SW_5f_Table">Math result not representable.</text:p>
          </table:table-cell>
        </table:table-row>
        <table:table-row>
          <table:table-cell table:style-name="Táboa17.A2" office:value-type="string">
            <text:p text:style-name="P14">ERROR_OVERFLOW</text:p>
          </table:table-cell>
          <table:table-cell table:style-name="Táboa17.B2" office:value-type="string">
            <text:p text:style-name="SW_5f_Table">Value too large for defined data type.</text:p>
          </table:table-cell>
        </table:table-row>
      </table:table>
      <text:p text:style-name="Table">Table <text:sequence text:ref-name="refTable34" text:name="Table" text:formula="ooow:Table+1" style:num-format="1">9</text:sequence>. Constants of error.swl</text:p>
      <text:h text:style-name="SW_5f_Title3" text:outline-level="3">event.swl</text:h>
      <text:p text:style-name="SW_5f_Text">The definition of all the events that a bug can receive from the world. So, the parameters that the bug receives from a World Event.</text:p>
      <table:table table:name="Táboa33" table:style-name="Táboa33">
        <table:table-column table:style-name="Táboa33.A"/>
        <table:table-column table:style-name="Táboa33.B"/>
        <table:table-header-rows>
          <table:table-row>
            <table:table-cell table:style-name="Táboa33.A1" office:value-type="string" table:protected="true">
              <text:p text:style-name="SW_5f_TableIndex">Constant</text:p>
            </table:table-cell>
            <table:table-cell table:style-name="Táboa33.B1" office:value-type="string" table:protected="true">
              <text:p text:style-name="SW_5f_TableIndex"/>
            </table:table-cell>
          </table:table-row>
        </table:table-header-rows>
        <table:table-row>
          <table:table-cell table:style-name="Táboa33.A2" office:value-type="string">
            <text:p text:style-name="P14">EVENT_ATTACK</text:p>
          </table:table-cell>
          <table:table-cell table:style-name="Táboa33.B2" office:value-type="string">
            <text:p text:style-name="SW_5f_Table">Attack to the bug.</text:p>
          </table:table-cell>
        </table:table-row>
      </table:table>
      <text:p text:style-name="Table">Table <text:sequence text:ref-name="refTable35" text:name="Table" text:formula="ooow:Table+1" style:num-format="1">10</text:sequence>. Constants of events.swl</text:p>
      <text:h text:style-name="SW_5f_Title3" text:outline-level="3">interrupt.swl</text:h>
      <text:p text:style-name="SW_5f_Text">Interrupt handling.</text:p>
      <table:table table:name="Táboa20" table:style-name="Táboa20">
        <table:table-column table:style-name="Táboa20.A"/>
        <table:table-column table:style-name="Táboa20.B"/>
        <table:table-header-rows>
          <table:table-row>
            <table:table-cell table:style-name="Táboa20.A1" office:value-type="string" table:protected="true">
              <text:p text:style-name="SW_5f_TableIndex">Constant</text:p>
            </table:table-cell>
            <table:table-cell table:style-name="Táboa20.B1" office:value-type="string" table:protected="true">
              <text:p text:style-name="SW_5f_TableIndex"/>
            </table:table-cell>
          </table:table-row>
        </table:table-header-rows>
        <table:table-row>
          <table:table-cell table:style-name="Táboa20.A2" office:value-type="string">
            <text:p text:style-name="P14">INTERRUPT_TIME</text:p>
          </table:table-cell>
          <table:table-cell table:style-name="Táboa20.B2" office:value-type="string">
            <text:p text:style-name="SW_5f_Table">Timer interrupt.</text:p>
          </table:table-cell>
        </table:table-row>
        <table:table-row>
          <table:table-cell table:style-name="Táboa20.A2" office:value-type="string">
            <text:p text:style-name="P14">INTERRUPT_SOFTWARE</text:p>
          </table:table-cell>
          <table:table-cell table:style-name="Táboa20.B2" office:value-type="string">
            <text:p text:style-name="SW_5f_Table">Software interrupt.</text:p>
          </table:table-cell>
        </table:table-row>
        <table:table-row>
          <table:table-cell table:style-name="Táboa20.A2" office:value-type="string">
            <text:p text:style-name="P14">INTERRUPT_INSTRUCTION</text:p>
          </table:table-cell>
          <table:table-cell table:style-name="Táboa20.B2" office:value-type="string">
            <text:p text:style-name="SW_5f_Table">Invalid instruction.</text:p>
          </table:table-cell>
        </table:table-row>
        <table:table-row>
          <table:table-cell table:style-name="Táboa20.A2" office:value-type="string">
            <text:p text:style-name="P14">INTERRUPT_MEMORY</text:p>
          </table:table-cell>
          <table:table-cell table:style-name="Táboa20.B2" office:value-type="string">
            <text:p text:style-name="SW_5f_Table">Invalid memory location.</text:p>
          </table:table-cell>
        </table:table-row>
        <table:table-row>
          <table:table-cell table:style-name="Táboa20.A2" office:value-type="string">
            <text:p text:style-name="P14">INTERRUPT_DIVISION</text:p>
          </table:table-cell>
          <table:table-cell table:style-name="Táboa20.B2" office:value-type="string">
            <text:p text:style-name="SW_5f_Table">Division by zero.</text:p>
          </table:table-cell>
        </table:table-row>
        <table:table-row>
          <table:table-cell table:style-name="Táboa20.A2" office:value-type="string">
            <text:p text:style-name="P14">INTERRUPT_WORLD</text:p>
          </table:table-cell>
          <table:table-cell table:style-name="Táboa20.B2" office:value-type="string">
            <text:p text:style-name="SW_5f_Table">Invalid World Command</text:p>
          </table:table-cell>
        </table:table-row>
        <table:table-row>
          <table:table-cell table:style-name="Táboa20.A2" office:value-type="string">
            <text:p text:style-name="P14">INTERRUPT_EVENT</text:p>
          </table:table-cell>
          <table:table-cell table:style-name="Táboa20.B2" office:value-type="string">
            <text:p text:style-name="SW_5f_Table">World event.</text:p>
          </table:table-cell>
        </table:table-row>
      </table:table>
      <text:p text:style-name="Table">Table <text:sequence text:ref-name="refTable36" text:name="Table" text:formula="ooow:Table+1" style:num-format="1">11</text:sequence>. Constants of interrupt.swl</text:p>
      <table:table table:name="Táboa21" table:style-name="Táboa21">
        <table:table-column table:style-name="Táboa21.A"/>
        <table:table-column table:style-name="Táboa21.B"/>
        <table:table-header-rows>
          <table:table-row>
            <table:table-cell table:style-name="Táboa21.A1" office:value-type="string" table:protected="true">
              <text:p text:style-name="SW_5f_TableIndex">Function</text:p>
            </table:table-cell>
            <table:table-cell table:style-name="Táboa21.B1" office:value-type="string" table:protected="true">
              <text:p text:style-name="SW_5f_TableIndex"/>
            </table:table-cell>
          </table:table-row>
        </table:table-header-rows>
        <table:table-row>
          <table:table-cell table:style-name="Táboa21.A2" office:value-type="string">
            <text:p text:style-name="P14">interrupt_add</text:p>
          </table:table-cell>
          <table:table-cell table:style-name="Táboa21.B2" office:value-type="string">
            <text:p text:style-name="SW_5f_Table">Add a function handler for a interrupt.</text:p>
          </table:table-cell>
        </table:table-row>
        <table:table-row>
          <table:table-cell table:style-name="Táboa21.A2" office:value-type="string">
            <text:p text:style-name="P14">interrupt_clear</text:p>
          </table:table-cell>
          <table:table-cell table:style-name="Táboa21.B2" office:value-type="string">
            <text:p text:style-name="SW_5f_Table">Remove the function handler for a interrupt.</text:p>
          </table:table-cell>
        </table:table-row>
        <table:table-row>
          <table:table-cell table:style-name="Táboa21.A2" office:value-type="string">
            <text:p text:style-name="P14">interrupt_clearall</text:p>
          </table:table-cell>
          <table:table-cell table:style-name="Táboa21.B2" office:value-type="string">
            <text:p text:style-name="SW_5f_Table">Remove all the function handlers.</text:p>
          </table:table-cell>
        </table:table-row>
      </table:table>
      <text:p text:style-name="Table">Table <text:sequence text:ref-name="refTable37" text:name="Table" text:formula="ooow:Table+1" style:num-format="1">12</text:sequence>. Functions of interrupt.swl</text:p>
      <text:h text:style-name="SW_5f_Title3" text:outline-level="3">math.swl</text:h>
      <text:p text:style-name="SW_5f_Text">Math functions.</text:p>
      <table:table table:name="Táboa23" table:style-name="Táboa23">
        <table:table-column table:style-name="Táboa23.A"/>
        <table:table-column table:style-name="Táboa23.B"/>
        <table:table-header-rows>
          <table:table-row>
            <table:table-cell table:style-name="Táboa23.A1" office:value-type="string" table:protected="true">
              <text:p text:style-name="SW_5f_TableIndex">Variable</text:p>
            </table:table-cell>
            <table:table-cell table:style-name="Táboa23.B1" office:value-type="string" table:protected="true">
              <text:p text:style-name="SW_5f_TableIndex"/>
            </table:table-cell>
          </table:table-row>
        </table:table-header-rows>
        <table:table-row>
          <table:table-cell table:style-name="Táboa23.A2" office:value-type="string">
            <text:p text:style-name="P14">math_word_zero</text:p>
          </table:table-cell>
          <table:table-cell table:style-name="Táboa23.B2" office:value-type="string">
            <text:p text:style-name="SW_5f_Table">A value with all the bits to zero.</text:p>
          </table:table-cell>
        </table:table-row>
        <table:table-row>
          <table:table-cell table:style-name="Táboa23.A2" office:value-type="string">
            <text:p text:style-name="P14">math_word_full</text:p>
          </table:table-cell>
          <table:table-cell table:style-name="Táboa23.B2" office:value-type="string">
            <text:p text:style-name="SW_5f_Table">A value with all the bits to one.</text:p>
          </table:table-cell>
        </table:table-row>
        <table:table-row>
          <table:table-cell table:style-name="Táboa23.A2" office:value-type="string">
            <text:p text:style-name="P14">math_word_min</text:p>
          </table:table-cell>
          <table:table-cell table:style-name="Táboa23.B2" office:value-type="string">
            <text:p text:style-name="SW_5f_Table">Minimum value of a signed word.</text:p>
          </table:table-cell>
        </table:table-row>
        <table:table-row>
          <table:table-cell table:style-name="Táboa23.A2" office:value-type="string">
            <text:p text:style-name="P14">math_word_max</text:p>
          </table:table-cell>
          <table:table-cell table:style-name="Táboa23.B2" office:value-type="string">
            <text:p text:style-name="SW_5f_Table">Maximum value of a signed word.</text:p>
          </table:table-cell>
        </table:table-row>
        <table:table-row>
          <table:table-cell table:style-name="Táboa23.A2" office:value-type="string">
            <text:p text:style-name="P14">math_wordu_min</text:p>
          </table:table-cell>
          <table:table-cell table:style-name="Táboa23.B2" office:value-type="string">
            <text:p text:style-name="SW_5f_Table">Minimum value of a unsigned word.</text:p>
          </table:table-cell>
        </table:table-row>
        <table:table-row>
          <table:table-cell table:style-name="Táboa23.A2" office:value-type="string">
            <text:p text:style-name="P14">math_wordu_max</text:p>
          </table:table-cell>
          <table:table-cell table:style-name="Táboa23.B2" office:value-type="string">
            <text:p text:style-name="SW_5f_Table">Maximum value of a unsigned word.</text:p>
          </table:table-cell>
        </table:table-row>
      </table:table>
      <text:p text:style-name="Table">Table <text:sequence text:ref-name="refTable38" text:name="Table" text:formula="ooow:Table+1" style:num-format="1">13</text:sequence>. Variables of math.swl</text:p>
      <table:table table:name="Táboa24" table:style-name="Táboa24">
        <table:table-column table:style-name="Táboa24.A"/>
        <table:table-column table:style-name="Táboa24.B"/>
        <table:table-header-rows>
          <table:table-row>
            <table:table-cell table:style-name="Táboa24.A1" office:value-type="string" table:protected="true">
              <text:p text:style-name="SW_5f_TableIndex">Function</text:p>
            </table:table-cell>
            <table:table-cell table:style-name="Táboa24.B1" office:value-type="string" table:protected="true">
              <text:p text:style-name="SW_5f_TableIndex"/>
            </table:table-cell>
          </table:table-row>
        </table:table-header-rows>
        <table:table-row>
          <table:table-cell table:style-name="Táboa24.A2" office:value-type="string">
            <text:p text:style-name="P14">math_abs</text:p>
          </table:table-cell>
          <table:table-cell table:style-name="Táboa24.B2" office:value-type="string">
            <text:p text:style-name="SW_5f_Table">Absolute value of a signed word.</text:p>
          </table:table-cell>
        </table:table-row>
        <table:table-row>
          <table:table-cell table:style-name="Táboa24.A2" office:value-type="string">
            <text:p text:style-name="P14">math_pow</text:p>
          </table:table-cell>
          <table:table-cell table:style-name="Táboa24.B2" office:value-type="string">
            <text:p text:style-name="SW_5f_Table">Pow of a signed word.</text:p>
          </table:table-cell>
        </table:table-row>
        <table:table-row>
          <table:table-cell table:style-name="Táboa24.A2" office:value-type="string">
            <text:p text:style-name="P14">math_powu</text:p>
          </table:table-cell>
          <table:table-cell table:style-name="Táboa24.B2" office:value-type="string">
            <text:p text:style-name="SW_5f_Table">Pow of a unsigned word.</text:p>
          </table:table-cell>
        </table:table-row>
      </table:table>
      <text:p text:style-name="Table">Table <text:sequence text:ref-name="refTable39" text:name="Table" text:formula="ooow:Table+1" style:num-format="1">14</text:sequence>. Functions of math.swl</text:p>
      <text:h text:style-name="SW_5f_Title3" text:outline-level="3">memory.swl</text:h>
      <text:p text:style-name="SW_5f_Text">Operations on the memory.</text:p>
      <table:table table:name="Táboa25" table:style-name="Táboa25">
        <table:table-column table:style-name="Táboa25.A"/>
        <table:table-column table:style-name="Táboa25.B"/>
        <table:table-header-rows>
          <table:table-row>
            <table:table-cell table:style-name="Táboa25.A1" office:value-type="string" table:protected="true">
              <text:p text:style-name="SW_5f_TableIndex">Function</text:p>
            </table:table-cell>
            <table:table-cell table:style-name="Táboa25.B1" office:value-type="string" table:protected="true">
              <text:p text:style-name="SW_5f_TableIndex"/>
            </table:table-cell>
          </table:table-row>
        </table:table-header-rows>
        <table:table-row>
          <table:table-cell table:style-name="Táboa25.A2" office:value-type="string">
            <text:p text:style-name="P14">memory_copy</text:p>
          </table:table-cell>
          <table:table-cell table:style-name="Táboa25.B2" office:value-type="string">
            <text:p text:style-name="SW_5f_Table">Copy a block of memory.</text:p>
          </table:table-cell>
        </table:table-row>
        <table:table-row>
          <table:table-cell table:style-name="Táboa25.A2" office:value-type="string">
            <text:p text:style-name="P14">memory_cat</text:p>
          </table:table-cell>
          <table:table-cell table:style-name="Táboa25.B2" office:value-type="string">
            <text:p text:style-name="SW_5f_Table">Concatenate 2 blocks of memory.</text:p>
          </table:table-cell>
        </table:table-row>
        <table:table-row>
          <table:table-cell table:style-name="Táboa25.A2" office:value-type="string">
            <text:p text:style-name="P14">memory_cmp</text:p>
          </table:table-cell>
          <table:table-cell table:style-name="Táboa25.B2" office:value-type="string">
            <text:p text:style-name="SW_5f_Table">Compare 2 blocks of memory.</text:p>
          </table:table-cell>
        </table:table-row>
      </table:table>
      <text:p text:style-name="Table">Table <text:sequence text:ref-name="refTable40" text:name="Table" text:formula="ooow:Table+1" style:num-format="1">15</text:sequence>. Functions of memory.swl</text:p>
      <text:h text:style-name="SW_5f_Title3" text:outline-level="3">random.swl</text:h>
      <text:p text:style-name="SW_5f_Text">Pseudorandom number generator.</text:p>
      <table:table table:name="Táboa26" table:style-name="Táboa26">
        <table:table-column table:style-name="Táboa26.A"/>
        <table:table-column table:style-name="Táboa26.B"/>
        <table:table-header-rows>
          <table:table-row>
            <table:table-cell table:style-name="Táboa26.A1" office:value-type="string" table:protected="true">
              <text:p text:style-name="SW_5f_TableIndex">Variable</text:p>
            </table:table-cell>
            <table:table-cell table:style-name="Táboa26.B1" office:value-type="string" table:protected="true">
              <text:p text:style-name="SW_5f_TableIndex"/>
            </table:table-cell>
          </table:table-row>
        </table:table-header-rows>
        <table:table-row>
          <table:table-cell table:style-name="Táboa26.A2" office:value-type="string">
            <text:p text:style-name="P14">random_seed</text:p>
          </table:table-cell>
          <table:table-cell table:style-name="Táboa26.B2" office:value-type="string">
            <text:p text:style-name="SW_5f_Table">Seed of the pseudorandom number generator.</text:p>
          </table:table-cell>
        </table:table-row>
      </table:table>
      <text:p text:style-name="Table">Table <text:sequence text:ref-name="refTable41" text:name="Table" text:formula="ooow:Table+1" style:num-format="1">16</text:sequence>. Variables of random.swl</text:p>
      <table:table table:name="Táboa27" table:style-name="Táboa27">
        <table:table-column table:style-name="Táboa27.A"/>
        <table:table-column table:style-name="Táboa27.B"/>
        <table:table-header-rows>
          <table:table-row>
            <table:table-cell table:style-name="Táboa27.A1" office:value-type="string" table:protected="true">
              <text:p text:style-name="SW_5f_TableIndex">Function</text:p>
            </table:table-cell>
            <table:table-cell table:style-name="Táboa27.B1" office:value-type="string" table:protected="true">
              <text:p text:style-name="SW_5f_TableIndex"/>
            </table:table-cell>
          </table:table-row>
        </table:table-header-rows>
        <table:table-row>
          <table:table-cell table:style-name="Táboa27.A2" office:value-type="string">
            <text:p text:style-name="P14">random_value</text:p>
          </table:table-cell>
          <table:table-cell table:style-name="Táboa27.B2" office:value-type="string">
            <text:p text:style-name="SW_5f_Table">Calculate a new random value.</text:p>
          </table:table-cell>
        </table:table-row>
      </table:table>
      <text:p text:style-name="Table">Table <text:sequence text:ref-name="refTable42" text:name="Table" text:formula="ooow:Table+1" style:num-format="1">17</text:sequence>. Functions of random.swl</text:p>
      <text:h text:style-name="SW_5f_Title3" text:outline-level="3">stack.swl</text:h>
      <text:p text:style-name="SW_5f_Text">Stack operations.</text:p>
      <table:table table:name="Táboa15" table:style-name="Táboa15">
        <table:table-column table:style-name="Táboa15.A"/>
        <table:table-column table:style-name="Táboa15.B"/>
        <table:table-header-rows>
          <table:table-row>
            <table:table-cell table:style-name="Táboa15.A1" office:value-type="string" table:protected="true">
              <text:p text:style-name="SW_5f_TableIndex">Function</text:p>
            </table:table-cell>
            <table:table-cell table:style-name="Táboa15.B1" office:value-type="string" table:protected="true">
              <text:p text:style-name="SW_5f_TableIndex"/>
            </table:table-cell>
          </table:table-row>
        </table:table-header-rows>
        <table:table-row>
          <table:table-cell table:style-name="Táboa15.A2" office:value-type="string">
            <text:p text:style-name="P14">stack_push</text:p>
          </table:table-cell>
          <table:table-cell table:style-name="Táboa15.B2" office:value-type="string">
            <text:p text:style-name="SW_5f_Table">Push all the general purpose registers.</text:p>
          </table:table-cell>
        </table:table-row>
        <table:table-row>
          <table:table-cell table:style-name="Táboa15.A2" office:value-type="string">
            <text:p text:style-name="P14">stack_pop</text:p>
          </table:table-cell>
          <table:table-cell table:style-name="Táboa15.B2" office:value-type="string">
            <text:p text:style-name="SW_5f_Table">Pop all the general purpose registers.</text:p>
          </table:table-cell>
        </table:table-row>
      </table:table>
      <text:p text:style-name="Table">Table <text:sequence text:ref-name="refTable43" text:name="Table" text:formula="ooow:Table+1" style:num-format="1">18</text:sequence>. Functions of stack.swl</text:p>
      <text:h text:style-name="SW_5f_Title3" text:outline-level="3">status.swl</text:h>
      <text:p text:style-name="SW_5f_Text">Information that should be in a status register.</text:p>
      <table:table table:name="Táboa29" table:style-name="Táboa29">
        <table:table-column table:style-name="Táboa29.A"/>
        <table:table-column table:style-name="Táboa29.B"/>
        <table:table-header-rows>
          <table:table-row>
            <table:table-cell table:style-name="Táboa29.A1" office:value-type="string" table:protected="true">
              <text:p text:style-name="SW_5f_TableIndex">Function</text:p>
            </table:table-cell>
            <table:table-cell table:style-name="Táboa29.B1" office:value-type="string" table:protected="true">
              <text:p text:style-name="SW_5f_TableIndex"/>
            </table:table-cell>
          </table:table-row>
        </table:table-header-rows>
        <table:table-row>
          <table:table-cell table:style-name="Táboa29.A2" office:value-type="string">
            <text:p text:style-name="P14">status_zero</text:p>
          </table:table-cell>
          <table:table-cell table:style-name="Táboa29.B2" office:value-type="string">
            <text:p text:style-name="SW_5f_Table">Check if the word is zero.</text:p>
          </table:table-cell>
        </table:table-row>
        <table:table-row>
          <table:table-cell table:style-name="Táboa29.A2" office:value-type="string">
            <text:p text:style-name="P14">status_negative</text:p>
          </table:table-cell>
          <table:table-cell table:style-name="Táboa29.B2" office:value-type="string">
            <text:p text:style-name="SW_5f_Table">Check if the signed word is negative.</text:p>
          </table:table-cell>
        </table:table-row>
        <table:table-row>
          <table:table-cell table:style-name="Táboa29.A2" office:value-type="string">
            <text:p text:style-name="P14">status_overflow</text:p>
          </table:table-cell>
          <table:table-cell table:style-name="Táboa29.B2" office:value-type="string">
            <text:p text:style-name="SW_5f_Table">Check if a overflow happened in a addition of two signed words.</text:p>
          </table:table-cell>
        </table:table-row>
        <table:table-row>
          <table:table-cell table:style-name="Táboa29.A2" office:value-type="string">
            <text:p text:style-name="P14">status_overflowu</text:p>
          </table:table-cell>
          <table:table-cell table:style-name="Táboa29.B2" office:value-type="string">
            <text:p text:style-name="SW_5f_Table">Check if a overflow happened in a addition of two unsigned words.</text:p>
          </table:table-cell>
        </table:table-row>
        <table:table-row>
          <table:table-cell table:style-name="Táboa29.A2" office:value-type="string">
            <text:p text:style-name="P14">status_parity</text:p>
          </table:table-cell>
          <table:table-cell table:style-name="Táboa29.B2" office:value-type="string">
            <text:p text:style-name="SW_5f_Table">Check if the number of bits to one in the word are even.</text:p>
          </table:table-cell>
        </table:table-row>
      </table:table>
      <text:p text:style-name="Table">Table <text:sequence text:ref-name="refTable44" text:name="Table" text:formula="ooow:Table+1" style:num-format="1">19</text:sequence>. Functions of status.swl</text:p>
      <text:h text:style-name="SW_5f_Title3" text:outline-level="3">time.swl</text:h>
      <text:p text:style-name="SW_5f_Text">Management of the Timer Interrupt to calculate the cycles of the World.</text:p>
      <table:table table:name="Táboa32" table:style-name="Táboa32">
        <table:table-column table:style-name="Táboa32.A"/>
        <table:table-column table:style-name="Táboa32.B"/>
        <table:table-header-rows>
          <table:table-row>
            <table:table-cell table:style-name="Táboa32.A1" office:value-type="string" table:protected="true">
              <text:p text:style-name="SW_5f_TableIndex">Variable</text:p>
            </table:table-cell>
            <table:table-cell table:style-name="Táboa32.B1" office:value-type="string" table:protected="true">
              <text:p text:style-name="SW_5f_TableIndex"/>
            </table:table-cell>
          </table:table-row>
        </table:table-header-rows>
        <table:table-row>
          <table:table-cell table:style-name="Táboa32.A2" office:value-type="string">
            <text:p text:style-name="P12">time_time</text:p>
          </table:table-cell>
          <table:table-cell table:style-name="Táboa32.B2" office:value-type="string">
            <text:p text:style-name="SW_5f_Text">Current cycle.</text:p>
          </table:table-cell>
        </table:table-row>
      </table:table>
      <text:p text:style-name="Table">Table <text:sequence text:ref-name="refTable45" text:name="Table" text:formula="ooow:Table+1" style:num-format="1">20</text:sequence>. Variables of time.swl</text:p>
      <table:table table:name="Táboa31" table:style-name="Táboa31">
        <table:table-column table:style-name="Táboa31.A"/>
        <table:table-column table:style-name="Táboa31.B"/>
        <table:table-header-rows>
          <table:table-row>
            <table:table-cell table:style-name="Táboa31.A1" office:value-type="string">
              <text:p text:style-name="SW_5f_TableIndex">Function</text:p>
            </table:table-cell>
            <table:table-cell table:style-name="Táboa31.B1" office:value-type="string">
              <text:p text:style-name="SW_5f_TableIndex"/>
            </table:table-cell>
          </table:table-row>
        </table:table-header-rows>
        <table:table-row>
          <table:table-cell table:style-name="Táboa31.A2" office:value-type="string">
            <text:p text:style-name="P14">time_init</text:p>
          </table:table-cell>
          <table:table-cell table:style-name="Táboa31.B2" office:value-type="string">
            <text:p text:style-name="SW_5f_Table">Initialize the module.</text:p>
          </table:table-cell>
        </table:table-row>
        <table:table-row>
          <table:table-cell table:style-name="Táboa31.A2" office:value-type="string">
            <text:p text:style-name="P14">time_addfunction</text:p>
          </table:table-cell>
          <table:table-cell table:style-name="Táboa31.B2" office:value-type="string">
            <text:p text:style-name="SW_5f_Table">Add a function to be executed when the Time Interrupt is caught.</text:p>
          </table:table-cell>
        </table:table-row>
      </table:table>
      <text:p text:style-name="Table">Table <text:sequence text:ref-name="refTable46" text:name="Table" text:formula="ooow:Table+1" style:num-format="1">21</text:sequence>. Functions of time.swl</text:p>
      <text:h text:style-name="P23" text:outline-level="1">Database</text:h>
      <text:p text:style-name="SW_5f_Text">The database stores all the changes in the World and in the bugs that helps to observe the evolution of the bugs.</text:p>
      <text:p text:style-name="SW_5f_Text">The database allows the following objectives:</text:p>
      <text:list text:style-name="L21">
        <text:list-item>
          <text:p text:style-name="P93">To study the <text:span text:style-name="T8">evolution</text:span> of the bugs.</text:p>
        </text:list-item>
        <text:list-item>
          <text:p text:style-name="P93">To see the <text:span text:style-name="T8">genealogical tree</text:span> of the bugs.</text:p>
        </text:list-item>
        <text:list-item>
          <text:p text:style-name="P93">To <text:span text:style-name="T8">resume the simulation</text:span> in the point where it was stopped.</text:p>
        </text:list-item>
      </text:list>
      <text:h text:style-name="SW_5f_Title2" text:outline-level="2">Bug</text:h>
      <text:p text:style-name="SW_5f_Text">The information of a bug is:</text:p>
      <text:list text:style-name="L22">
        <text:list-item>
          <text:p text:style-name="P96">Identificator of the bug.</text:p>
        </text:list-item>
        <text:list-item>
          <text:p text:style-name="P96">Father: to create a genealogical tree.</text:p>
        </text:list-item>
        <text:list-item>
          <text:p text:style-name="P96">Energy.</text:p>
        </text:list-item>
        <text:list-item>
          <text:p text:style-name="P96">Position in the world.</text:p>
        </text:list-item>
        <text:list-item>
          <text:p text:style-name="P96">Orientation in the world.</text:p>
        </text:list-item>
        <text:list-item>
          <text:p text:style-name="P96">Age.</text:p>
        </text:list-item>
        <text:list-item>
          <text:p text:style-name="P96">Reason of its dead (if it's dead): killed by a bug or a error in the code.</text:p>
        </text:list-item>
        <text:list-item>
          <text:p text:style-name="P96">Who killed it.</text:p>
        </text:list-item>
      </text:list>
      <text:h text:style-name="SW_5f_Title2" text:outline-level="2">Egg</text:h>
      <text:p text:style-name="SW_5f_Text">The information of a egg is:</text:p>
      <text:list text:style-name="L23">
        <text:list-item>
          <text:p text:style-name="P104">Father.</text:p>
        </text:list-item>
        <text:list-item>
          <text:p text:style-name="P104">Energy.</text:p>
        </text:list-item>
        <text:list-item>
          <text:p text:style-name="P104">Position in the world.</text:p>
        </text:list-item>
        <text:list-item>
          <text:p text:style-name="P104">Orientation in the world.</text:p>
        </text:list-item>
        <text:list-item>
          <text:p text:style-name="P104">Cycle in whith the egg will become a bug.</text:p>
        </text:list-item>
      </text:list>
      <text:h text:style-name="SW_5f_Title2" text:outline-level="2">Code</text:h>
      <text:p text:style-name="SW_5f_Text">Every bug needs to have a code.</text:p>
      <text:p text:style-name="SW_5f_Text">The information of the code is:</text:p>
      <text:list text:style-name="L24">
        <text:list-item>
          <text:p text:style-name="P109">Size.</text:p>
        </text:list-item>
        <text:list-item>
          <text:p text:style-name="P109">MD5 message digest: to compare if two codes are the same.</text:p>
        </text:list-item>
        <text:list-item>
          <text:p text:style-name="P109">The code itself.</text:p>
        </text:list-item>
      </text:list>
      <text:h text:style-name="SW_5f_Title2" text:outline-level="2">CPU</text:h>
      <text:p text:style-name="SW_5f_Text">Every alive bug has a CPU. This information is needed only to resume Simple World. The state of the CPU is not interesting for anything else.</text:p>
      <text:p text:style-name="SW_5f_Text">The information of the CPU is:</text:p>
      <text:list text:style-name="L25">
        <text:list-item>
          <text:p text:style-name="P112">Values of the registers: r0, r1, r2, r3, r4, r5, r6, r7, r8, r9, r10, r11, r12, pc, spc, stp and itp.</text:p>
        </text:list-item>
      </text:list>
      <text:h text:style-name="SW_5f_Title2" text:outline-level="2">Mutations</text:h>
      <text:p text:style-name="SW_5f_Text">The mutations that the code of bug underwent.</text:p>
      <text:p text:style-name="SW_5f_Text">The information of the mutations is:</text:p>
      <text:list text:style-name="L26">
        <text:list-item>
          <text:p text:style-name="P113">Where the mutation happened.</text:p>
        </text:list-item>
        <text:list-item>
          <text:p text:style-name="P113">Type of mutations: addition, elimination of change in the code.</text:p>
        </text:list-item>
        <text:list-item>
          <text:p text:style-name="P113">Original and mutated values.</text:p>
        </text:list-item>
      </text:list>
      <text:h text:style-name="SW_5f_Title2" text:outline-level="2">Environment</text:h>
      <text:p text:style-name="SW_5f_Text">Every change in the world is saved. This could allow to understand why a type of bug was more or less successful.</text:p>
      <text:p text:style-name="SW_5f_Text">The information of the environment is:</text:p>
      <text:list text:style-name="L27">
        <text:list-item>
          <text:p text:style-name="P116">The cycles since the world was created.</text:p>
        </text:list-item>
        <text:list-item>
          <text:p text:style-name="P116">Next bug to be executed.</text:p>
        </text:list-item>
        <text:list-item>
          <text:p text:style-name="P116">Energy with which the developed bugs begin.</text:p>
        </text:list-item>
        <text:list-item>
          <text:p text:style-name="P116">The cycles that a egg needs to become a bug.</text:p>
        </text:list-item>
        <text:list-item>
          <text:p text:style-name="P116">Percent of mutations in the new code.</text:p>
        </text:list-item>
        <text:list-item>
          <text:p text:style-name="P116">The energy needed for each action: move, fight, etc.</text:p>
        </text:list-item>
      </text:list>
      <text:p text:style-name="SW_5f_Default"><text:span text:style-name="SWL_5f_Const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2" style:font-size-asian="12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Para" style:display-name="SW_BasePara" style:family="paragraph" style:class="text">
      <style:paragraph-properties fo:background-color="transparent">
        <style:background-image/>
      </style:paragraph-properties>
    </style:style>
    <style:style style:name="SW_5f_Title1" style:display-name="SW_Title1" style:family="paragraph" style:parent-style-name="SW_5f_BasePara" style:next-style-name="SW_5f_Text" style:class="text" style:master-page-name="" style:default-outline-level="1">
      <style:paragraph-properties fo:margin-top="0cm" fo:margin-bottom="0.499cm" fo:background-color="#e6e6e6" fo:padding="0.049cm" fo:border="0.002cm solid #000000" style:shadow="none" fo:keep-with-next="always">
        <style:tab-stops/>
        <style:drop-cap/>
        <style:background-image/>
      </style:paragraph-properties>
      <style:text-properties fo:font-size="120%" style:text-underline-style="none" fo:font-weight="bold" style:font-size-asian="10.5pt"/>
    </style:style>
    <style:style style:name="SW_5f_Default" style:display-name="SW_Defaul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Para" style:next-style-name="SW_5f_Text" style:class="text" style:master-page-name="" style:default-outline-level="2">
      <style:paragraph-properties fo:margin-top="0cm" fo:margin-bottom="0.4cm" fo:padding="0cm" fo:border-left="none" fo:border-right="none" fo:border-top="none" fo:border-bottom="0.002cm solid #000000" style:shadow="none" fo:keep-with-next="always"/>
      <style:text-properties fo:font-size="110%" style:text-underline-style="none" fo:font-weight="bold" style:font-size-asian="10.5pt"/>
    </style:style>
    <style:style style:name="SW_5f_Title3" style:display-name="SW_Title3" style:family="paragraph" style:parent-style-name="SW_5f_BasePara" style:next-style-name="SW_5f_Text" style:class="text" style:master-page-name="" style:default-outline-level="3">
      <style:paragraph-properties fo:margin-top="0cm" fo:margin-bottom="0.3cm" style:shadow="none" fo:keep-with-next="always"/>
      <style:text-properties fo:font-size="12pt" style:text-underline-style="solid" style:text-underline-width="auto" style:text-underline-color="font-color" fo:font-weight="bold" style:font-size-asian="10.5pt"/>
    </style:style>
    <style:style style:name="SW_5f_Title" style:display-name="SW_Title" style:family="paragraph" style:parent-style-name="SW_5f_BasePara">
      <style:paragraph-properties fo:text-align="center" style:justify-single-word="false"/>
      <style:text-properties fo:font-size="12pt" style:font-size-asian="12pt" style:font-size-complex="12pt"/>
    </style:style>
    <style:style style:name="SW_5f_Code" style:display-name="SW_Code" style:family="paragraph" style:parent-style-name="SW_5f_BasePara"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Para" style:class="text" style:master-page-name="">
      <style:paragraph-properties fo:background-color="transparent">
        <style:background-image/>
      </style:paragraph-properties>
      <style:text-properties fo:font-weight="bold"/>
    </style:style>
    <style:style style:name="SW_5f_Table" style:display-name="SW_Table" style:family="paragraph" style:parent-style-name="SW_5f_BasePara" style:class="text" style:master-page-name="">
      <style:text-properties fo:font-size="11pt"/>
    </style:style>
    <style:style style:name="SW_5f_List" style:display-name="SW_List" style:family="paragraph" style:parent-style-name="SW_5f_BasePara" style:master-page-name="">
      <style:paragraph-properties fo:margin-top="0cm" fo:margin-bottom="0.101cm" fo:text-align="justify" style:justify-single-word="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_20_left">
      <style:paragraph-properties fo:text-align="end" style:justify-single-word="false" fo:padding="0cm" fo:border-left="none" fo:border-right="none" fo:border-top="none" fo:border-bottom="0.002cm solid #000000" style:shadow="none"/>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Footer">
      <style:paragraph-properties fo:text-align="end" style:justify-single-word="false" fo:padding="0cm" fo:border-left="none" fo:border-right="none" fo:border-top="0.002cm solid #000000" fo:border-bottom="none" style:shadow="none"/>
    </style:style>
    <style:style style:name="P5" style:family="paragraph" style:parent-style-name="Header">
      <style:paragraph-properties fo:text-align="center" style:justify-single-word="false" fo:padding="0cm" fo:border-left="none" fo:border-right="none" fo:border-top="none" fo:border-bottom="0.002cm solid #000000"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7" style:page-usage="right">
      <style:page-layout-properties fo:page-width="21.001cm" fo:page-height="29.7cm" style:num-format="" style:print-orientation="portrait" fo:margin-top="9.999cm" fo:margin-bottom="14.746cm" fo:margin-left="2cm" fo:margin-right="2cm" fo:border="0.002cm solid #000000" fo:padding="0.049cm" style:shadow="none" fo:background-color="#e6e6e6"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9" style:page-usage="right">
      <style:page-layout-properties fo:page-width="21.001cm" fo:page-height="29.7cm" style:num-format="i"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tandard"/>
    <style:master-page style:name="Right_20_Page" style:display-name="Right Page" style:page-layout-name="pm3"/>
    <style:master-page style:name="Envelope" style:page-layout-name="pm4"/>
    <style:master-page style:name="Index" style:page-layout-name="pm2"/>
    <style:master-page style:name="SW_5f_Base" style:display-name="SW_Base" style:page-layout-name="pm5" style:next-style-name="SW_5f_Page"/>
    <style:master-page style:name="SW_5f_Page" style:display-name="SW_Page" style:page-layout-name="pm6">
      <style:header>
        <text:p text:style-name="P1"><text:title>Simple World</text:title></text:p>
      </style:header>
      <style:header-left>
        <text:p text:style-name="P2"><text:chapter text:display="name" text:outline-level="1">Database</text:chapter></text:p>
      </style:header-left>
      <style:footer>
        <text:p text:style-name="P3"><text:page-number text:select-page="current">30</text:page-number></text:p>
      </style:footer>
      <style:footer-left>
        <text:p text:style-name="P4"><text:page-number text:select-page="current">30</text:page-number></text:p>
      </style:footer-left>
    </style:master-page>
    <style:master-page style:name="SW_5f_FirstPage" style:display-name="SW_FirstPage" style:page-layout-name="pm7" style:next-style-name="SW_5f_Page"/>
    <style:master-page style:name="SW_5f_Section" style:display-name="SW_Section" style:page-layout-name="pm8" style:next-style-name="SW_5f_Page">
      <style:header>
        <text:p text:style-name="P1"><text:title>Simple World</text:title></text:p>
      </style:header>
      <style:footer>
        <text:p text:style-name="P3"><text:page-number text:select-page="current">30</text:page-number></text:p>
      </style:footer>
    </style:master-page>
    <style:master-page style:name="SW_5f_Index" style:display-name="SW_Index" style:page-layout-name="pm9">
      <style:header>
        <text:p text:style-name="P5"><text:title>Simple World</text:title></text:p>
      </style:header>
      <style:footer>
        <text:p text:style-name="P6"><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dc:title>Simple World</dc:title>
    <dc:subject>Specification 1.0 of Simple World</dc:subject>
    <meta:initial-creator>Xosé Otero Ferreira</meta:initial-creator>
    <meta:creation-date>2007-06-15T05:30:55</meta:creation-date>
    <dc:creator>Xosé Otero Ferreira</dc:creator>
    <dc:date>2007-07-17T18:30:49</dc:date>
    <meta:printed-by>Xosé Otero Ferreira</meta:printed-by>
    <meta:print-date>2007-06-28T11:55:43</meta:print-date>
    <dc:language>gl-ES</dc:language>
    <meta:editing-cycles>362</meta:editing-cycles>
    <meta:editing-duration>P2DT13H45M54S</meta:editing-duration>
    <meta:template xlink:type="simple" xlink:actuate="onRequest" xlink:href="../../../../../.openoffice.org2/user/template/SimpleWorld1.ott" xlink:title="SimpleWorld" meta:date="2007-06-24T09:38:03"/>
    <meta:user-defined meta:name="Info 1"/>
    <meta:user-defined meta:name="Info 2"/>
    <meta:user-defined meta:name="Info 3"/>
    <meta:user-defined meta:name="Info 4"/>
    <meta:document-statistic meta:table-count="50" meta:image-count="1" meta:object-count="0" meta:page-count="38" meta:paragraph-count="1245" meta:word-count="5409" meta:character-count="30315"/>
  </office:meta>
</office:document-meta>
</file>